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formula="of:=IF([.$F$4]&lt;=0);&quot;liczba nie należy do podanego przedziału&quot;;IF([.$F$4]&gt;=6001);&quot;liczba nie należy do podanego przedziału&quot;;IF(COUNT([.$B$7:.$B$6005])=1;&quot;podana liczba n jest liczbą pierwszą&quot;;&quot;podana liczba n nie jest &quot;)" office:value-type="string" office:string-value="" calcext:value-type="error" table:number-columns-spanned="4" table:number-rows-spanned="2">
            <text:p>Błąd:509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[.$F$4]/[.A7]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[.$F$4]/[.A8]" office:value-type="float" office:value="5.33333333333333" calcext:value-type="float">
            <text:p>5,33333333333333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[.$F$4]/[.A9]" office:value-type="float" office:value="4" calcext:value-type="float">
            <text:p>4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[.$F$4]/[.A10]" office:value-type="float" office:value="3.2" calcext:value-type="float">
            <text:p>3,2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[.$F$4]/[.A11]" office:value-type="float" office:value="2.66666666666667" calcext:value-type="float">
            <text:p>2,66666666666667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[.$F$4]/[.A12]" office:value-type="float" office:value="2.28571428571429" calcext:value-type="float">
            <text:p>2,28571428571429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[.$F$4]/[.A13]" office:value-type="float" office:value="2" calcext:value-type="float">
            <text:p>2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[.$F$4]/[.A14]" office:value-type="float" office:value="1.77777777777778" calcext:value-type="float">
            <text:p>1,77777777777778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[.$F$4]/[.A15]" office:value-type="float" office:value="1.6" calcext:value-type="float">
            <text:p>1,6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[.$F$4]/[.A16]" office:value-type="float" office:value="1.45454545454545" calcext:value-type="float">
            <text:p>1,45454545454545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[.$F$4]/[.A17]" office:value-type="float" office:value="1.33333333333333" calcext:value-type="float">
            <text:p>1,33333333333333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[.$F$4]/[.A18]" office:value-type="float" office:value="1.23076923076923" calcext:value-type="float">
            <text:p>1,23076923076923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[.$F$4]/[.A19]" office:value-type="float" office:value="1.14285714285714" calcext:value-type="float">
            <text:p>1,14285714285714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[.$F$4]/[.A20]" office:value-type="float" office:value="1.06666666666667" calcext:value-type="float">
            <text:p>1,06666666666667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[.$F$4]/[.A21]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[.$F$4]/[.A22]" office:value-type="float" office:value="0.941176470588235" calcext:value-type="float">
            <text:p>0,941176470588235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[.$F$4]/[.A23]" office:value-type="float" office:value="0.888888888888889" calcext:value-type="float">
            <text:p>0,888888888888889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[.$F$4]/[.A24]" office:value-type="float" office:value="0.842105263157895" calcext:value-type="float">
            <text:p>0,842105263157895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[.$F$4]/[.A25]" office:value-type="float" office:value="0.8" calcext:value-type="float">
            <text:p>0,8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[.$F$4]/[.A26]" office:value-type="float" office:value="0.761904761904762" calcext:value-type="float">
            <text:p>0,761904761904762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[.$F$4]/[.A27]" office:value-type="float" office:value="0.727272727272727" calcext:value-type="float">
            <text:p>0,727272727272727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[.$F$4]/[.A28]" office:value-type="float" office:value="0.695652173913043" calcext:value-type="float">
            <text:p>0,695652173913043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[.$F$4]/[.A29]" office:value-type="float" office:value="0.666666666666667" calcext:value-type="float">
            <text:p>0,666666666666667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[.$F$4]/[.A30]" office:value-type="float" office:value="0.64" calcext:value-type="float">
            <text:p>0,64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[.$F$4]/[.A31]" office:value-type="float" office:value="0.615384615384615" calcext:value-type="float">
            <text:p>0,615384615384615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[.$F$4]/[.A32]" office:value-type="float" office:value="0.592592592592593" calcext:value-type="float">
            <text:p>0,592592592592593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[.$F$4]/[.A33]" office:value-type="float" office:value="0.571428571428571" calcext:value-type="float">
            <text:p>0,571428571428571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[.$F$4]/[.A34]" office:value-type="float" office:value="0.551724137931034" calcext:value-type="float">
            <text:p>0,551724137931034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[.$F$4]/[.A35]" office:value-type="float" office:value="0.533333333333333" calcext:value-type="float">
            <text:p>0,533333333333333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[.$F$4]/[.A36]" office:value-type="float" office:value="0.516129032258065" calcext:value-type="float">
            <text:p>0,516129032258065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[.$F$4]/[.A37]" office:value-type="float" office:value="0.5" calcext:value-type="float">
            <text:p>0,5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[.$F$4]/[.A38]" office:value-type="float" office:value="0.484848484848485" calcext:value-type="float">
            <text:p>0,484848484848485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[.$F$4]/[.A39]" office:value-type="float" office:value="0.470588235294118" calcext:value-type="float">
            <text:p>0,470588235294118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[.$F$4]/[.A40]" office:value-type="float" office:value="0.457142857142857" calcext:value-type="float">
            <text:p>0,457142857142857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[.$F$4]/[.A41]" office:value-type="float" office:value="0.444444444444444" calcext:value-type="float">
            <text:p>0,444444444444444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[.$F$4]/[.A42]" office:value-type="float" office:value="0.432432432432432" calcext:value-type="float">
            <text:p>0,432432432432432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[.$F$4]/[.A43]" office:value-type="float" office:value="0.421052631578947" calcext:value-type="float">
            <text:p>0,421052631578947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[.$F$4]/[.A44]" office:value-type="float" office:value="0.41025641025641" calcext:value-type="float">
            <text:p>0,41025641025641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[.$F$4]/[.A45]" office:value-type="float" office:value="0.4" calcext:value-type="float">
            <text:p>0,4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[.$F$4]/[.A46]" office:value-type="float" office:value="0.390243902439024" calcext:value-type="float">
            <text:p>0,390243902439024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[.$F$4]/[.A47]" office:value-type="float" office:value="0.380952380952381" calcext:value-type="float">
            <text:p>0,380952380952381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[.$F$4]/[.A48]" office:value-type="float" office:value="0.372093023255814" calcext:value-type="float">
            <text:p>0,372093023255814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[.$F$4]/[.A49]" office:value-type="float" office:value="0.363636363636364" calcext:value-type="float">
            <text:p>0,363636363636364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[.$F$4]/[.A50]" office:value-type="float" office:value="0.355555555555556" calcext:value-type="float">
            <text:p>0,355555555555556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[.$F$4]/[.A51]" office:value-type="float" office:value="0.347826086956522" calcext:value-type="float">
            <text:p>0,347826086956522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[.$F$4]/[.A52]" office:value-type="float" office:value="0.340425531914894" calcext:value-type="float">
            <text:p>0,340425531914894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[.$F$4]/[.A53]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[.$F$4]/[.A54]" office:value-type="float" office:value="0.326530612244898" calcext:value-type="float">
            <text:p>0,326530612244898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[.$F$4]/[.A55]" office:value-type="float" office:value="0.32" calcext:value-type="float">
            <text:p>0,32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[.$F$4]/[.A56]" office:value-type="float" office:value="0.313725490196078" calcext:value-type="float">
            <text:p>0,313725490196078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[.$F$4]/[.A57]" office:value-type="float" office:value="0.307692307692308" calcext:value-type="float">
            <text:p>0,307692307692308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[.$F$4]/[.A58]" office:value-type="float" office:value="0.30188679245283" calcext:value-type="float">
            <text:p>0,30188679245283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[.$F$4]/[.A59]" office:value-type="float" office:value="0.296296296296296" calcext:value-type="float">
            <text:p>0,296296296296296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[.$F$4]/[.A60]" office:value-type="float" office:value="0.290909090909091" calcext:value-type="float">
            <text:p>0,290909090909091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[.$F$4]/[.A61]" office:value-type="float" office:value="0.285714285714286" calcext:value-type="float">
            <text:p>0,285714285714286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[.$F$4]/[.A62]" office:value-type="float" office:value="0.280701754385965" calcext:value-type="float">
            <text:p>0,280701754385965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[.$F$4]/[.A63]" office:value-type="float" office:value="0.275862068965517" calcext:value-type="float">
            <text:p>0,275862068965517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[.$F$4]/[.A64]" office:value-type="float" office:value="0.271186440677966" calcext:value-type="float">
            <text:p>0,271186440677966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[.$F$4]/[.A65]" office:value-type="float" office:value="0.266666666666667" calcext:value-type="float">
            <text:p>0,266666666666667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[.$F$4]/[.A66]" office:value-type="float" office:value="0.262295081967213" calcext:value-type="float">
            <text:p>0,262295081967213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[.$F$4]/[.A67]" office:value-type="float" office:value="0.258064516129032" calcext:value-type="float">
            <text:p>0,258064516129032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[.$F$4]/[.A68]" office:value-type="float" office:value="0.253968253968254" calcext:value-type="float">
            <text:p>0,253968253968254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[.$F$4]/[.A69]" office:value-type="float" office:value="0.25" calcext:value-type="float">
            <text:p>0,25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[.$F$4]/[.A70]" office:value-type="float" office:value="0.246153846153846" calcext:value-type="float">
            <text:p>0,246153846153846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[.$F$4]/[.A71]" office:value-type="float" office:value="0.242424242424242" calcext:value-type="float">
            <text:p>0,242424242424242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[.$F$4]/[.A72]" office:value-type="float" office:value="0.238805970149254" calcext:value-type="float">
            <text:p>0,238805970149254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[.$F$4]/[.A73]" office:value-type="float" office:value="0.235294117647059" calcext:value-type="float">
            <text:p>0,235294117647059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[.$F$4]/[.A74]" office:value-type="float" office:value="0.231884057971014" calcext:value-type="float">
            <text:p>0,231884057971014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[.$F$4]/[.A75]" office:value-type="float" office:value="0.228571428571429" calcext:value-type="float">
            <text:p>0,228571428571429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[.$F$4]/[.A76]" office:value-type="float" office:value="0.225352112676056" calcext:value-type="float">
            <text:p>0,225352112676056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[.$F$4]/[.A77]" office:value-type="float" office:value="0.222222222222222" calcext:value-type="float">
            <text:p>0,222222222222222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[.$F$4]/[.A78]" office:value-type="float" office:value="0.219178082191781" calcext:value-type="float">
            <text:p>0,219178082191781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[.$F$4]/[.A79]" office:value-type="float" office:value="0.216216216216216" calcext:value-type="float">
            <text:p>0,216216216216216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[.$F$4]/[.A80]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[.$F$4]/[.A81]" office:value-type="float" office:value="0.210526315789474" calcext:value-type="float">
            <text:p>0,210526315789474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[.$F$4]/[.A82]" office:value-type="float" office:value="0.207792207792208" calcext:value-type="float">
            <text:p>0,207792207792208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[.$F$4]/[.A83]" office:value-type="float" office:value="0.205128205128205" calcext:value-type="float">
            <text:p>0,205128205128205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[.$F$4]/[.A84]" office:value-type="float" office:value="0.20253164556962" calcext:value-type="float">
            <text:p>0,20253164556962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[.$F$4]/[.A85]" office:value-type="float" office:value="0.2" calcext:value-type="float">
            <text:p>0,2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[.$F$4]/[.A86]" office:value-type="float" office:value="0.197530864197531" calcext:value-type="float">
            <text:p>0,197530864197531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[.$F$4]/[.A87]" office:value-type="float" office:value="0.195121951219512" calcext:value-type="float">
            <text:p>0,195121951219512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[.$F$4]/[.A88]" office:value-type="float" office:value="0.192771084337349" calcext:value-type="float">
            <text:p>0,192771084337349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[.$F$4]/[.A89]" office:value-type="float" office:value="0.19047619047619" calcext:value-type="float">
            <text:p>0,19047619047619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[.$F$4]/[.A90]" office:value-type="float" office:value="0.188235294117647" calcext:value-type="float">
            <text:p>0,188235294117647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[.$F$4]/[.A91]" office:value-type="float" office:value="0.186046511627907" calcext:value-type="float">
            <text:p>0,186046511627907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[.$F$4]/[.A92]" office:value-type="float" office:value="0.183908045977011" calcext:value-type="float">
            <text:p>0,183908045977011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[.$F$4]/[.A93]" office:value-type="float" office:value="0.181818181818182" calcext:value-type="float">
            <text:p>0,181818181818182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[.$F$4]/[.A94]" office:value-type="float" office:value="0.179775280898876" calcext:value-type="float">
            <text:p>0,179775280898876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[.$F$4]/[.A95]" office:value-type="float" office:value="0.177777777777778" calcext:value-type="float">
            <text:p>0,177777777777778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[.$F$4]/[.A96]" office:value-type="float" office:value="0.175824175824176" calcext:value-type="float">
            <text:p>0,175824175824176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[.$F$4]/[.A97]" office:value-type="float" office:value="0.173913043478261" calcext:value-type="float">
            <text:p>0,173913043478261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[.$F$4]/[.A98]" office:value-type="float" office:value="0.172043010752688" calcext:value-type="float">
            <text:p>0,172043010752688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[.$F$4]/[.A99]" office:value-type="float" office:value="0.170212765957447" calcext:value-type="float">
            <text:p>0,170212765957447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[.$F$4]/[.A100]" office:value-type="float" office:value="0.168421052631579" calcext:value-type="float">
            <text:p>0,168421052631579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[.$F$4]/[.A101]" office:value-type="float" office:value="0.166666666666667" calcext:value-type="float">
            <text:p>0,166666666666667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[.$F$4]/[.A102]" office:value-type="float" office:value="0.164948453608247" calcext:value-type="float">
            <text:p>0,164948453608247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[.$F$4]/[.A103]" office:value-type="float" office:value="0.163265306122449" calcext:value-type="float">
            <text:p>0,163265306122449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[.$F$4]/[.A104]" office:value-type="float" office:value="0.161616161616162" calcext:value-type="float">
            <text:p>0,161616161616162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[.$F$4]/[.A105]" office:value-type="float" office:value="0.16" calcext:value-type="float">
            <text:p>0,16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[.$F$4]/[.A106]" office:value-type="float" office:value="0.158415841584158" calcext:value-type="float">
            <text:p>0,158415841584158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[.$F$4]/[.A107]" office:value-type="float" office:value="0.156862745098039" calcext:value-type="float">
            <text:p>0,156862745098039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[.$F$4]/[.A108]" office:value-type="float" office:value="0.155339805825243" calcext:value-type="float">
            <text:p>0,155339805825243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[.$F$4]/[.A109]" office:value-type="float" office:value="0.153846153846154" calcext:value-type="float">
            <text:p>0,153846153846154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[.$F$4]/[.A110]" office:value-type="float" office:value="0.152380952380952" calcext:value-type="float">
            <text:p>0,152380952380952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[.$F$4]/[.A111]" office:value-type="float" office:value="0.150943396226415" calcext:value-type="float">
            <text:p>0,150943396226415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[.$F$4]/[.A112]" office:value-type="float" office:value="0.149532710280374" calcext:value-type="float">
            <text:p>0,149532710280374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[.$F$4]/[.A113]" office:value-type="float" office:value="0.148148148148148" calcext:value-type="float">
            <text:p>0,148148148148148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[.$F$4]/[.A114]" office:value-type="float" office:value="0.146788990825688" calcext:value-type="float">
            <text:p>0,146788990825688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[.$F$4]/[.A115]" office:value-type="float" office:value="0.145454545454545" calcext:value-type="float">
            <text:p>0,145454545454545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[.$F$4]/[.A116]" office:value-type="float" office:value="0.144144144144144" calcext:value-type="float">
            <text:p>0,144144144144144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[.$F$4]/[.A117]" office:value-type="float" office:value="0.142857142857143" calcext:value-type="float">
            <text:p>0,142857142857143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[.$F$4]/[.A118]" office:value-type="float" office:value="0.141592920353982" calcext:value-type="float">
            <text:p>0,141592920353982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[.$F$4]/[.A119]" office:value-type="float" office:value="0.140350877192982" calcext:value-type="float">
            <text:p>0,140350877192982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[.$F$4]/[.A120]" office:value-type="float" office:value="0.139130434782609" calcext:value-type="float">
            <text:p>0,139130434782609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[.$F$4]/[.A121]" office:value-type="float" office:value="0.137931034482759" calcext:value-type="float">
            <text:p>0,137931034482759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[.$F$4]/[.A122]" office:value-type="float" office:value="0.136752136752137" calcext:value-type="float">
            <text:p>0,136752136752137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[.$F$4]/[.A123]" office:value-type="float" office:value="0.135593220338983" calcext:value-type="float">
            <text:p>0,135593220338983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[.$F$4]/[.A124]" office:value-type="float" office:value="0.134453781512605" calcext:value-type="float">
            <text:p>0,134453781512605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[.$F$4]/[.A125]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[.$F$4]/[.A126]" office:value-type="float" office:value="0.132231404958678" calcext:value-type="float">
            <text:p>0,132231404958678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[.$F$4]/[.A127]" office:value-type="float" office:value="0.131147540983607" calcext:value-type="float">
            <text:p>0,131147540983607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[.$F$4]/[.A128]" office:value-type="float" office:value="0.130081300813008" calcext:value-type="float">
            <text:p>0,130081300813008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[.$F$4]/[.A129]" office:value-type="float" office:value="0.129032258064516" calcext:value-type="float">
            <text:p>0,129032258064516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[.$F$4]/[.A130]" office:value-type="float" office:value="0.128" calcext:value-type="float">
            <text:p>0,128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[.$F$4]/[.A131]" office:value-type="float" office:value="0.126984126984127" calcext:value-type="float">
            <text:p>0,126984126984127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[.$F$4]/[.A132]" office:value-type="float" office:value="0.125984251968504" calcext:value-type="float">
            <text:p>0,125984251968504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[.$F$4]/[.A133]" office:value-type="float" office:value="0.125" calcext:value-type="float">
            <text:p>0,125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[.$F$4]/[.A134]" office:value-type="float" office:value="0.124031007751938" calcext:value-type="float">
            <text:p>0,124031007751938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[.$F$4]/[.A135]" office:value-type="float" office:value="0.123076923076923" calcext:value-type="float">
            <text:p>0,123076923076923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[.$F$4]/[.A136]" office:value-type="float" office:value="0.122137404580153" calcext:value-type="float">
            <text:p>0,122137404580153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[.$F$4]/[.A137]" office:value-type="float" office:value="0.121212121212121" calcext:value-type="float">
            <text:p>0,121212121212121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[.$F$4]/[.A138]" office:value-type="float" office:value="0.120300751879699" calcext:value-type="float">
            <text:p>0,120300751879699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[.$F$4]/[.A139]" office:value-type="float" office:value="0.119402985074627" calcext:value-type="float">
            <text:p>0,119402985074627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[.$F$4]/[.A140]" office:value-type="float" office:value="0.118518518518519" calcext:value-type="float">
            <text:p>0,118518518518519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[.$F$4]/[.A141]" office:value-type="float" office:value="0.117647058823529" calcext:value-type="float">
            <text:p>0,117647058823529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[.$F$4]/[.A142]" office:value-type="float" office:value="0.116788321167883" calcext:value-type="float">
            <text:p>0,116788321167883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[.$F$4]/[.A143]" office:value-type="float" office:value="0.115942028985507" calcext:value-type="float">
            <text:p>0,115942028985507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[.$F$4]/[.A144]" office:value-type="float" office:value="0.115107913669065" calcext:value-type="float">
            <text:p>0,115107913669065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[.$F$4]/[.A145]" office:value-type="float" office:value="0.114285714285714" calcext:value-type="float">
            <text:p>0,114285714285714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[.$F$4]/[.A146]" office:value-type="float" office:value="0.113475177304965" calcext:value-type="float">
            <text:p>0,113475177304965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[.$F$4]/[.A147]" office:value-type="float" office:value="0.112676056338028" calcext:value-type="float">
            <text:p>0,112676056338028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[.$F$4]/[.A148]" office:value-type="float" office:value="0.111888111888112" calcext:value-type="float">
            <text:p>0,111888111888112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[.$F$4]/[.A149]" office:value-type="float" office:value="0.111111111111111" calcext:value-type="float">
            <text:p>0,111111111111111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[.$F$4]/[.A150]" office:value-type="float" office:value="0.110344827586207" calcext:value-type="float">
            <text:p>0,110344827586207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[.$F$4]/[.A151]" office:value-type="float" office:value="0.10958904109589" calcext:value-type="float">
            <text:p>0,10958904109589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[.$F$4]/[.A152]" office:value-type="float" office:value="0.108843537414966" calcext:value-type="float">
            <text:p>0,108843537414966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[.$F$4]/[.A153]" office:value-type="float" office:value="0.108108108108108" calcext:value-type="float">
            <text:p>0,108108108108108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[.$F$4]/[.A154]" office:value-type="float" office:value="0.10738255033557" calcext:value-type="float">
            <text:p>0,10738255033557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[.$F$4]/[.A155]" office:value-type="float" office:value="0.106666666666667" calcext:value-type="float">
            <text:p>0,106666666666667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[.$F$4]/[.A156]" office:value-type="float" office:value="0.105960264900662" calcext:value-type="float">
            <text:p>0,105960264900662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[.$F$4]/[.A157]" office:value-type="float" office:value="0.105263157894737" calcext:value-type="float">
            <text:p>0,105263157894737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[.$F$4]/[.A158]" office:value-type="float" office:value="0.104575163398693" calcext:value-type="float">
            <text:p>0,104575163398693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[.$F$4]/[.A159]" office:value-type="float" office:value="0.103896103896104" calcext:value-type="float">
            <text:p>0,103896103896104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[.$F$4]/[.A160]" office:value-type="float" office:value="0.103225806451613" calcext:value-type="float">
            <text:p>0,103225806451613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[.$F$4]/[.A161]" office:value-type="float" office:value="0.102564102564103" calcext:value-type="float">
            <text:p>0,102564102564103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[.$F$4]/[.A162]" office:value-type="float" office:value="0.101910828025478" calcext:value-type="float">
            <text:p>0,101910828025478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[.$F$4]/[.A163]" office:value-type="float" office:value="0.10126582278481" calcext:value-type="float">
            <text:p>0,10126582278481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[.$F$4]/[.A164]" office:value-type="float" office:value="0.10062893081761" calcext:value-type="float">
            <text:p>0,10062893081761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[.$F$4]/[.A165]" office:value-type="float" office:value="0.1" calcext:value-type="float">
            <text:p>0,1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[.$F$4]/[.A166]" office:value-type="float" office:value="0.0993788819875776" calcext:value-type="float">
            <text:p>0,099378881987578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[.$F$4]/[.A167]" office:value-type="float" office:value="0.0987654320987654" calcext:value-type="float">
            <text:p>0,098765432098766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[.$F$4]/[.A168]" office:value-type="float" office:value="0.098159509202454" calcext:value-type="float">
            <text:p>0,098159509202454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[.$F$4]/[.A169]" office:value-type="float" office:value="0.0975609756097561" calcext:value-type="float">
            <text:p>0,097560975609756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[.$F$4]/[.A170]" office:value-type="float" office:value="0.096969696969697" calcext:value-type="float">
            <text:p>0,096969696969697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[.$F$4]/[.A171]" office:value-type="float" office:value="0.0963855421686747" calcext:value-type="float">
            <text:p>0,096385542168675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[.$F$4]/[.A172]" office:value-type="float" office:value="0.0958083832335329" calcext:value-type="float">
            <text:p>0,095808383233533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[.$F$4]/[.A173]" office:value-type="float" office:value="0.0952380952380952" calcext:value-type="float">
            <text:p>0,095238095238095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[.$F$4]/[.A174]" office:value-type="float" office:value="0.0946745562130178" calcext:value-type="float">
            <text:p>0,094674556213018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[.$F$4]/[.A175]" office:value-type="float" office:value="0.0941176470588235" calcext:value-type="float">
            <text:p>0,094117647058824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[.$F$4]/[.A176]" office:value-type="float" office:value="0.0935672514619883" calcext:value-type="float">
            <text:p>0,093567251461988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[.$F$4]/[.A177]" office:value-type="float" office:value="0.0930232558139535" calcext:value-type="float">
            <text:p>0,093023255813954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[.$F$4]/[.A178]" office:value-type="float" office:value="0.092485549132948" calcext:value-type="float">
            <text:p>0,092485549132948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[.$F$4]/[.A179]" office:value-type="float" office:value="0.0919540229885057" calcext:value-type="float">
            <text:p>0,091954022988506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[.$F$4]/[.A180]" office:value-type="float" office:value="0.0914285714285714" calcext:value-type="float">
            <text:p>0,091428571428572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[.$F$4]/[.A181]" office:value-type="float" office:value="0.0909090909090909" calcext:value-type="float">
            <text:p>0,090909090909091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[.$F$4]/[.A182]" office:value-type="float" office:value="0.0903954802259887" calcext:value-type="float">
            <text:p>0,090395480225989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[.$F$4]/[.A183]" office:value-type="float" office:value="0.0898876404494382" calcext:value-type="float">
            <text:p>0,089887640449438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[.$F$4]/[.A184]" office:value-type="float" office:value="0.0893854748603352" calcext:value-type="float">
            <text:p>0,089385474860335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[.$F$4]/[.A185]" office:value-type="float" office:value="0.0888888888888889" calcext:value-type="float">
            <text:p>0,088888888888889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[.$F$4]/[.A186]" office:value-type="float" office:value="0.0883977900552486" calcext:value-type="float">
            <text:p>0,088397790055249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[.$F$4]/[.A187]" office:value-type="float" office:value="0.0879120879120879" calcext:value-type="float">
            <text:p>0,087912087912088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[.$F$4]/[.A188]" office:value-type="float" office:value="0.087431693989071" calcext:value-type="float">
            <text:p>0,087431693989071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[.$F$4]/[.A189]" office:value-type="float" office:value="0.0869565217391304" calcext:value-type="float">
            <text:p>0,086956521739131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[.$F$4]/[.A190]" office:value-type="float" office:value="0.0864864864864865" calcext:value-type="float">
            <text:p>0,086486486486487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[.$F$4]/[.A191]" office:value-type="float" office:value="0.0860215053763441" calcext:value-type="float">
            <text:p>0,086021505376344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[.$F$4]/[.A192]" office:value-type="float" office:value="0.0855614973262032" calcext:value-type="float">
            <text:p>0,085561497326203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[.$F$4]/[.A193]" office:value-type="float" office:value="0.0851063829787234" calcext:value-type="float">
            <text:p>0,085106382978723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[.$F$4]/[.A194]" office:value-type="float" office:value="0.0846560846560847" calcext:value-type="float">
            <text:p>0,084656084656085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[.$F$4]/[.A195]" office:value-type="float" office:value="0.0842105263157895" calcext:value-type="float">
            <text:p>0,08421052631579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[.$F$4]/[.A196]" office:value-type="float" office:value="0.0837696335078534" calcext:value-type="float">
            <text:p>0,083769633507853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[.$F$4]/[.A197]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[.$F$4]/[.A198]" office:value-type="float" office:value="0.0829015544041451" calcext:value-type="float">
            <text:p>0,082901554404145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[.$F$4]/[.A199]" office:value-type="float" office:value="0.0824742268041237" calcext:value-type="float">
            <text:p>0,082474226804124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[.$F$4]/[.A200]" office:value-type="float" office:value="0.082051282051282" calcext:value-type="float">
            <text:p>0,082051282051282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[.$F$4]/[.A201]" office:value-type="float" office:value="0.0816326530612245" calcext:value-type="float">
            <text:p>0,081632653061225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[.$F$4]/[.A202]" office:value-type="float" office:value="0.0812182741116751" calcext:value-type="float">
            <text:p>0,081218274111675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[.$F$4]/[.A203]" office:value-type="float" office:value="0.0808080808080808" calcext:value-type="float">
            <text:p>0,080808080808081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[.$F$4]/[.A204]" office:value-type="float" office:value="0.0804020100502513" calcext:value-type="float">
            <text:p>0,080402010050251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[.$F$4]/[.A205]" office:value-type="float" office:value="0.08" calcext:value-type="float">
            <text:p>0,08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[.$F$4]/[.A206]" office:value-type="float" office:value="0.0796019900497512" calcext:value-type="float">
            <text:p>0,079601990049751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[.$F$4]/[.A207]" office:value-type="float" office:value="0.0792079207920792" calcext:value-type="float">
            <text:p>0,079207920792079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[.$F$4]/[.A208]" office:value-type="float" office:value="0.0788177339901478" calcext:value-type="float">
            <text:p>0,078817733990148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[.$F$4]/[.A209]" office:value-type="float" office:value="0.0784313725490196" calcext:value-type="float">
            <text:p>0,07843137254902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[.$F$4]/[.A210]" office:value-type="float" office:value="0.0780487804878049" calcext:value-type="float">
            <text:p>0,078048780487805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[.$F$4]/[.A211]" office:value-type="float" office:value="0.0776699029126214" calcext:value-type="float">
            <text:p>0,077669902912621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[.$F$4]/[.A212]" office:value-type="float" office:value="0.0772946859903382" calcext:value-type="float">
            <text:p>0,077294685990338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[.$F$4]/[.A213]" office:value-type="float" office:value="0.0769230769230769" calcext:value-type="float">
            <text:p>0,076923076923077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[.$F$4]/[.A214]" office:value-type="float" office:value="0.076555023923445" calcext:value-type="float">
            <text:p>0,076555023923445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[.$F$4]/[.A215]" office:value-type="float" office:value="0.0761904761904762" calcext:value-type="float">
            <text:p>0,076190476190476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[.$F$4]/[.A216]" office:value-type="float" office:value="0.0758293838862559" calcext:value-type="float">
            <text:p>0,075829383886256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[.$F$4]/[.A217]" office:value-type="float" office:value="0.0754716981132075" calcext:value-type="float">
            <text:p>0,075471698113208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[.$F$4]/[.A218]" office:value-type="float" office:value="0.0751173708920188" calcext:value-type="float">
            <text:p>0,075117370892019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[.$F$4]/[.A219]" office:value-type="float" office:value="0.0747663551401869" calcext:value-type="float">
            <text:p>0,074766355140187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[.$F$4]/[.A220]" office:value-type="float" office:value="0.0744186046511628" calcext:value-type="float">
            <text:p>0,074418604651163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[.$F$4]/[.A221]" office:value-type="float" office:value="0.0740740740740741" calcext:value-type="float">
            <text:p>0,074074074074074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[.$F$4]/[.A222]" office:value-type="float" office:value="0.0737327188940092" calcext:value-type="float">
            <text:p>0,073732718894009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[.$F$4]/[.A223]" office:value-type="float" office:value="0.073394495412844" calcext:value-type="float">
            <text:p>0,073394495412844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[.$F$4]/[.A224]" office:value-type="float" office:value="0.0730593607305936" calcext:value-type="float">
            <text:p>0,073059360730594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[.$F$4]/[.A225]" office:value-type="float" office:value="0.0727272727272727" calcext:value-type="float">
            <text:p>0,072727272727273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[.$F$4]/[.A226]" office:value-type="float" office:value="0.0723981900452489" calcext:value-type="float">
            <text:p>0,072398190045249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[.$F$4]/[.A227]" office:value-type="float" office:value="0.0720720720720721" calcext:value-type="float">
            <text:p>0,072072072072072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[.$F$4]/[.A228]" office:value-type="float" office:value="0.0717488789237668" calcext:value-type="float">
            <text:p>0,071748878923767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[.$F$4]/[.A229]" office:value-type="float" office:value="0.0714285714285714" calcext:value-type="float">
            <text:p>0,071428571428572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[.$F$4]/[.A230]" office:value-type="float" office:value="0.0711111111111111" calcext:value-type="float">
            <text:p>0,071111111111111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[.$F$4]/[.A231]" office:value-type="float" office:value="0.0707964601769911" calcext:value-type="float">
            <text:p>0,070796460176991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[.$F$4]/[.A232]" office:value-type="float" office:value="0.0704845814977974" calcext:value-type="float">
            <text:p>0,070484581497797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[.$F$4]/[.A233]" office:value-type="float" office:value="0.0701754385964912" calcext:value-type="float">
            <text:p>0,070175438596491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[.$F$4]/[.A234]" office:value-type="float" office:value="0.0698689956331878" calcext:value-type="float">
            <text:p>0,069868995633188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[.$F$4]/[.A235]" office:value-type="float" office:value="0.0695652173913043" calcext:value-type="float">
            <text:p>0,069565217391304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[.$F$4]/[.A236]" office:value-type="float" office:value="0.0692640692640693" calcext:value-type="float">
            <text:p>0,069264069264069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[.$F$4]/[.A237]" office:value-type="float" office:value="0.0689655172413793" calcext:value-type="float">
            <text:p>0,068965517241379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[.$F$4]/[.A238]" office:value-type="float" office:value="0.0686695278969957" calcext:value-type="float">
            <text:p>0,068669527896996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[.$F$4]/[.A239]" office:value-type="float" office:value="0.0683760683760684" calcext:value-type="float">
            <text:p>0,068376068376068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[.$F$4]/[.A240]" office:value-type="float" office:value="0.0680851063829787" calcext:value-type="float">
            <text:p>0,068085106382979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[.$F$4]/[.A241]" office:value-type="float" office:value="0.0677966101694915" calcext:value-type="float">
            <text:p>0,067796610169492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[.$F$4]/[.A242]" office:value-type="float" office:value="0.0675105485232067" calcext:value-type="float">
            <text:p>0,067510548523207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[.$F$4]/[.A243]" office:value-type="float" office:value="0.0672268907563025" calcext:value-type="float">
            <text:p>0,067226890756303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[.$F$4]/[.A244]" office:value-type="float" office:value="0.0669456066945607" calcext:value-type="float">
            <text:p>0,066945606694561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[.$F$4]/[.A245]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[.$F$4]/[.A246]" office:value-type="float" office:value="0.0663900414937759" calcext:value-type="float">
            <text:p>0,066390041493776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[.$F$4]/[.A247]" office:value-type="float" office:value="0.0661157024793388" calcext:value-type="float">
            <text:p>0,066115702479339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[.$F$4]/[.A248]" office:value-type="float" office:value="0.065843621399177" calcext:value-type="float">
            <text:p>0,065843621399177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[.$F$4]/[.A249]" office:value-type="float" office:value="0.0655737704918033" calcext:value-type="float">
            <text:p>0,065573770491803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[.$F$4]/[.A250]" office:value-type="float" office:value="0.0653061224489796" calcext:value-type="float">
            <text:p>0,06530612244898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[.$F$4]/[.A251]" office:value-type="float" office:value="0.0650406504065041" calcext:value-type="float">
            <text:p>0,065040650406504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[.$F$4]/[.A252]" office:value-type="float" office:value="0.0647773279352227" calcext:value-type="float">
            <text:p>0,064777327935223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[.$F$4]/[.A253]" office:value-type="float" office:value="0.0645161290322581" calcext:value-type="float">
            <text:p>0,064516129032258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[.$F$4]/[.A254]" office:value-type="float" office:value="0.0642570281124498" calcext:value-type="float">
            <text:p>0,06425702811245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[.$F$4]/[.A255]" office:value-type="float" office:value="0.064" calcext:value-type="float">
            <text:p>0,064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[.$F$4]/[.A256]" office:value-type="float" office:value="0.0637450199203187" calcext:value-type="float">
            <text:p>0,063745019920319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[.$F$4]/[.A257]" office:value-type="float" office:value="0.0634920634920635" calcext:value-type="float">
            <text:p>0,063492063492064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[.$F$4]/[.A258]" office:value-type="float" office:value="0.0632411067193676" calcext:value-type="float">
            <text:p>0,063241106719368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[.$F$4]/[.A259]" office:value-type="float" office:value="0.062992125984252" calcext:value-type="float">
            <text:p>0,062992125984252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[.$F$4]/[.A260]" office:value-type="float" office:value="0.0627450980392157" calcext:value-type="float">
            <text:p>0,062745098039216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[.$F$4]/[.A261]" office:value-type="float" office:value="0.0625" calcext:value-type="float">
            <text:p>0,0625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[.$F$4]/[.A262]" office:value-type="float" office:value="0.0622568093385214" calcext:value-type="float">
            <text:p>0,062256809338521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[.$F$4]/[.A263]" office:value-type="float" office:value="0.062015503875969" calcext:value-type="float">
            <text:p>0,062015503875969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[.$F$4]/[.A264]" office:value-type="float" office:value="0.0617760617760618" calcext:value-type="float">
            <text:p>0,061776061776062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[.$F$4]/[.A265]" office:value-type="float" office:value="0.0615384615384615" calcext:value-type="float">
            <text:p>0,061538461538462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[.$F$4]/[.A266]" office:value-type="float" office:value="0.0613026819923372" calcext:value-type="float">
            <text:p>0,061302681992337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[.$F$4]/[.A267]" office:value-type="float" office:value="0.0610687022900763" calcext:value-type="float">
            <text:p>0,061068702290076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[.$F$4]/[.A268]" office:value-type="float" office:value="0.0608365019011407" calcext:value-type="float">
            <text:p>0,060836501901141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[.$F$4]/[.A269]" office:value-type="float" office:value="0.0606060606060606" calcext:value-type="float">
            <text:p>0,060606060606061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[.$F$4]/[.A270]" office:value-type="float" office:value="0.060377358490566" calcext:value-type="float">
            <text:p>0,060377358490566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[.$F$4]/[.A271]" office:value-type="float" office:value="0.0601503759398496" calcext:value-type="float">
            <text:p>0,06015037593985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[.$F$4]/[.A272]" office:value-type="float" office:value="0.0599250936329588" calcext:value-type="float">
            <text:p>0,059925093632959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[.$F$4]/[.A273]" office:value-type="float" office:value="0.0597014925373134" calcext:value-type="float">
            <text:p>0,059701492537314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[.$F$4]/[.A274]" office:value-type="float" office:value="0.0594795539033457" calcext:value-type="float">
            <text:p>0,059479553903346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[.$F$4]/[.A275]" office:value-type="float" office:value="0.0592592592592593" calcext:value-type="float">
            <text:p>0,059259259259259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[.$F$4]/[.A276]" office:value-type="float" office:value="0.0590405904059041" calcext:value-type="float">
            <text:p>0,059040590405904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[.$F$4]/[.A277]" office:value-type="float" office:value="0.0588235294117647" calcext:value-type="float">
            <text:p>0,058823529411765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[.$F$4]/[.A278]" office:value-type="float" office:value="0.0586080586080586" calcext:value-type="float">
            <text:p>0,058608058608059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[.$F$4]/[.A279]" office:value-type="float" office:value="0.0583941605839416" calcext:value-type="float">
            <text:p>0,058394160583942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[.$F$4]/[.A280]" office:value-type="float" office:value="0.0581818181818182" calcext:value-type="float">
            <text:p>0,058181818181818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[.$F$4]/[.A281]" office:value-type="float" office:value="0.0579710144927536" calcext:value-type="float">
            <text:p>0,057971014492754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[.$F$4]/[.A282]" office:value-type="float" office:value="0.0577617328519856" calcext:value-type="float">
            <text:p>0,057761732851986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[.$F$4]/[.A283]" office:value-type="float" office:value="0.0575539568345324" calcext:value-type="float">
            <text:p>0,057553956834532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[.$F$4]/[.A284]" office:value-type="float" office:value="0.0573476702508961" calcext:value-type="float">
            <text:p>0,057347670250896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[.$F$4]/[.A285]" office:value-type="float" office:value="0.0571428571428571" calcext:value-type="float">
            <text:p>0,057142857142857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[.$F$4]/[.A286]" office:value-type="float" office:value="0.0569395017793594" calcext:value-type="float">
            <text:p>0,05693950177936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[.$F$4]/[.A287]" office:value-type="float" office:value="0.0567375886524823" calcext:value-type="float">
            <text:p>0,056737588652482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[.$F$4]/[.A288]" office:value-type="float" office:value="0.0565371024734982" calcext:value-type="float">
            <text:p>0,056537102473498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[.$F$4]/[.A289]" office:value-type="float" office:value="0.0563380281690141" calcext:value-type="float">
            <text:p>0,056338028169014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[.$F$4]/[.A290]" office:value-type="float" office:value="0.056140350877193" calcext:value-type="float">
            <text:p>0,056140350877193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[.$F$4]/[.A291]" office:value-type="float" office:value="0.0559440559440559" calcext:value-type="float">
            <text:p>0,055944055944056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[.$F$4]/[.A292]" office:value-type="float" office:value="0.0557491289198606" calcext:value-type="float">
            <text:p>0,055749128919861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[.$F$4]/[.A293]" office:value-type="float" office:value="0.0555555555555556" calcext:value-type="float">
            <text:p>0,055555555555556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[.$F$4]/[.A294]" office:value-type="float" office:value="0.055363321799308" calcext:value-type="float">
            <text:p>0,055363321799308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[.$F$4]/[.A295]" office:value-type="float" office:value="0.0551724137931034" calcext:value-type="float">
            <text:p>0,055172413793104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[.$F$4]/[.A296]" office:value-type="float" office:value="0.0549828178694158" calcext:value-type="float">
            <text:p>0,054982817869416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[.$F$4]/[.A297]" office:value-type="float" office:value="0.0547945205479452" calcext:value-type="float">
            <text:p>0,054794520547945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[.$F$4]/[.A298]" office:value-type="float" office:value="0.0546075085324232" calcext:value-type="float">
            <text:p>0,054607508532423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[.$F$4]/[.A299]" office:value-type="float" office:value="0.054421768707483" calcext:value-type="float">
            <text:p>0,054421768707483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[.$F$4]/[.A300]" office:value-type="float" office:value="0.0542372881355932" calcext:value-type="float">
            <text:p>0,054237288135593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[.$F$4]/[.A301]" office:value-type="float" office:value="0.0540540540540541" calcext:value-type="float">
            <text:p>0,054054054054054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[.$F$4]/[.A302]" office:value-type="float" office:value="0.0538720538720539" calcext:value-type="float">
            <text:p>0,053872053872054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[.$F$4]/[.A303]" office:value-type="float" office:value="0.0536912751677852" calcext:value-type="float">
            <text:p>0,053691275167785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[.$F$4]/[.A304]" office:value-type="float" office:value="0.0535117056856187" calcext:value-type="float">
            <text:p>0,053511705685619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[.$F$4]/[.A305]" office:value-type="float" office:value="0.0533333333333333" calcext:value-type="float">
            <text:p>0,053333333333333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[.$F$4]/[.A306]" office:value-type="float" office:value="0.053156146179402" calcext:value-type="float">
            <text:p>0,053156146179402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[.$F$4]/[.A307]" office:value-type="float" office:value="0.0529801324503311" calcext:value-type="float">
            <text:p>0,052980132450331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[.$F$4]/[.A308]" office:value-type="float" office:value="0.0528052805280528" calcext:value-type="float">
            <text:p>0,052805280528053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[.$F$4]/[.A309]" office:value-type="float" office:value="0.0526315789473684" calcext:value-type="float">
            <text:p>0,052631578947369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[.$F$4]/[.A310]" office:value-type="float" office:value="0.0524590163934426" calcext:value-type="float">
            <text:p>0,052459016393443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[.$F$4]/[.A311]" office:value-type="float" office:value="0.0522875816993464" calcext:value-type="float">
            <text:p>0,052287581699346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[.$F$4]/[.A312]" office:value-type="float" office:value="0.0521172638436482" calcext:value-type="float">
            <text:p>0,052117263843648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[.$F$4]/[.A313]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[.$F$4]/[.A314]" office:value-type="float" office:value="0.0517799352750809" calcext:value-type="float">
            <text:p>0,051779935275081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[.$F$4]/[.A315]" office:value-type="float" office:value="0.0516129032258065" calcext:value-type="float">
            <text:p>0,051612903225807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[.$F$4]/[.A316]" office:value-type="float" office:value="0.0514469453376206" calcext:value-type="float">
            <text:p>0,051446945337621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[.$F$4]/[.A317]" office:value-type="float" office:value="0.0512820512820513" calcext:value-type="float">
            <text:p>0,051282051282051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[.$F$4]/[.A318]" office:value-type="float" office:value="0.0511182108626198" calcext:value-type="float">
            <text:p>0,05111821086262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[.$F$4]/[.A319]" office:value-type="float" office:value="0.0509554140127389" calcext:value-type="float">
            <text:p>0,050955414012739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[.$F$4]/[.A320]" office:value-type="float" office:value="0.0507936507936508" calcext:value-type="float">
            <text:p>0,050793650793651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[.$F$4]/[.A321]" office:value-type="float" office:value="0.0506329113924051" calcext:value-type="float">
            <text:p>0,050632911392405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[.$F$4]/[.A322]" office:value-type="float" office:value="0.0504731861198738" calcext:value-type="float">
            <text:p>0,050473186119874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[.$F$4]/[.A323]" office:value-type="float" office:value="0.050314465408805" calcext:value-type="float">
            <text:p>0,050314465408805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[.$F$4]/[.A324]" office:value-type="float" office:value="0.0501567398119122" calcext:value-type="float">
            <text:p>0,050156739811912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[.$F$4]/[.A325]" office:value-type="float" office:value="0.05" calcext:value-type="float">
            <text:p>0,05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[.$F$4]/[.A326]" office:value-type="float" office:value="0.0498442367601246" calcext:value-type="float">
            <text:p>0,049844236760125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[.$F$4]/[.A327]" office:value-type="float" office:value="0.0496894409937888" calcext:value-type="float">
            <text:p>0,049689440993789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[.$F$4]/[.A328]" office:value-type="float" office:value="0.0495356037151703" calcext:value-type="float">
            <text:p>0,04953560371517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[.$F$4]/[.A329]" office:value-type="float" office:value="0.0493827160493827" calcext:value-type="float">
            <text:p>0,049382716049383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[.$F$4]/[.A330]" office:value-type="float" office:value="0.0492307692307692" calcext:value-type="float">
            <text:p>0,049230769230769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[.$F$4]/[.A331]" office:value-type="float" office:value="0.049079754601227" calcext:value-type="float">
            <text:p>0,049079754601227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[.$F$4]/[.A332]" office:value-type="float" office:value="0.0489296636085627" calcext:value-type="float">
            <text:p>0,048929663608563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[.$F$4]/[.A333]" office:value-type="float" office:value="0.0487804878048781" calcext:value-type="float">
            <text:p>0,048780487804878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[.$F$4]/[.A334]" office:value-type="float" office:value="0.0486322188449848" calcext:value-type="float">
            <text:p>0,048632218844985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[.$F$4]/[.A335]" office:value-type="float" office:value="0.0484848484848485" calcext:value-type="float">
            <text:p>0,048484848484849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[.$F$4]/[.A336]" office:value-type="float" office:value="0.0483383685800604" calcext:value-type="float">
            <text:p>0,048338368580061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[.$F$4]/[.A337]" office:value-type="float" office:value="0.0481927710843374" calcext:value-type="float">
            <text:p>0,048192771084337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[.$F$4]/[.A338]" office:value-type="float" office:value="0.0480480480480481" calcext:value-type="float">
            <text:p>0,048048048048048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[.$F$4]/[.A339]" office:value-type="float" office:value="0.0479041916167665" calcext:value-type="float">
            <text:p>0,047904191616767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[.$F$4]/[.A340]" office:value-type="float" office:value="0.0477611940298507" calcext:value-type="float">
            <text:p>0,047761194029851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[.$F$4]/[.A341]" office:value-type="float" office:value="0.0476190476190476" calcext:value-type="float">
            <text:p>0,047619047619048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[.$F$4]/[.A342]" office:value-type="float" office:value="0.0474777448071217" calcext:value-type="float">
            <text:p>0,047477744807122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[.$F$4]/[.A343]" office:value-type="float" office:value="0.0473372781065089" calcext:value-type="float">
            <text:p>0,047337278106509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[.$F$4]/[.A344]" office:value-type="float" office:value="0.0471976401179941" calcext:value-type="float">
            <text:p>0,047197640117994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[.$F$4]/[.A345]" office:value-type="float" office:value="0.0470588235294118" calcext:value-type="float">
            <text:p>0,047058823529412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[.$F$4]/[.A346]" office:value-type="float" office:value="0.0469208211143695" calcext:value-type="float">
            <text:p>0,04692082111437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[.$F$4]/[.A347]" office:value-type="float" office:value="0.0467836257309942" calcext:value-type="float">
            <text:p>0,046783625730994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[.$F$4]/[.A348]" office:value-type="float" office:value="0.0466472303206997" calcext:value-type="float">
            <text:p>0,0466472303207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[.$F$4]/[.A349]" office:value-type="float" office:value="0.0465116279069768" calcext:value-type="float">
            <text:p>0,046511627906977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[.$F$4]/[.A350]" office:value-type="float" office:value="0.0463768115942029" calcext:value-type="float">
            <text:p>0,046376811594203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[.$F$4]/[.A351]" office:value-type="float" office:value="0.046242774566474" calcext:value-type="float">
            <text:p>0,046242774566474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[.$F$4]/[.A352]" office:value-type="float" office:value="0.0461095100864553" calcext:value-type="float">
            <text:p>0,046109510086455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[.$F$4]/[.A353]" office:value-type="float" office:value="0.0459770114942529" calcext:value-type="float">
            <text:p>0,045977011494253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[.$F$4]/[.A354]" office:value-type="float" office:value="0.0458452722063037" calcext:value-type="float">
            <text:p>0,045845272206304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[.$F$4]/[.A355]" office:value-type="float" office:value="0.0457142857142857" calcext:value-type="float">
            <text:p>0,045714285714286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[.$F$4]/[.A356]" office:value-type="float" office:value="0.0455840455840456" calcext:value-type="float">
            <text:p>0,045584045584046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[.$F$4]/[.A357]" office:value-type="float" office:value="0.0454545454545455" calcext:value-type="float">
            <text:p>0,045454545454546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[.$F$4]/[.A358]" office:value-type="float" office:value="0.0453257790368272" calcext:value-type="float">
            <text:p>0,045325779036827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[.$F$4]/[.A359]" office:value-type="float" office:value="0.0451977401129944" calcext:value-type="float">
            <text:p>0,045197740112994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[.$F$4]/[.A360]" office:value-type="float" office:value="0.0450704225352113" calcext:value-type="float">
            <text:p>0,045070422535211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[.$F$4]/[.A361]" office:value-type="float" office:value="0.0449438202247191" calcext:value-type="float">
            <text:p>0,044943820224719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[.$F$4]/[.A362]" office:value-type="float" office:value="0.0448179271708684" calcext:value-type="float">
            <text:p>0,044817927170868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[.$F$4]/[.A363]" office:value-type="float" office:value="0.0446927374301676" calcext:value-type="float">
            <text:p>0,044692737430168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[.$F$4]/[.A364]" office:value-type="float" office:value="0.0445682451253482" calcext:value-type="float">
            <text:p>0,044568245125348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[.$F$4]/[.A365]" office:value-type="float" office:value="0.0444444444444444" calcext:value-type="float">
            <text:p>0,044444444444445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[.$F$4]/[.A366]" office:value-type="float" office:value="0.0443213296398892" calcext:value-type="float">
            <text:p>0,044321329639889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[.$F$4]/[.A367]" office:value-type="float" office:value="0.0441988950276243" calcext:value-type="float">
            <text:p>0,044198895027624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[.$F$4]/[.A368]" office:value-type="float" office:value="0.0440771349862259" calcext:value-type="float">
            <text:p>0,044077134986226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[.$F$4]/[.A369]" office:value-type="float" office:value="0.043956043956044" calcext:value-type="float">
            <text:p>0,043956043956044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[.$F$4]/[.A370]" office:value-type="float" office:value="0.0438356164383562" calcext:value-type="float">
            <text:p>0,043835616438356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[.$F$4]/[.A371]" office:value-type="float" office:value="0.0437158469945355" calcext:value-type="float">
            <text:p>0,043715846994536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[.$F$4]/[.A372]" office:value-type="float" office:value="0.0435967302452316" calcext:value-type="float">
            <text:p>0,043596730245232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[.$F$4]/[.A373]" office:value-type="float" office:value="0.0434782608695652" calcext:value-type="float">
            <text:p>0,043478260869565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[.$F$4]/[.A374]" office:value-type="float" office:value="0.043360433604336" calcext:value-type="float">
            <text:p>0,043360433604336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[.$F$4]/[.A375]" office:value-type="float" office:value="0.0432432432432432" calcext:value-type="float">
            <text:p>0,043243243243243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[.$F$4]/[.A376]" office:value-type="float" office:value="0.0431266846361186" calcext:value-type="float">
            <text:p>0,043126684636119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[.$F$4]/[.A377]" office:value-type="float" office:value="0.0430107526881721" calcext:value-type="float">
            <text:p>0,043010752688172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[.$F$4]/[.A378]" office:value-type="float" office:value="0.0428954423592493" calcext:value-type="float">
            <text:p>0,042895442359249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[.$F$4]/[.A379]" office:value-type="float" office:value="0.0427807486631016" calcext:value-type="float">
            <text:p>0,042780748663102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[.$F$4]/[.A380]" office:value-type="float" office:value="0.0426666666666667" calcext:value-type="float">
            <text:p>0,042666666666667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[.$F$4]/[.A381]" office:value-type="float" office:value="0.0425531914893617" calcext:value-type="float">
            <text:p>0,042553191489362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[.$F$4]/[.A382]" office:value-type="float" office:value="0.0424403183023873" calcext:value-type="float">
            <text:p>0,042440318302387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[.$F$4]/[.A383]" office:value-type="float" office:value="0.0423280423280423" calcext:value-type="float">
            <text:p>0,042328042328042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[.$F$4]/[.A384]" office:value-type="float" office:value="0.0422163588390501" calcext:value-type="float">
            <text:p>0,04221635883905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[.$F$4]/[.A385]" office:value-type="float" office:value="0.0421052631578947" calcext:value-type="float">
            <text:p>0,042105263157895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[.$F$4]/[.A386]" office:value-type="float" office:value="0.041994750656168" calcext:value-type="float">
            <text:p>0,041994750656168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[.$F$4]/[.A387]" office:value-type="float" office:value="0.0418848167539267" calcext:value-type="float">
            <text:p>0,041884816753927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[.$F$4]/[.A388]" office:value-type="float" office:value="0.0417754569190601" calcext:value-type="float">
            <text:p>0,04177545691906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[.$F$4]/[.A389]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[.$F$4]/[.A390]" office:value-type="float" office:value="0.0415584415584416" calcext:value-type="float">
            <text:p>0,041558441558442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[.$F$4]/[.A391]" office:value-type="float" office:value="0.0414507772020725" calcext:value-type="float">
            <text:p>0,041450777202073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[.$F$4]/[.A392]" office:value-type="float" office:value="0.041343669250646" calcext:value-type="float">
            <text:p>0,041343669250646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[.$F$4]/[.A393]" office:value-type="float" office:value="0.0412371134020619" calcext:value-type="float">
            <text:p>0,041237113402062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[.$F$4]/[.A394]" office:value-type="float" office:value="0.0411311053984576" calcext:value-type="float">
            <text:p>0,041131105398458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[.$F$4]/[.A395]" office:value-type="float" office:value="0.041025641025641" calcext:value-type="float">
            <text:p>0,041025641025641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[.$F$4]/[.A396]" office:value-type="float" office:value="0.040920716112532" calcext:value-type="float">
            <text:p>0,040920716112532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[.$F$4]/[.A397]" office:value-type="float" office:value="0.0408163265306122" calcext:value-type="float">
            <text:p>0,040816326530612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[.$F$4]/[.A398]" office:value-type="float" office:value="0.0407124681933842" calcext:value-type="float">
            <text:p>0,040712468193384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[.$F$4]/[.A399]" office:value-type="float" office:value="0.0406091370558376" calcext:value-type="float">
            <text:p>0,040609137055838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[.$F$4]/[.A400]" office:value-type="float" office:value="0.0405063291139241" calcext:value-type="float">
            <text:p>0,040506329113924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[.$F$4]/[.A401]" office:value-type="float" office:value="0.0404040404040404" calcext:value-type="float">
            <text:p>0,04040404040404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[.$F$4]/[.A402]" office:value-type="float" office:value="0.0403022670025189" calcext:value-type="float">
            <text:p>0,040302267002519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[.$F$4]/[.A403]" office:value-type="float" office:value="0.0402010050251256" calcext:value-type="float">
            <text:p>0,040201005025126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[.$F$4]/[.A404]" office:value-type="float" office:value="0.0401002506265664" calcext:value-type="float">
            <text:p>0,040100250626567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[.$F$4]/[.A405]" office:value-type="float" office:value="0.04" calcext:value-type="float">
            <text:p>0,04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[.$F$4]/[.A406]" office:value-type="float" office:value="0.0399002493765586" calcext:value-type="float">
            <text:p>0,039900249376559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[.$F$4]/[.A407]" office:value-type="float" office:value="0.0398009950248756" calcext:value-type="float">
            <text:p>0,039800995024876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[.$F$4]/[.A408]" office:value-type="float" office:value="0.0397022332506203" calcext:value-type="float">
            <text:p>0,03970223325062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[.$F$4]/[.A409]" office:value-type="float" office:value="0.0396039603960396" calcext:value-type="float">
            <text:p>0,03960396039604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[.$F$4]/[.A410]" office:value-type="float" office:value="0.0395061728395062" calcext:value-type="float">
            <text:p>0,039506172839506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[.$F$4]/[.A411]" office:value-type="float" office:value="0.0394088669950739" calcext:value-type="float">
            <text:p>0,039408866995074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[.$F$4]/[.A412]" office:value-type="float" office:value="0.0393120393120393" calcext:value-type="float">
            <text:p>0,039312039312039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[.$F$4]/[.A413]" office:value-type="float" office:value="0.0392156862745098" calcext:value-type="float">
            <text:p>0,03921568627451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[.$F$4]/[.A414]" office:value-type="float" office:value="0.039119804400978" calcext:value-type="float">
            <text:p>0,039119804400978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[.$F$4]/[.A415]" office:value-type="float" office:value="0.0390243902439024" calcext:value-type="float">
            <text:p>0,039024390243903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[.$F$4]/[.A416]" office:value-type="float" office:value="0.0389294403892944" calcext:value-type="float">
            <text:p>0,038929440389294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[.$F$4]/[.A417]" office:value-type="float" office:value="0.0388349514563107" calcext:value-type="float">
            <text:p>0,038834951456311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[.$F$4]/[.A418]" office:value-type="float" office:value="0.0387409200968523" calcext:value-type="float">
            <text:p>0,038740920096852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[.$F$4]/[.A419]" office:value-type="float" office:value="0.0386473429951691" calcext:value-type="float">
            <text:p>0,038647342995169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[.$F$4]/[.A420]" office:value-type="float" office:value="0.0385542168674699" calcext:value-type="float">
            <text:p>0,03855421686747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[.$F$4]/[.A421]" office:value-type="float" office:value="0.0384615384615385" calcext:value-type="float">
            <text:p>0,038461538461539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[.$F$4]/[.A422]" office:value-type="float" office:value="0.0383693045563549" calcext:value-type="float">
            <text:p>0,038369304556355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[.$F$4]/[.A423]" office:value-type="float" office:value="0.0382775119617225" calcext:value-type="float">
            <text:p>0,038277511961723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[.$F$4]/[.A424]" office:value-type="float" office:value="0.0381861575178998" calcext:value-type="float">
            <text:p>0,0381861575179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[.$F$4]/[.A425]" office:value-type="float" office:value="0.0380952380952381" calcext:value-type="float">
            <text:p>0,038095238095238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[.$F$4]/[.A426]" office:value-type="float" office:value="0.0380047505938242" calcext:value-type="float">
            <text:p>0,038004750593824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[.$F$4]/[.A427]" office:value-type="float" office:value="0.037914691943128" calcext:value-type="float">
            <text:p>0,037914691943128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[.$F$4]/[.A428]" office:value-type="float" office:value="0.0378250591016548" calcext:value-type="float">
            <text:p>0,037825059101655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[.$F$4]/[.A429]" office:value-type="float" office:value="0.0377358490566038" calcext:value-type="float">
            <text:p>0,037735849056604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[.$F$4]/[.A430]" office:value-type="float" office:value="0.0376470588235294" calcext:value-type="float">
            <text:p>0,037647058823529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[.$F$4]/[.A431]" office:value-type="float" office:value="0.0375586854460094" calcext:value-type="float">
            <text:p>0,037558685446009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[.$F$4]/[.A432]" office:value-type="float" office:value="0.0374707259953162" calcext:value-type="float">
            <text:p>0,037470725995316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[.$F$4]/[.A433]" office:value-type="float" office:value="0.0373831775700935" calcext:value-type="float">
            <text:p>0,037383177570094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[.$F$4]/[.A434]" office:value-type="float" office:value="0.0372960372960373" calcext:value-type="float">
            <text:p>0,037296037296037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[.$F$4]/[.A435]" office:value-type="float" office:value="0.0372093023255814" calcext:value-type="float">
            <text:p>0,037209302325581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[.$F$4]/[.A436]" office:value-type="float" office:value="0.037122969837587" calcext:value-type="float">
            <text:p>0,037122969837587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[.$F$4]/[.A437]" office:value-type="float" office:value="0.037037037037037" calcext:value-type="float">
            <text:p>0,037037037037037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[.$F$4]/[.A438]" office:value-type="float" office:value="0.0369515011547344" calcext:value-type="float">
            <text:p>0,036951501154735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[.$F$4]/[.A439]" office:value-type="float" office:value="0.0368663594470046" calcext:value-type="float">
            <text:p>0,036866359447005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[.$F$4]/[.A440]" office:value-type="float" office:value="0.0367816091954023" calcext:value-type="float">
            <text:p>0,036781609195402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[.$F$4]/[.A441]" office:value-type="float" office:value="0.036697247706422" calcext:value-type="float">
            <text:p>0,036697247706422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[.$F$4]/[.A442]" office:value-type="float" office:value="0.0366132723112128" calcext:value-type="float">
            <text:p>0,036613272311213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[.$F$4]/[.A443]" office:value-type="float" office:value="0.0365296803652968" calcext:value-type="float">
            <text:p>0,036529680365297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[.$F$4]/[.A444]" office:value-type="float" office:value="0.0364464692482916" calcext:value-type="float">
            <text:p>0,036446469248292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[.$F$4]/[.A445]" office:value-type="float" office:value="0.0363636363636364" calcext:value-type="float">
            <text:p>0,036363636363636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[.$F$4]/[.A446]" office:value-type="float" office:value="0.036281179138322" calcext:value-type="float">
            <text:p>0,036281179138322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[.$F$4]/[.A447]" office:value-type="float" office:value="0.0361990950226244" calcext:value-type="float">
            <text:p>0,036199095022625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[.$F$4]/[.A448]" office:value-type="float" office:value="0.036117381489842" calcext:value-type="float">
            <text:p>0,036117381489842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[.$F$4]/[.A449]" office:value-type="float" office:value="0.036036036036036" calcext:value-type="float">
            <text:p>0,036036036036036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[.$F$4]/[.A450]" office:value-type="float" office:value="0.0359550561797753" calcext:value-type="float">
            <text:p>0,035955056179775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[.$F$4]/[.A451]" office:value-type="float" office:value="0.0358744394618834" calcext:value-type="float">
            <text:p>0,035874439461883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[.$F$4]/[.A452]" office:value-type="float" office:value="0.0357941834451902" calcext:value-type="float">
            <text:p>0,03579418344519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[.$F$4]/[.A453]" office:value-type="float" office:value="0.0357142857142857" calcext:value-type="float">
            <text:p>0,035714285714286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[.$F$4]/[.A454]" office:value-type="float" office:value="0.0356347438752784" calcext:value-type="float">
            <text:p>0,035634743875278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[.$F$4]/[.A455]" office:value-type="float" office:value="0.0355555555555556" calcext:value-type="float">
            <text:p>0,035555555555556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[.$F$4]/[.A456]" office:value-type="float" office:value="0.0354767184035477" calcext:value-type="float">
            <text:p>0,035476718403548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[.$F$4]/[.A457]" office:value-type="float" office:value="0.0353982300884956" calcext:value-type="float">
            <text:p>0,035398230088496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[.$F$4]/[.A458]" office:value-type="float" office:value="0.0353200883002207" calcext:value-type="float">
            <text:p>0,035320088300221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[.$F$4]/[.A459]" office:value-type="float" office:value="0.0352422907488987" calcext:value-type="float">
            <text:p>0,035242290748899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[.$F$4]/[.A460]" office:value-type="float" office:value="0.0351648351648352" calcext:value-type="float">
            <text:p>0,035164835164835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[.$F$4]/[.A461]" office:value-type="float" office:value="0.0350877192982456" calcext:value-type="float">
            <text:p>0,035087719298246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[.$F$4]/[.A462]" office:value-type="float" office:value="0.0350109409190372" calcext:value-type="float">
            <text:p>0,035010940919037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[.$F$4]/[.A463]" office:value-type="float" office:value="0.0349344978165939" calcext:value-type="float">
            <text:p>0,034934497816594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[.$F$4]/[.A464]" office:value-type="float" office:value="0.0348583877995643" calcext:value-type="float">
            <text:p>0,034858387799564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[.$F$4]/[.A465]" office:value-type="float" office:value="0.0347826086956522" calcext:value-type="float">
            <text:p>0,034782608695652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[.$F$4]/[.A466]" office:value-type="float" office:value="0.03470715835141" calcext:value-type="float">
            <text:p>0,03470715835141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[.$F$4]/[.A467]" office:value-type="float" office:value="0.0346320346320346" calcext:value-type="float">
            <text:p>0,034632034632035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[.$F$4]/[.A468]" office:value-type="float" office:value="0.0345572354211663" calcext:value-type="float">
            <text:p>0,034557235421166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[.$F$4]/[.A469]" office:value-type="float" office:value="0.0344827586206897" calcext:value-type="float">
            <text:p>0,03448275862069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[.$F$4]/[.A470]" office:value-type="float" office:value="0.0344086021505376" calcext:value-type="float">
            <text:p>0,034408602150538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[.$F$4]/[.A471]" office:value-type="float" office:value="0.0343347639484979" calcext:value-type="float">
            <text:p>0,034334763948498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[.$F$4]/[.A472]" office:value-type="float" office:value="0.0342612419700214" calcext:value-type="float">
            <text:p>0,034261241970022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[.$F$4]/[.A473]" office:value-type="float" office:value="0.0341880341880342" calcext:value-type="float">
            <text:p>0,034188034188034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[.$F$4]/[.A474]" office:value-type="float" office:value="0.0341151385927505" calcext:value-type="float">
            <text:p>0,034115138592751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[.$F$4]/[.A475]" office:value-type="float" office:value="0.0340425531914894" calcext:value-type="float">
            <text:p>0,034042553191489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[.$F$4]/[.A476]" office:value-type="float" office:value="0.0339702760084926" calcext:value-type="float">
            <text:p>0,033970276008493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[.$F$4]/[.A477]" office:value-type="float" office:value="0.0338983050847458" calcext:value-type="float">
            <text:p>0,033898305084746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[.$F$4]/[.A478]" office:value-type="float" office:value="0.0338266384778013" calcext:value-type="float">
            <text:p>0,033826638477801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[.$F$4]/[.A479]" office:value-type="float" office:value="0.0337552742616034" calcext:value-type="float">
            <text:p>0,033755274261603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[.$F$4]/[.A480]" office:value-type="float" office:value="0.0336842105263158" calcext:value-type="float">
            <text:p>0,033684210526316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[.$F$4]/[.A481]" office:value-type="float" office:value="0.0336134453781513" calcext:value-type="float">
            <text:p>0,033613445378151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[.$F$4]/[.A482]" office:value-type="float" office:value="0.0335429769392034" calcext:value-type="float">
            <text:p>0,033542976939203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[.$F$4]/[.A483]" office:value-type="float" office:value="0.0334728033472803" calcext:value-type="float">
            <text:p>0,03347280334728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[.$F$4]/[.A484]" office:value-type="float" office:value="0.0334029227557411" calcext:value-type="float">
            <text:p>0,033402922755741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[.$F$4]/[.A485]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[.$F$4]/[.A486]" office:value-type="float" office:value="0.0332640332640333" calcext:value-type="float">
            <text:p>0,033264033264033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[.$F$4]/[.A487]" office:value-type="float" office:value="0.033195020746888" calcext:value-type="float">
            <text:p>0,033195020746888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[.$F$4]/[.A488]" office:value-type="float" office:value="0.0331262939958592" calcext:value-type="float">
            <text:p>0,033126293995859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[.$F$4]/[.A489]" office:value-type="float" office:value="0.0330578512396694" calcext:value-type="float">
            <text:p>0,03305785123967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[.$F$4]/[.A490]" office:value-type="float" office:value="0.0329896907216495" calcext:value-type="float">
            <text:p>0,03298969072165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[.$F$4]/[.A491]" office:value-type="float" office:value="0.0329218106995885" calcext:value-type="float">
            <text:p>0,032921810699589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[.$F$4]/[.A492]" office:value-type="float" office:value="0.0328542094455852" calcext:value-type="float">
            <text:p>0,032854209445585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[.$F$4]/[.A493]" office:value-type="float" office:value="0.0327868852459016" calcext:value-type="float">
            <text:p>0,032786885245902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[.$F$4]/[.A494]" office:value-type="float" office:value="0.032719836400818" calcext:value-type="float">
            <text:p>0,032719836400818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[.$F$4]/[.A495]" office:value-type="float" office:value="0.0326530612244898" calcext:value-type="float">
            <text:p>0,03265306122449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[.$F$4]/[.A496]" office:value-type="float" office:value="0.0325865580448065" calcext:value-type="float">
            <text:p>0,032586558044807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[.$F$4]/[.A497]" office:value-type="float" office:value="0.032520325203252" calcext:value-type="float">
            <text:p>0,032520325203252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[.$F$4]/[.A498]" office:value-type="float" office:value="0.0324543610547667" calcext:value-type="float">
            <text:p>0,032454361054767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[.$F$4]/[.A499]" office:value-type="float" office:value="0.0323886639676113" calcext:value-type="float">
            <text:p>0,032388663967611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[.$F$4]/[.A500]" office:value-type="float" office:value="0.0323232323232323" calcext:value-type="float">
            <text:p>0,032323232323232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[.$F$4]/[.A501]" office:value-type="float" office:value="0.032258064516129" calcext:value-type="float">
            <text:p>0,032258064516129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[.$F$4]/[.A502]" office:value-type="float" office:value="0.0321931589537223" calcext:value-type="float">
            <text:p>0,032193158953722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[.$F$4]/[.A503]" office:value-type="float" office:value="0.0321285140562249" calcext:value-type="float">
            <text:p>0,032128514056225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[.$F$4]/[.A504]" office:value-type="float" office:value="0.032064128256513" calcext:value-type="float">
            <text:p>0,032064128256513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[.$F$4]/[.A505]" office:value-type="float" office:value="0.032" calcext:value-type="float">
            <text:p>0,032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[.$F$4]/[.A506]" office:value-type="float" office:value="0.031936127744511" calcext:value-type="float">
            <text:p>0,031936127744511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[.$F$4]/[.A507]" office:value-type="float" office:value="0.0318725099601594" calcext:value-type="float">
            <text:p>0,031872509960159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[.$F$4]/[.A508]" office:value-type="float" office:value="0.0318091451292246" calcext:value-type="float">
            <text:p>0,031809145129225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[.$F$4]/[.A509]" office:value-type="float" office:value="0.0317460317460317" calcext:value-type="float">
            <text:p>0,031746031746032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[.$F$4]/[.A510]" office:value-type="float" office:value="0.0316831683168317" calcext:value-type="float">
            <text:p>0,031683168316832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[.$F$4]/[.A511]" office:value-type="float" office:value="0.0316205533596838" calcext:value-type="float">
            <text:p>0,031620553359684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[.$F$4]/[.A512]" office:value-type="float" office:value="0.0315581854043393" calcext:value-type="float">
            <text:p>0,031558185404339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[.$F$4]/[.A513]" office:value-type="float" office:value="0.031496062992126" calcext:value-type="float">
            <text:p>0,031496062992126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[.$F$4]/[.A514]" office:value-type="float" office:value="0.031434184675835" calcext:value-type="float">
            <text:p>0,031434184675835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[.$F$4]/[.A515]" office:value-type="float" office:value="0.0313725490196078" calcext:value-type="float">
            <text:p>0,031372549019608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[.$F$4]/[.A516]" office:value-type="float" office:value="0.0313111545988258" calcext:value-type="float">
            <text:p>0,031311154598826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[.$F$4]/[.A517]" office:value-type="float" office:value="0.03125" calcext:value-type="float">
            <text:p>0,03125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[.$F$4]/[.A518]" office:value-type="float" office:value="0.0311890838206628" calcext:value-type="float">
            <text:p>0,031189083820663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[.$F$4]/[.A519]" office:value-type="float" office:value="0.0311284046692607" calcext:value-type="float">
            <text:p>0,031128404669261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[.$F$4]/[.A520]" office:value-type="float" office:value="0.0310679611650485" calcext:value-type="float">
            <text:p>0,031067961165049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[.$F$4]/[.A521]" office:value-type="float" office:value="0.0310077519379845" calcext:value-type="float">
            <text:p>0,031007751937985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[.$F$4]/[.A522]" office:value-type="float" office:value="0.0309477756286267" calcext:value-type="float">
            <text:p>0,030947775628627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[.$F$4]/[.A523]" office:value-type="float" office:value="0.0308880308880309" calcext:value-type="float">
            <text:p>0,030888030888031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[.$F$4]/[.A524]" office:value-type="float" office:value="0.0308285163776493" calcext:value-type="float">
            <text:p>0,030828516377649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[.$F$4]/[.A525]" office:value-type="float" office:value="0.0307692307692308" calcext:value-type="float">
            <text:p>0,030769230769231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[.$F$4]/[.A526]" office:value-type="float" office:value="0.0307101727447217" calcext:value-type="float">
            <text:p>0,030710172744722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[.$F$4]/[.A527]" office:value-type="float" office:value="0.0306513409961686" calcext:value-type="float">
            <text:p>0,030651340996169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[.$F$4]/[.A528]" office:value-type="float" office:value="0.0305927342256214" calcext:value-type="float">
            <text:p>0,030592734225622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[.$F$4]/[.A529]" office:value-type="float" office:value="0.0305343511450382" calcext:value-type="float">
            <text:p>0,030534351145038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[.$F$4]/[.A530]" office:value-type="float" office:value="0.0304761904761905" calcext:value-type="float">
            <text:p>0,030476190476191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[.$F$4]/[.A531]" office:value-type="float" office:value="0.0304182509505703" calcext:value-type="float">
            <text:p>0,03041825095057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[.$F$4]/[.A532]" office:value-type="float" office:value="0.0303605313092979" calcext:value-type="float">
            <text:p>0,030360531309298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[.$F$4]/[.A533]" office:value-type="float" office:value="0.0303030303030303" calcext:value-type="float">
            <text:p>0,03030303030303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[.$F$4]/[.A534]" office:value-type="float" office:value="0.0302457466918715" calcext:value-type="float">
            <text:p>0,030245746691872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[.$F$4]/[.A535]" office:value-type="float" office:value="0.030188679245283" calcext:value-type="float">
            <text:p>0,030188679245283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[.$F$4]/[.A536]" office:value-type="float" office:value="0.0301318267419962" calcext:value-type="float">
            <text:p>0,030131826741996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[.$F$4]/[.A537]" office:value-type="float" office:value="0.0300751879699248" calcext:value-type="float">
            <text:p>0,030075187969925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[.$F$4]/[.A538]" office:value-type="float" office:value="0.0300187617260788" calcext:value-type="float">
            <text:p>0,030018761726079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[.$F$4]/[.A539]" office:value-type="float" office:value="0.0299625468164794" calcext:value-type="float">
            <text:p>0,029962546816479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[.$F$4]/[.A540]" office:value-type="float" office:value="0.0299065420560748" calcext:value-type="float">
            <text:p>0,029906542056075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[.$F$4]/[.A541]" office:value-type="float" office:value="0.0298507462686567" calcext:value-type="float">
            <text:p>0,029850746268657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[.$F$4]/[.A542]" office:value-type="float" office:value="0.0297951582867784" calcext:value-type="float">
            <text:p>0,029795158286778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[.$F$4]/[.A543]" office:value-type="float" office:value="0.0297397769516729" calcext:value-type="float">
            <text:p>0,029739776951673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[.$F$4]/[.A544]" office:value-type="float" office:value="0.0296846011131725" calcext:value-type="float">
            <text:p>0,029684601113173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[.$F$4]/[.A545]" office:value-type="float" office:value="0.0296296296296296" calcext:value-type="float">
            <text:p>0,02962962962963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[.$F$4]/[.A546]" office:value-type="float" office:value="0.0295748613678373" calcext:value-type="float">
            <text:p>0,029574861367837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[.$F$4]/[.A547]" office:value-type="float" office:value="0.029520295202952" calcext:value-type="float">
            <text:p>0,029520295202952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[.$F$4]/[.A548]" office:value-type="float" office:value="0.0294659300184162" calcext:value-type="float">
            <text:p>0,029465930018416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[.$F$4]/[.A549]" office:value-type="float" office:value="0.0294117647058823" calcext:value-type="float">
            <text:p>0,029411764705882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[.$F$4]/[.A550]" office:value-type="float" office:value="0.0293577981651376" calcext:value-type="float">
            <text:p>0,029357798165138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[.$F$4]/[.A551]" office:value-type="float" office:value="0.0293040293040293" calcext:value-type="float">
            <text:p>0,029304029304029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[.$F$4]/[.A552]" office:value-type="float" office:value="0.0292504570383912" calcext:value-type="float">
            <text:p>0,029250457038391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[.$F$4]/[.A553]" office:value-type="float" office:value="0.0291970802919708" calcext:value-type="float">
            <text:p>0,029197080291971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[.$F$4]/[.A554]" office:value-type="float" office:value="0.029143897996357" calcext:value-type="float">
            <text:p>0,029143897996357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[.$F$4]/[.A555]" office:value-type="float" office:value="0.0290909090909091" calcext:value-type="float">
            <text:p>0,029090909090909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[.$F$4]/[.A556]" office:value-type="float" office:value="0.029038112522686" calcext:value-type="float">
            <text:p>0,029038112522686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[.$F$4]/[.A557]" office:value-type="float" office:value="0.0289855072463768" calcext:value-type="float">
            <text:p>0,028985507246377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[.$F$4]/[.A558]" office:value-type="float" office:value="0.0289330922242315" calcext:value-type="float">
            <text:p>0,028933092224232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[.$F$4]/[.A559]" office:value-type="float" office:value="0.0288808664259928" calcext:value-type="float">
            <text:p>0,028880866425993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[.$F$4]/[.A560]" office:value-type="float" office:value="0.0288288288288288" calcext:value-type="float">
            <text:p>0,028828828828829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[.$F$4]/[.A561]" office:value-type="float" office:value="0.0287769784172662" calcext:value-type="float">
            <text:p>0,028776978417266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[.$F$4]/[.A562]" office:value-type="float" office:value="0.0287253141831239" calcext:value-type="float">
            <text:p>0,028725314183124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[.$F$4]/[.A563]" office:value-type="float" office:value="0.028673835125448" calcext:value-type="float">
            <text:p>0,028673835125448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[.$F$4]/[.A564]" office:value-type="float" office:value="0.0286225402504472" calcext:value-type="float">
            <text:p>0,028622540250447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[.$F$4]/[.A565]" office:value-type="float" office:value="0.0285714285714286" calcext:value-type="float">
            <text:p>0,028571428571429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[.$F$4]/[.A566]" office:value-type="float" office:value="0.0285204991087344" calcext:value-type="float">
            <text:p>0,028520499108734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[.$F$4]/[.A567]" office:value-type="float" office:value="0.0284697508896797" calcext:value-type="float">
            <text:p>0,02846975088968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[.$F$4]/[.A568]" office:value-type="float" office:value="0.0284191829484902" calcext:value-type="float">
            <text:p>0,02841918294849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[.$F$4]/[.A569]" office:value-type="float" office:value="0.0283687943262411" calcext:value-type="float">
            <text:p>0,028368794326241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[.$F$4]/[.A570]" office:value-type="float" office:value="0.0283185840707965" calcext:value-type="float">
            <text:p>0,028318584070797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[.$F$4]/[.A571]" office:value-type="float" office:value="0.0282685512367491" calcext:value-type="float">
            <text:p>0,028268551236749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[.$F$4]/[.A572]" office:value-type="float" office:value="0.0282186948853616" calcext:value-type="float">
            <text:p>0,028218694885362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[.$F$4]/[.A573]" office:value-type="float" office:value="0.028169014084507" calcext:value-type="float">
            <text:p>0,028169014084507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[.$F$4]/[.A574]" office:value-type="float" office:value="0.0281195079086116" calcext:value-type="float">
            <text:p>0,028119507908612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[.$F$4]/[.A575]" office:value-type="float" office:value="0.0280701754385965" calcext:value-type="float">
            <text:p>0,028070175438597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[.$F$4]/[.A576]" office:value-type="float" office:value="0.0280210157618214" calcext:value-type="float">
            <text:p>0,028021015761821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[.$F$4]/[.A577]" office:value-type="float" office:value="0.027972027972028" calcext:value-type="float">
            <text:p>0,027972027972028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[.$F$4]/[.A578]" office:value-type="float" office:value="0.0279232111692845" calcext:value-type="float">
            <text:p>0,027923211169285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[.$F$4]/[.A579]" office:value-type="float" office:value="0.0278745644599303" calcext:value-type="float">
            <text:p>0,02787456445993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[.$F$4]/[.A580]" office:value-type="float" office:value="0.0278260869565217" calcext:value-type="float">
            <text:p>0,027826086956522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[.$F$4]/[.A581]" office:value-type="float" office:value="0.0277777777777778" calcext:value-type="float">
            <text:p>0,027777777777778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[.$F$4]/[.A582]" office:value-type="float" office:value="0.0277296360485269" calcext:value-type="float">
            <text:p>0,027729636048527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[.$F$4]/[.A583]" office:value-type="float" office:value="0.027681660899654" calcext:value-type="float">
            <text:p>0,027681660899654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[.$F$4]/[.A584]" office:value-type="float" office:value="0.0276338514680484" calcext:value-type="float">
            <text:p>0,027633851468048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[.$F$4]/[.A585]" office:value-type="float" office:value="0.0275862068965517" calcext:value-type="float">
            <text:p>0,027586206896552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[.$F$4]/[.A586]" office:value-type="float" office:value="0.0275387263339071" calcext:value-type="float">
            <text:p>0,027538726333907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[.$F$4]/[.A587]" office:value-type="float" office:value="0.0274914089347079" calcext:value-type="float">
            <text:p>0,027491408934708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[.$F$4]/[.A588]" office:value-type="float" office:value="0.0274442538593482" calcext:value-type="float">
            <text:p>0,027444253859348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[.$F$4]/[.A589]" office:value-type="float" office:value="0.0273972602739726" calcext:value-type="float">
            <text:p>0,027397260273973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[.$F$4]/[.A590]" office:value-type="float" office:value="0.0273504273504273" calcext:value-type="float">
            <text:p>0,027350427350427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[.$F$4]/[.A591]" office:value-type="float" office:value="0.0273037542662116" calcext:value-type="float">
            <text:p>0,027303754266212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[.$F$4]/[.A592]" office:value-type="float" office:value="0.0272572402044293" calcext:value-type="float">
            <text:p>0,027257240204429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[.$F$4]/[.A593]" office:value-type="float" office:value="0.0272108843537415" calcext:value-type="float">
            <text:p>0,027210884353742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[.$F$4]/[.A594]" office:value-type="float" office:value="0.0271646859083192" calcext:value-type="float">
            <text:p>0,027164685908319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[.$F$4]/[.A595]" office:value-type="float" office:value="0.0271186440677966" calcext:value-type="float">
            <text:p>0,027118644067797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[.$F$4]/[.A596]" office:value-type="float" office:value="0.027072758037225" calcext:value-type="float">
            <text:p>0,027072758037225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[.$F$4]/[.A597]" office:value-type="float" office:value="0.027027027027027" calcext:value-type="float">
            <text:p>0,027027027027027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[.$F$4]/[.A598]" office:value-type="float" office:value="0.0269814502529511" calcext:value-type="float">
            <text:p>0,026981450252951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[.$F$4]/[.A599]" office:value-type="float" office:value="0.0269360269360269" calcext:value-type="float">
            <text:p>0,026936026936027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[.$F$4]/[.A600]" office:value-type="float" office:value="0.026890756302521" calcext:value-type="float">
            <text:p>0,026890756302521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[.$F$4]/[.A601]" office:value-type="float" office:value="0.0268456375838926" calcext:value-type="float">
            <text:p>0,026845637583893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[.$F$4]/[.A602]" office:value-type="float" office:value="0.0268006700167504" calcext:value-type="float">
            <text:p>0,026800670016751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[.$F$4]/[.A603]" office:value-type="float" office:value="0.0267558528428094" calcext:value-type="float">
            <text:p>0,026755852842809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[.$F$4]/[.A604]" office:value-type="float" office:value="0.0267111853088481" calcext:value-type="float">
            <text:p>0,026711185308848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[.$F$4]/[.A605]" office:value-type="float" office:value="0.0266666666666667" calcext:value-type="float">
            <text:p>0,026666666666667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[.$F$4]/[.A606]" office:value-type="float" office:value="0.0266222961730449" calcext:value-type="float">
            <text:p>0,026622296173045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[.$F$4]/[.A607]" office:value-type="float" office:value="0.026578073089701" calcext:value-type="float">
            <text:p>0,026578073089701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[.$F$4]/[.A608]" office:value-type="float" office:value="0.0265339966832504" calcext:value-type="float">
            <text:p>0,026533996683251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[.$F$4]/[.A609]" office:value-type="float" office:value="0.0264900662251656" calcext:value-type="float">
            <text:p>0,026490066225166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[.$F$4]/[.A610]" office:value-type="float" office:value="0.0264462809917355" calcext:value-type="float">
            <text:p>0,026446280991736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[.$F$4]/[.A611]" office:value-type="float" office:value="0.0264026402640264" calcext:value-type="float">
            <text:p>0,026402640264026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[.$F$4]/[.A612]" office:value-type="float" office:value="0.0263591433278418" calcext:value-type="float">
            <text:p>0,026359143327842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[.$F$4]/[.A613]" office:value-type="float" office:value="0.0263157894736842" calcext:value-type="float">
            <text:p>0,026315789473684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[.$F$4]/[.A614]" office:value-type="float" office:value="0.0262725779967159" calcext:value-type="float">
            <text:p>0,026272577996716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[.$F$4]/[.A615]" office:value-type="float" office:value="0.0262295081967213" calcext:value-type="float">
            <text:p>0,026229508196721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[.$F$4]/[.A616]" office:value-type="float" office:value="0.0261865793780687" calcext:value-type="float">
            <text:p>0,026186579378069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[.$F$4]/[.A617]" office:value-type="float" office:value="0.0261437908496732" calcext:value-type="float">
            <text:p>0,026143790849673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[.$F$4]/[.A618]" office:value-type="float" office:value="0.0261011419249592" calcext:value-type="float">
            <text:p>0,026101141924959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[.$F$4]/[.A619]" office:value-type="float" office:value="0.0260586319218241" calcext:value-type="float">
            <text:p>0,026058631921824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[.$F$4]/[.A620]" office:value-type="float" office:value="0.0260162601626016" calcext:value-type="float">
            <text:p>0,026016260162602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[.$F$4]/[.A621]" office:value-type="float" office:value="0.025974025974026" calcext:value-type="float">
            <text:p>0,025974025974026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[.$F$4]/[.A622]" office:value-type="float" office:value="0.0259319286871961" calcext:value-type="float">
            <text:p>0,025931928687196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[.$F$4]/[.A623]" office:value-type="float" office:value="0.0258899676375405" calcext:value-type="float">
            <text:p>0,025889967637541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[.$F$4]/[.A624]" office:value-type="float" office:value="0.0258481421647819" calcext:value-type="float">
            <text:p>0,025848142164782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[.$F$4]/[.A625]" office:value-type="float" office:value="0.0258064516129032" calcext:value-type="float">
            <text:p>0,025806451612903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[.$F$4]/[.A626]" office:value-type="float" office:value="0.0257648953301127" calcext:value-type="float">
            <text:p>0,025764895330113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[.$F$4]/[.A627]" office:value-type="float" office:value="0.0257234726688103" calcext:value-type="float">
            <text:p>0,02572347266881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[.$F$4]/[.A628]" office:value-type="float" office:value="0.0256821829855538" calcext:value-type="float">
            <text:p>0,025682182985554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[.$F$4]/[.A629]" office:value-type="float" office:value="0.0256410256410256" calcext:value-type="float">
            <text:p>0,025641025641026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[.$F$4]/[.A630]" office:value-type="float" office:value="0.0256" calcext:value-type="float">
            <text:p>0,0256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[.$F$4]/[.A631]" office:value-type="float" office:value="0.0255591054313099" calcext:value-type="float">
            <text:p>0,02555910543131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[.$F$4]/[.A632]" office:value-type="float" office:value="0.025518341307815" calcext:value-type="float">
            <text:p>0,025518341307815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[.$F$4]/[.A633]" office:value-type="float" office:value="0.0254777070063694" calcext:value-type="float">
            <text:p>0,02547770700637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[.$F$4]/[.A634]" office:value-type="float" office:value="0.0254372019077901" calcext:value-type="float">
            <text:p>0,02543720190779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[.$F$4]/[.A635]" office:value-type="float" office:value="0.0253968253968254" calcext:value-type="float">
            <text:p>0,025396825396825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[.$F$4]/[.A636]" office:value-type="float" office:value="0.0253565768621236" calcext:value-type="float">
            <text:p>0,025356576862124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[.$F$4]/[.A637]" office:value-type="float" office:value="0.0253164556962025" calcext:value-type="float">
            <text:p>0,025316455696203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[.$F$4]/[.A638]" office:value-type="float" office:value="0.0252764612954186" calcext:value-type="float">
            <text:p>0,025276461295419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[.$F$4]/[.A639]" office:value-type="float" office:value="0.0252365930599369" calcext:value-type="float">
            <text:p>0,025236593059937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[.$F$4]/[.A640]" office:value-type="float" office:value="0.0251968503937008" calcext:value-type="float">
            <text:p>0,025196850393701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[.$F$4]/[.A641]" office:value-type="float" office:value="0.0251572327044025" calcext:value-type="float">
            <text:p>0,025157232704403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[.$F$4]/[.A642]" office:value-type="float" office:value="0.0251177394034537" calcext:value-type="float">
            <text:p>0,025117739403454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[.$F$4]/[.A643]" office:value-type="float" office:value="0.0250783699059561" calcext:value-type="float">
            <text:p>0,025078369905956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[.$F$4]/[.A644]" office:value-type="float" office:value="0.0250391236306729" calcext:value-type="float">
            <text:p>0,025039123630673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[.$F$4]/[.A645]" office:value-type="float" office:value="0.025" calcext:value-type="float">
            <text:p>0,025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[.$F$4]/[.A646]" office:value-type="float" office:value="0.0249609984399376" calcext:value-type="float">
            <text:p>0,024960998439938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[.$F$4]/[.A647]" office:value-type="float" office:value="0.0249221183800623" calcext:value-type="float">
            <text:p>0,024922118380062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[.$F$4]/[.A648]" office:value-type="float" office:value="0.0248833592534992" calcext:value-type="float">
            <text:p>0,024883359253499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[.$F$4]/[.A649]" office:value-type="float" office:value="0.0248447204968944" calcext:value-type="float">
            <text:p>0,024844720496894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[.$F$4]/[.A650]" office:value-type="float" office:value="0.0248062015503876" calcext:value-type="float">
            <text:p>0,024806201550388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[.$F$4]/[.A651]" office:value-type="float" office:value="0.0247678018575851" calcext:value-type="float">
            <text:p>0,024767801857585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[.$F$4]/[.A652]" office:value-type="float" office:value="0.0247295208655332" calcext:value-type="float">
            <text:p>0,024729520865533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[.$F$4]/[.A653]" office:value-type="float" office:value="0.0246913580246914" calcext:value-type="float">
            <text:p>0,024691358024691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[.$F$4]/[.A654]" office:value-type="float" office:value="0.024653312788906" calcext:value-type="float">
            <text:p>0,024653312788906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[.$F$4]/[.A655]" office:value-type="float" office:value="0.0246153846153846" calcext:value-type="float">
            <text:p>0,024615384615385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[.$F$4]/[.A656]" office:value-type="float" office:value="0.0245775729646697" calcext:value-type="float">
            <text:p>0,02457757296467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[.$F$4]/[.A657]" office:value-type="float" office:value="0.0245398773006135" calcext:value-type="float">
            <text:p>0,024539877300614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[.$F$4]/[.A658]" office:value-type="float" office:value="0.0245022970903522" calcext:value-type="float">
            <text:p>0,024502297090352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[.$F$4]/[.A659]" office:value-type="float" office:value="0.0244648318042813" calcext:value-type="float">
            <text:p>0,024464831804281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[.$F$4]/[.A660]" office:value-type="float" office:value="0.0244274809160305" calcext:value-type="float">
            <text:p>0,024427480916031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[.$F$4]/[.A661]" office:value-type="float" office:value="0.024390243902439" calcext:value-type="float">
            <text:p>0,024390243902439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[.$F$4]/[.A662]" office:value-type="float" office:value="0.0243531202435312" calcext:value-type="float">
            <text:p>0,024353120243531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[.$F$4]/[.A663]" office:value-type="float" office:value="0.0243161094224924" calcext:value-type="float">
            <text:p>0,024316109422492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[.$F$4]/[.A664]" office:value-type="float" office:value="0.0242792109256449" calcext:value-type="float">
            <text:p>0,024279210925645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[.$F$4]/[.A665]" office:value-type="float" office:value="0.0242424242424242" calcext:value-type="float">
            <text:p>0,024242424242424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[.$F$4]/[.A666]" office:value-type="float" office:value="0.0242057488653555" calcext:value-type="float">
            <text:p>0,024205748865356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[.$F$4]/[.A667]" office:value-type="float" office:value="0.0241691842900302" calcext:value-type="float">
            <text:p>0,02416918429003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[.$F$4]/[.A668]" office:value-type="float" office:value="0.024132730015083" calcext:value-type="float">
            <text:p>0,024132730015083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[.$F$4]/[.A669]" office:value-type="float" office:value="0.0240963855421687" calcext:value-type="float">
            <text:p>0,024096385542169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[.$F$4]/[.A670]" office:value-type="float" office:value="0.0240601503759399" calcext:value-type="float">
            <text:p>0,02406015037594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[.$F$4]/[.A671]" office:value-type="float" office:value="0.024024024024024" calcext:value-type="float">
            <text:p>0,024024024024024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[.$F$4]/[.A672]" office:value-type="float" office:value="0.0239880059970015" calcext:value-type="float">
            <text:p>0,023988005997002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[.$F$4]/[.A673]" office:value-type="float" office:value="0.0239520958083832" calcext:value-type="float">
            <text:p>0,023952095808383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[.$F$4]/[.A674]" office:value-type="float" office:value="0.0239162929745889" calcext:value-type="float">
            <text:p>0,023916292974589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[.$F$4]/[.A675]" office:value-type="float" office:value="0.0238805970149254" calcext:value-type="float">
            <text:p>0,023880597014925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[.$F$4]/[.A676]" office:value-type="float" office:value="0.0238450074515648" calcext:value-type="float">
            <text:p>0,023845007451565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[.$F$4]/[.A677]" office:value-type="float" office:value="0.0238095238095238" calcext:value-type="float">
            <text:p>0,023809523809524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[.$F$4]/[.A678]" office:value-type="float" office:value="0.0237741456166419" calcext:value-type="float">
            <text:p>0,023774145616642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[.$F$4]/[.A679]" office:value-type="float" office:value="0.0237388724035608" calcext:value-type="float">
            <text:p>0,023738872403561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[.$F$4]/[.A680]" office:value-type="float" office:value="0.0237037037037037" calcext:value-type="float">
            <text:p>0,023703703703704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[.$F$4]/[.A681]" office:value-type="float" office:value="0.0236686390532544" calcext:value-type="float">
            <text:p>0,023668639053255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[.$F$4]/[.A682]" office:value-type="float" office:value="0.0236336779911374" calcext:value-type="float">
            <text:p>0,023633677991137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[.$F$4]/[.A683]" office:value-type="float" office:value="0.023598820058997" calcext:value-type="float">
            <text:p>0,023598820058997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[.$F$4]/[.A684]" office:value-type="float" office:value="0.0235640648011782" calcext:value-type="float">
            <text:p>0,023564064801178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[.$F$4]/[.A685]" office:value-type="float" office:value="0.0235294117647059" calcext:value-type="float">
            <text:p>0,023529411764706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[.$F$4]/[.A686]" office:value-type="float" office:value="0.0234948604992658" calcext:value-type="float">
            <text:p>0,023494860499266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[.$F$4]/[.A687]" office:value-type="float" office:value="0.0234604105571848" calcext:value-type="float">
            <text:p>0,023460410557185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[.$F$4]/[.A688]" office:value-type="float" office:value="0.0234260614934114" calcext:value-type="float">
            <text:p>0,023426061493412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[.$F$4]/[.A689]" office:value-type="float" office:value="0.0233918128654971" calcext:value-type="float">
            <text:p>0,023391812865497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[.$F$4]/[.A690]" office:value-type="float" office:value="0.0233576642335766" calcext:value-type="float">
            <text:p>0,023357664233577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[.$F$4]/[.A691]" office:value-type="float" office:value="0.0233236151603499" calcext:value-type="float">
            <text:p>0,02332361516035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[.$F$4]/[.A692]" office:value-type="float" office:value="0.0232896652110626" calcext:value-type="float">
            <text:p>0,023289665211063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[.$F$4]/[.A693]" office:value-type="float" office:value="0.0232558139534884" calcext:value-type="float">
            <text:p>0,023255813953488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[.$F$4]/[.A694]" office:value-type="float" office:value="0.02322206095791" calcext:value-type="float">
            <text:p>0,02322206095791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[.$F$4]/[.A695]" office:value-type="float" office:value="0.0231884057971014" calcext:value-type="float">
            <text:p>0,023188405797102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[.$F$4]/[.A696]" office:value-type="float" office:value="0.0231548480463097" calcext:value-type="float">
            <text:p>0,02315484804631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[.$F$4]/[.A697]" office:value-type="float" office:value="0.023121387283237" calcext:value-type="float">
            <text:p>0,023121387283237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[.$F$4]/[.A698]" office:value-type="float" office:value="0.0230880230880231" calcext:value-type="float">
            <text:p>0,023088023088023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[.$F$4]/[.A699]" office:value-type="float" office:value="0.0230547550432277" calcext:value-type="float">
            <text:p>0,023054755043228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[.$F$4]/[.A700]" office:value-type="float" office:value="0.0230215827338129" calcext:value-type="float">
            <text:p>0,023021582733813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[.$F$4]/[.A701]" office:value-type="float" office:value="0.0229885057471264" calcext:value-type="float">
            <text:p>0,022988505747127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[.$F$4]/[.A702]" office:value-type="float" office:value="0.0229555236728838" calcext:value-type="float">
            <text:p>0,022955523672884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[.$F$4]/[.A703]" office:value-type="float" office:value="0.0229226361031519" calcext:value-type="float">
            <text:p>0,022922636103152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[.$F$4]/[.A704]" office:value-type="float" office:value="0.0228898426323319" calcext:value-type="float">
            <text:p>0,022889842632332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[.$F$4]/[.A705]" office:value-type="float" office:value="0.0228571428571429" calcext:value-type="float">
            <text:p>0,022857142857143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[.$F$4]/[.A706]" office:value-type="float" office:value="0.0228245363766049" calcext:value-type="float">
            <text:p>0,022824536376605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[.$F$4]/[.A707]" office:value-type="float" office:value="0.0227920227920228" calcext:value-type="float">
            <text:p>0,022792022792023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[.$F$4]/[.A708]" office:value-type="float" office:value="0.0227596017069701" calcext:value-type="float">
            <text:p>0,02275960170697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[.$F$4]/[.A709]" office:value-type="float" office:value="0.0227272727272727" calcext:value-type="float">
            <text:p>0,022727272727273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[.$F$4]/[.A710]" office:value-type="float" office:value="0.0226950354609929" calcext:value-type="float">
            <text:p>0,022695035460993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[.$F$4]/[.A711]" office:value-type="float" office:value="0.0226628895184136" calcext:value-type="float">
            <text:p>0,022662889518414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[.$F$4]/[.A712]" office:value-type="float" office:value="0.0226308345120226" calcext:value-type="float">
            <text:p>0,022630834512023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[.$F$4]/[.A713]" office:value-type="float" office:value="0.0225988700564972" calcext:value-type="float">
            <text:p>0,022598870056497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[.$F$4]/[.A714]" office:value-type="float" office:value="0.0225669957686883" calcext:value-type="float">
            <text:p>0,022566995768688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[.$F$4]/[.A715]" office:value-type="float" office:value="0.0225352112676056" calcext:value-type="float">
            <text:p>0,022535211267606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[.$F$4]/[.A716]" office:value-type="float" office:value="0.0225035161744022" calcext:value-type="float">
            <text:p>0,022503516174402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[.$F$4]/[.A717]" office:value-type="float" office:value="0.0224719101123595" calcext:value-type="float">
            <text:p>0,02247191011236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[.$F$4]/[.A718]" office:value-type="float" office:value="0.0224403927068724" calcext:value-type="float">
            <text:p>0,022440392706872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[.$F$4]/[.A719]" office:value-type="float" office:value="0.0224089635854342" calcext:value-type="float">
            <text:p>0,022408963585434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[.$F$4]/[.A720]" office:value-type="float" office:value="0.0223776223776224" calcext:value-type="float">
            <text:p>0,022377622377622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[.$F$4]/[.A721]" office:value-type="float" office:value="0.0223463687150838" calcext:value-type="float">
            <text:p>0,022346368715084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[.$F$4]/[.A722]" office:value-type="float" office:value="0.0223152022315202" calcext:value-type="float">
            <text:p>0,02231520223152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[.$F$4]/[.A723]" office:value-type="float" office:value="0.0222841225626741" calcext:value-type="float">
            <text:p>0,022284122562674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[.$F$4]/[.A724]" office:value-type="float" office:value="0.0222531293463143" calcext:value-type="float">
            <text:p>0,022253129346314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[.$F$4]/[.A725]" office:value-type="float" office:value="0.0222222222222222" calcext:value-type="float">
            <text:p>0,022222222222222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[.$F$4]/[.A726]" office:value-type="float" office:value="0.0221914008321775" calcext:value-type="float">
            <text:p>0,022191400832178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[.$F$4]/[.A727]" office:value-type="float" office:value="0.0221606648199446" calcext:value-type="float">
            <text:p>0,022160664819945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[.$F$4]/[.A728]" office:value-type="float" office:value="0.0221300138312586" calcext:value-type="float">
            <text:p>0,022130013831259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[.$F$4]/[.A729]" office:value-type="float" office:value="0.0220994475138122" calcext:value-type="float">
            <text:p>0,022099447513812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[.$F$4]/[.A730]" office:value-type="float" office:value="0.0220689655172414" calcext:value-type="float">
            <text:p>0,022068965517241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[.$F$4]/[.A731]" office:value-type="float" office:value="0.0220385674931129" calcext:value-type="float">
            <text:p>0,022038567493113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[.$F$4]/[.A732]" office:value-type="float" office:value="0.0220082530949106" calcext:value-type="float">
            <text:p>0,022008253094911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[.$F$4]/[.A733]" office:value-type="float" office:value="0.021978021978022" calcext:value-type="float">
            <text:p>0,021978021978022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[.$F$4]/[.A734]" office:value-type="float" office:value="0.0219478737997256" calcext:value-type="float">
            <text:p>0,021947873799726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[.$F$4]/[.A735]" office:value-type="float" office:value="0.0219178082191781" calcext:value-type="float">
            <text:p>0,021917808219178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[.$F$4]/[.A736]" office:value-type="float" office:value="0.0218878248974008" calcext:value-type="float">
            <text:p>0,021887824897401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[.$F$4]/[.A737]" office:value-type="float" office:value="0.0218579234972678" calcext:value-type="float">
            <text:p>0,021857923497268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[.$F$4]/[.A738]" office:value-type="float" office:value="0.0218281036834925" calcext:value-type="float">
            <text:p>0,021828103683493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[.$F$4]/[.A739]" office:value-type="float" office:value="0.0217983651226158" calcext:value-type="float">
            <text:p>0,021798365122616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[.$F$4]/[.A740]" office:value-type="float" office:value="0.0217687074829932" calcext:value-type="float">
            <text:p>0,021768707482993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[.$F$4]/[.A741]" office:value-type="float" office:value="0.0217391304347826" calcext:value-type="float">
            <text:p>0,021739130434783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[.$F$4]/[.A742]" office:value-type="float" office:value="0.0217096336499322" calcext:value-type="float">
            <text:p>0,021709633649932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[.$F$4]/[.A743]" office:value-type="float" office:value="0.021680216802168" calcext:value-type="float">
            <text:p>0,021680216802168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[.$F$4]/[.A744]" office:value-type="float" office:value="0.0216508795669824" calcext:value-type="float">
            <text:p>0,021650879566983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[.$F$4]/[.A745]" office:value-type="float" office:value="0.0216216216216216" calcext:value-type="float">
            <text:p>0,021621621621622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[.$F$4]/[.A746]" office:value-type="float" office:value="0.0215924426450742" calcext:value-type="float">
            <text:p>0,021592442645074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[.$F$4]/[.A747]" office:value-type="float" office:value="0.0215633423180593" calcext:value-type="float">
            <text:p>0,021563342318059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[.$F$4]/[.A748]" office:value-type="float" office:value="0.0215343203230148" calcext:value-type="float">
            <text:p>0,021534320323015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[.$F$4]/[.A749]" office:value-type="float" office:value="0.021505376344086" calcext:value-type="float">
            <text:p>0,021505376344086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[.$F$4]/[.A750]" office:value-type="float" office:value="0.0214765100671141" calcext:value-type="float">
            <text:p>0,021476510067114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[.$F$4]/[.A751]" office:value-type="float" office:value="0.0214477211796247" calcext:value-type="float">
            <text:p>0,021447721179625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[.$F$4]/[.A752]" office:value-type="float" office:value="0.0214190093708166" calcext:value-type="float">
            <text:p>0,021419009370817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[.$F$4]/[.A753]" office:value-type="float" office:value="0.0213903743315508" calcext:value-type="float">
            <text:p>0,021390374331551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[.$F$4]/[.A754]" office:value-type="float" office:value="0.0213618157543391" calcext:value-type="float">
            <text:p>0,021361815754339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[.$F$4]/[.A755]" office:value-type="float" office:value="0.0213333333333333" calcext:value-type="float">
            <text:p>0,021333333333333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[.$F$4]/[.A756]" office:value-type="float" office:value="0.0213049267643142" calcext:value-type="float">
            <text:p>0,021304926764314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[.$F$4]/[.A757]" office:value-type="float" office:value="0.0212765957446808" calcext:value-type="float">
            <text:p>0,021276595744681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[.$F$4]/[.A758]" office:value-type="float" office:value="0.0212483399734396" calcext:value-type="float">
            <text:p>0,02124833997344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[.$F$4]/[.A759]" office:value-type="float" office:value="0.0212201591511936" calcext:value-type="float">
            <text:p>0,021220159151194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[.$F$4]/[.A760]" office:value-type="float" office:value="0.0211920529801325" calcext:value-type="float">
            <text:p>0,021192052980133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[.$F$4]/[.A761]" office:value-type="float" office:value="0.0211640211640212" calcext:value-type="float">
            <text:p>0,021164021164021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[.$F$4]/[.A762]" office:value-type="float" office:value="0.0211360634081902" calcext:value-type="float">
            <text:p>0,02113606340819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[.$F$4]/[.A763]" office:value-type="float" office:value="0.0211081794195251" calcext:value-type="float">
            <text:p>0,021108179419525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[.$F$4]/[.A764]" office:value-type="float" office:value="0.0210803689064559" calcext:value-type="float">
            <text:p>0,021080368906456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[.$F$4]/[.A765]" office:value-type="float" office:value="0.0210526315789474" calcext:value-type="float">
            <text:p>0,021052631578947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[.$F$4]/[.A766]" office:value-type="float" office:value="0.0210249671484888" calcext:value-type="float">
            <text:p>0,021024967148489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[.$F$4]/[.A767]" office:value-type="float" office:value="0.020997375328084" calcext:value-type="float">
            <text:p>0,020997375328084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[.$F$4]/[.A768]" office:value-type="float" office:value="0.0209698558322412" calcext:value-type="float">
            <text:p>0,020969855832241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[.$F$4]/[.A769]" office:value-type="float" office:value="0.0209424083769633" calcext:value-type="float">
            <text:p>0,020942408376963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[.$F$4]/[.A770]" office:value-type="float" office:value="0.0209150326797386" calcext:value-type="float">
            <text:p>0,020915032679739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[.$F$4]/[.A771]" office:value-type="float" office:value="0.02088772845953" calcext:value-type="float">
            <text:p>0,02088772845953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[.$F$4]/[.A772]" office:value-type="float" office:value="0.0208604954367666" calcext:value-type="float">
            <text:p>0,020860495436767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[.$F$4]/[.A773]" office:value-type="float" office:value="0.0208333333333333" calcext:value-type="float">
            <text:p>0,020833333333333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[.$F$4]/[.A774]" office:value-type="float" office:value="0.0208062418725618" calcext:value-type="float">
            <text:p>0,020806241872562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[.$F$4]/[.A775]" office:value-type="float" office:value="0.0207792207792208" calcext:value-type="float">
            <text:p>0,020779220779221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[.$F$4]/[.A776]" office:value-type="float" office:value="0.0207522697795071" calcext:value-type="float">
            <text:p>0,020752269779507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[.$F$4]/[.A777]" office:value-type="float" office:value="0.0207253886010363" calcext:value-type="float">
            <text:p>0,020725388601036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[.$F$4]/[.A778]" office:value-type="float" office:value="0.0206985769728331" calcext:value-type="float">
            <text:p>0,020698576972833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[.$F$4]/[.A779]" office:value-type="float" office:value="0.020671834625323" calcext:value-type="float">
            <text:p>0,020671834625323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[.$F$4]/[.A780]" office:value-type="float" office:value="0.0206451612903226" calcext:value-type="float">
            <text:p>0,020645161290323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[.$F$4]/[.A781]" office:value-type="float" office:value="0.0206185567010309" calcext:value-type="float">
            <text:p>0,020618556701031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[.$F$4]/[.A782]" office:value-type="float" office:value="0.0205920205920206" calcext:value-type="float">
            <text:p>0,020592020592021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[.$F$4]/[.A783]" office:value-type="float" office:value="0.0205655526992288" calcext:value-type="float">
            <text:p>0,020565552699229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[.$F$4]/[.A784]" office:value-type="float" office:value="0.0205391527599487" calcext:value-type="float">
            <text:p>0,020539152759949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[.$F$4]/[.A785]" office:value-type="float" office:value="0.0205128205128205" calcext:value-type="float">
            <text:p>0,020512820512821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[.$F$4]/[.A786]" office:value-type="float" office:value="0.0204865556978233" calcext:value-type="float">
            <text:p>0,020486555697823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[.$F$4]/[.A787]" office:value-type="float" office:value="0.020460358056266" calcext:value-type="float">
            <text:p>0,020460358056266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[.$F$4]/[.A788]" office:value-type="float" office:value="0.0204342273307791" calcext:value-type="float">
            <text:p>0,020434227330779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[.$F$4]/[.A789]" office:value-type="float" office:value="0.0204081632653061" calcext:value-type="float">
            <text:p>0,020408163265306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[.$F$4]/[.A790]" office:value-type="float" office:value="0.0203821656050955" calcext:value-type="float">
            <text:p>0,020382165605096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[.$F$4]/[.A791]" office:value-type="float" office:value="0.0203562340966921" calcext:value-type="float">
            <text:p>0,020356234096692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[.$F$4]/[.A792]" office:value-type="float" office:value="0.0203303684879288" calcext:value-type="float">
            <text:p>0,020330368487929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[.$F$4]/[.A793]" office:value-type="float" office:value="0.0203045685279188" calcext:value-type="float">
            <text:p>0,020304568527919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[.$F$4]/[.A794]" office:value-type="float" office:value="0.0202788339670469" calcext:value-type="float">
            <text:p>0,020278833967047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[.$F$4]/[.A795]" office:value-type="float" office:value="0.020253164556962" calcext:value-type="float">
            <text:p>0,020253164556962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[.$F$4]/[.A796]" office:value-type="float" office:value="0.0202275600505689" calcext:value-type="float">
            <text:p>0,020227560050569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[.$F$4]/[.A797]" office:value-type="float" office:value="0.0202020202020202" calcext:value-type="float">
            <text:p>0,02020202020202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[.$F$4]/[.A798]" office:value-type="float" office:value="0.0201765447667087" calcext:value-type="float">
            <text:p>0,020176544766709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[.$F$4]/[.A799]" office:value-type="float" office:value="0.0201511335012594" calcext:value-type="float">
            <text:p>0,02015113350126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[.$F$4]/[.A800]" office:value-type="float" office:value="0.020125786163522" calcext:value-type="float">
            <text:p>0,020125786163522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[.$F$4]/[.A801]" office:value-type="float" office:value="0.0201005025125628" calcext:value-type="float">
            <text:p>0,020100502512563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[.$F$4]/[.A802]" office:value-type="float" office:value="0.0200752823086575" calcext:value-type="float">
            <text:p>0,020075282308658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[.$F$4]/[.A803]" office:value-type="float" office:value="0.0200501253132832" calcext:value-type="float">
            <text:p>0,020050125313283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[.$F$4]/[.A804]" office:value-type="float" office:value="0.0200250312891114" calcext:value-type="float">
            <text:p>0,020025031289111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[.$F$4]/[.A805]" office:value-type="float" office:value="0.02" calcext:value-type="float">
            <text:p>0,02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[.$F$4]/[.A806]" office:value-type="float" office:value="0.0199750312109863" calcext:value-type="float">
            <text:p>0,019975031210986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[.$F$4]/[.A807]" office:value-type="float" office:value="0.0199501246882793" calcext:value-type="float">
            <text:p>0,019950124688279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[.$F$4]/[.A808]" office:value-type="float" office:value="0.0199252801992528" calcext:value-type="float">
            <text:p>0,019925280199253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[.$F$4]/[.A809]" office:value-type="float" office:value="0.0199004975124378" calcext:value-type="float">
            <text:p>0,019900497512438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[.$F$4]/[.A810]" office:value-type="float" office:value="0.0198757763975155" calcext:value-type="float">
            <text:p>0,019875776397516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[.$F$4]/[.A811]" office:value-type="float" office:value="0.0198511166253102" calcext:value-type="float">
            <text:p>0,01985111662531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[.$F$4]/[.A812]" office:value-type="float" office:value="0.0198265179677819" calcext:value-type="float">
            <text:p>0,019826517967782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[.$F$4]/[.A813]" office:value-type="float" office:value="0.0198019801980198" calcext:value-type="float">
            <text:p>0,01980198019802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[.$F$4]/[.A814]" office:value-type="float" office:value="0.0197775030902349" calcext:value-type="float">
            <text:p>0,019777503090235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[.$F$4]/[.A815]" office:value-type="float" office:value="0.0197530864197531" calcext:value-type="float">
            <text:p>0,019753086419753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[.$F$4]/[.A816]" office:value-type="float" office:value="0.0197287299630086" calcext:value-type="float">
            <text:p>0,019728729963009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[.$F$4]/[.A817]" office:value-type="float" office:value="0.0197044334975369" calcext:value-type="float">
            <text:p>0,019704433497537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[.$F$4]/[.A818]" office:value-type="float" office:value="0.019680196801968" calcext:value-type="float">
            <text:p>0,019680196801968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[.$F$4]/[.A819]" office:value-type="float" office:value="0.0196560196560197" calcext:value-type="float">
            <text:p>0,01965601965602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[.$F$4]/[.A820]" office:value-type="float" office:value="0.0196319018404908" calcext:value-type="float">
            <text:p>0,019631901840491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[.$F$4]/[.A821]" office:value-type="float" office:value="0.0196078431372549" calcext:value-type="float">
            <text:p>0,019607843137255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[.$F$4]/[.A822]" office:value-type="float" office:value="0.0195838433292534" calcext:value-type="float">
            <text:p>0,019583843329253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[.$F$4]/[.A823]" office:value-type="float" office:value="0.019559902200489" calcext:value-type="float">
            <text:p>0,019559902200489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[.$F$4]/[.A824]" office:value-type="float" office:value="0.0195360195360195" calcext:value-type="float">
            <text:p>0,01953601953602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[.$F$4]/[.A825]" office:value-type="float" office:value="0.0195121951219512" calcext:value-type="float">
            <text:p>0,019512195121951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[.$F$4]/[.A826]" office:value-type="float" office:value="0.0194884287454324" calcext:value-type="float">
            <text:p>0,019488428745432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[.$F$4]/[.A827]" office:value-type="float" office:value="0.0194647201946472" calcext:value-type="float">
            <text:p>0,019464720194647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[.$F$4]/[.A828]" office:value-type="float" office:value="0.0194410692588092" calcext:value-type="float">
            <text:p>0,019441069258809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[.$F$4]/[.A829]" office:value-type="float" office:value="0.0194174757281553" calcext:value-type="float">
            <text:p>0,019417475728155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[.$F$4]/[.A830]" office:value-type="float" office:value="0.0193939393939394" calcext:value-type="float">
            <text:p>0,019393939393939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[.$F$4]/[.A831]" office:value-type="float" office:value="0.0193704600484262" calcext:value-type="float">
            <text:p>0,019370460048426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[.$F$4]/[.A832]" office:value-type="float" office:value="0.0193470374848851" calcext:value-type="float">
            <text:p>0,019347037484885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[.$F$4]/[.A833]" office:value-type="float" office:value="0.0193236714975845" calcext:value-type="float">
            <text:p>0,019323671497585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[.$F$4]/[.A834]" office:value-type="float" office:value="0.0193003618817853" calcext:value-type="float">
            <text:p>0,019300361881785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[.$F$4]/[.A835]" office:value-type="float" office:value="0.0192771084337349" calcext:value-type="float">
            <text:p>0,019277108433735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[.$F$4]/[.A836]" office:value-type="float" office:value="0.0192539109506619" calcext:value-type="float">
            <text:p>0,019253910950662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[.$F$4]/[.A837]" office:value-type="float" office:value="0.0192307692307692" calcext:value-type="float">
            <text:p>0,019230769230769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[.$F$4]/[.A838]" office:value-type="float" office:value="0.0192076830732293" calcext:value-type="float">
            <text:p>0,019207683073229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[.$F$4]/[.A839]" office:value-type="float" office:value="0.0191846522781775" calcext:value-type="float">
            <text:p>0,019184652278178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[.$F$4]/[.A840]" office:value-type="float" office:value="0.0191616766467066" calcext:value-type="float">
            <text:p>0,019161676646707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[.$F$4]/[.A841]" office:value-type="float" office:value="0.0191387559808612" calcext:value-type="float">
            <text:p>0,019138755980861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[.$F$4]/[.A842]" office:value-type="float" office:value="0.019115890083632" calcext:value-type="float">
            <text:p>0,019115890083632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[.$F$4]/[.A843]" office:value-type="float" office:value="0.0190930787589499" calcext:value-type="float">
            <text:p>0,01909307875895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[.$F$4]/[.A844]" office:value-type="float" office:value="0.0190703218116806" calcext:value-type="float">
            <text:p>0,019070321811681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[.$F$4]/[.A845]" office:value-type="float" office:value="0.0190476190476191" calcext:value-type="float">
            <text:p>0,019047619047619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[.$F$4]/[.A846]" office:value-type="float" office:value="0.0190249702734839" calcext:value-type="float">
            <text:p>0,019024970273484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[.$F$4]/[.A847]" office:value-type="float" office:value="0.0190023752969121" calcext:value-type="float">
            <text:p>0,019002375296912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[.$F$4]/[.A848]" office:value-type="float" office:value="0.0189798339264531" calcext:value-type="float">
            <text:p>0,018979833926453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[.$F$4]/[.A849]" office:value-type="float" office:value="0.018957345971564" calcext:value-type="float">
            <text:p>0,018957345971564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[.$F$4]/[.A850]" office:value-type="float" office:value="0.0189349112426036" calcext:value-type="float">
            <text:p>0,018934911242604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[.$F$4]/[.A851]" office:value-type="float" office:value="0.0189125295508274" calcext:value-type="float">
            <text:p>0,018912529550828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[.$F$4]/[.A852]" office:value-type="float" office:value="0.0188902007083825" calcext:value-type="float">
            <text:p>0,018890200708383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[.$F$4]/[.A853]" office:value-type="float" office:value="0.0188679245283019" calcext:value-type="float">
            <text:p>0,018867924528302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[.$F$4]/[.A854]" office:value-type="float" office:value="0.0188457008244994" calcext:value-type="float">
            <text:p>0,018845700824499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[.$F$4]/[.A855]" office:value-type="float" office:value="0.0188235294117647" calcext:value-type="float">
            <text:p>0,018823529411765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[.$F$4]/[.A856]" office:value-type="float" office:value="0.0188014101057579" calcext:value-type="float">
            <text:p>0,018801410105758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[.$F$4]/[.A857]" office:value-type="float" office:value="0.0187793427230047" calcext:value-type="float">
            <text:p>0,018779342723005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[.$F$4]/[.A858]" office:value-type="float" office:value="0.018757327080891" calcext:value-type="float">
            <text:p>0,018757327080891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[.$F$4]/[.A859]" office:value-type="float" office:value="0.0187353629976581" calcext:value-type="float">
            <text:p>0,018735362997658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[.$F$4]/[.A860]" office:value-type="float" office:value="0.0187134502923977" calcext:value-type="float">
            <text:p>0,018713450292398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[.$F$4]/[.A861]" office:value-type="float" office:value="0.0186915887850467" calcext:value-type="float">
            <text:p>0,018691588785047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[.$F$4]/[.A862]" office:value-type="float" office:value="0.0186697782963827" calcext:value-type="float">
            <text:p>0,018669778296383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[.$F$4]/[.A863]" office:value-type="float" office:value="0.0186480186480186" calcext:value-type="float">
            <text:p>0,018648018648019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[.$F$4]/[.A864]" office:value-type="float" office:value="0.0186263096623981" calcext:value-type="float">
            <text:p>0,018626309662398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[.$F$4]/[.A865]" office:value-type="float" office:value="0.0186046511627907" calcext:value-type="float">
            <text:p>0,018604651162791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[.$F$4]/[.A866]" office:value-type="float" office:value="0.0185830429732869" calcext:value-type="float">
            <text:p>0,018583042973287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[.$F$4]/[.A867]" office:value-type="float" office:value="0.0185614849187935" calcext:value-type="float">
            <text:p>0,018561484918794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[.$F$4]/[.A868]" office:value-type="float" office:value="0.018539976825029" calcext:value-type="float">
            <text:p>0,018539976825029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[.$F$4]/[.A869]" office:value-type="float" office:value="0.0185185185185185" calcext:value-type="float">
            <text:p>0,018518518518519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[.$F$4]/[.A870]" office:value-type="float" office:value="0.0184971098265896" calcext:value-type="float">
            <text:p>0,01849710982659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[.$F$4]/[.A871]" office:value-type="float" office:value="0.0184757505773672" calcext:value-type="float">
            <text:p>0,018475750577367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[.$F$4]/[.A872]" office:value-type="float" office:value="0.0184544405997693" calcext:value-type="float">
            <text:p>0,018454440599769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[.$F$4]/[.A873]" office:value-type="float" office:value="0.0184331797235023" calcext:value-type="float">
            <text:p>0,018433179723502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[.$F$4]/[.A874]" office:value-type="float" office:value="0.0184119677790564" calcext:value-type="float">
            <text:p>0,018411967779056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[.$F$4]/[.A875]" office:value-type="float" office:value="0.0183908045977011" calcext:value-type="float">
            <text:p>0,018390804597701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[.$F$4]/[.A876]" office:value-type="float" office:value="0.0183696900114811" calcext:value-type="float">
            <text:p>0,018369690011481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[.$F$4]/[.A877]" office:value-type="float" office:value="0.018348623853211" calcext:value-type="float">
            <text:p>0,018348623853211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[.$F$4]/[.A878]" office:value-type="float" office:value="0.0183276059564719" calcext:value-type="float">
            <text:p>0,018327605956472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[.$F$4]/[.A879]" office:value-type="float" office:value="0.0183066361556064" calcext:value-type="float">
            <text:p>0,018306636155606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[.$F$4]/[.A880]" office:value-type="float" office:value="0.0182857142857143" calcext:value-type="float">
            <text:p>0,018285714285714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[.$F$4]/[.A881]" office:value-type="float" office:value="0.0182648401826484" calcext:value-type="float">
            <text:p>0,018264840182648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[.$F$4]/[.A882]" office:value-type="float" office:value="0.0182440136830103" calcext:value-type="float">
            <text:p>0,01824401368301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[.$F$4]/[.A883]" office:value-type="float" office:value="0.0182232346241458" calcext:value-type="float">
            <text:p>0,018223234624146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[.$F$4]/[.A884]" office:value-type="float" office:value="0.0182025028441411" calcext:value-type="float">
            <text:p>0,018202502844141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[.$F$4]/[.A885]" office:value-type="float" office:value="0.0181818181818182" calcext:value-type="float">
            <text:p>0,018181818181818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[.$F$4]/[.A886]" office:value-type="float" office:value="0.018161180476731" calcext:value-type="float">
            <text:p>0,018161180476731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[.$F$4]/[.A887]" office:value-type="float" office:value="0.018140589569161" calcext:value-type="float">
            <text:p>0,018140589569161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[.$F$4]/[.A888]" office:value-type="float" office:value="0.0181200453001133" calcext:value-type="float">
            <text:p>0,018120045300113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[.$F$4]/[.A889]" office:value-type="float" office:value="0.0180995475113122" calcext:value-type="float">
            <text:p>0,018099547511312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[.$F$4]/[.A890]" office:value-type="float" office:value="0.0180790960451977" calcext:value-type="float">
            <text:p>0,018079096045198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[.$F$4]/[.A891]" office:value-type="float" office:value="0.018058690744921" calcext:value-type="float">
            <text:p>0,018058690744921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[.$F$4]/[.A892]" office:value-type="float" office:value="0.0180383314543405" calcext:value-type="float">
            <text:p>0,018038331454341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[.$F$4]/[.A893]" office:value-type="float" office:value="0.018018018018018" calcext:value-type="float">
            <text:p>0,018018018018018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[.$F$4]/[.A894]" office:value-type="float" office:value="0.0179977502812149" calcext:value-type="float">
            <text:p>0,017997750281215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[.$F$4]/[.A895]" office:value-type="float" office:value="0.0179775280898876" calcext:value-type="float">
            <text:p>0,017977528089888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[.$F$4]/[.A896]" office:value-type="float" office:value="0.0179573512906846" calcext:value-type="float">
            <text:p>0,017957351290685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[.$F$4]/[.A897]" office:value-type="float" office:value="0.0179372197309417" calcext:value-type="float">
            <text:p>0,017937219730942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[.$F$4]/[.A898]" office:value-type="float" office:value="0.0179171332586786" calcext:value-type="float">
            <text:p>0,017917133258679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[.$F$4]/[.A899]" office:value-type="float" office:value="0.0178970917225951" calcext:value-type="float">
            <text:p>0,017897091722595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[.$F$4]/[.A900]" office:value-type="float" office:value="0.017877094972067" calcext:value-type="float">
            <text:p>0,017877094972067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[.$F$4]/[.A901]" office:value-type="float" office:value="0.0178571428571429" calcext:value-type="float">
            <text:p>0,017857142857143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[.$F$4]/[.A902]" office:value-type="float" office:value="0.0178372352285396" calcext:value-type="float">
            <text:p>0,01783723522854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[.$F$4]/[.A903]" office:value-type="float" office:value="0.0178173719376392" calcext:value-type="float">
            <text:p>0,017817371937639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[.$F$4]/[.A904]" office:value-type="float" office:value="0.017797552836485" calcext:value-type="float">
            <text:p>0,017797552836485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[.$F$4]/[.A905]" office:value-type="float" office:value="0.0177777777777778" calcext:value-type="float">
            <text:p>0,017777777777778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[.$F$4]/[.A906]" office:value-type="float" office:value="0.0177580466148724" calcext:value-type="float">
            <text:p>0,017758046614872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[.$F$4]/[.A907]" office:value-type="float" office:value="0.0177383592017738" calcext:value-type="float">
            <text:p>0,017738359201774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[.$F$4]/[.A908]" office:value-type="float" office:value="0.017718715393134" calcext:value-type="float">
            <text:p>0,017718715393134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[.$F$4]/[.A909]" office:value-type="float" office:value="0.0176991150442478" calcext:value-type="float">
            <text:p>0,017699115044248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[.$F$4]/[.A910]" office:value-type="float" office:value="0.0176795580110497" calcext:value-type="float">
            <text:p>0,01767955801105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[.$F$4]/[.A911]" office:value-type="float" office:value="0.0176600441501104" calcext:value-type="float">
            <text:p>0,01766004415011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[.$F$4]/[.A912]" office:value-type="float" office:value="0.0176405733186329" calcext:value-type="float">
            <text:p>0,017640573318633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[.$F$4]/[.A913]" office:value-type="float" office:value="0.0176211453744493" calcext:value-type="float">
            <text:p>0,017621145374449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[.$F$4]/[.A914]" office:value-type="float" office:value="0.0176017601760176" calcext:value-type="float">
            <text:p>0,017601760176018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[.$F$4]/[.A915]" office:value-type="float" office:value="0.0175824175824176" calcext:value-type="float">
            <text:p>0,017582417582418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[.$F$4]/[.A916]" office:value-type="float" office:value="0.017563117453348" calcext:value-type="float">
            <text:p>0,017563117453348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[.$F$4]/[.A917]" office:value-type="float" office:value="0.0175438596491228" calcext:value-type="float">
            <text:p>0,017543859649123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[.$F$4]/[.A918]" office:value-type="float" office:value="0.0175246440306681" calcext:value-type="float">
            <text:p>0,017524644030668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[.$F$4]/[.A919]" office:value-type="float" office:value="0.0175054704595186" calcext:value-type="float">
            <text:p>0,017505470459519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[.$F$4]/[.A920]" office:value-type="float" office:value="0.0174863387978142" calcext:value-type="float">
            <text:p>0,017486338797814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[.$F$4]/[.A921]" office:value-type="float" office:value="0.0174672489082969" calcext:value-type="float">
            <text:p>0,017467248908297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[.$F$4]/[.A922]" office:value-type="float" office:value="0.0174482006543075" calcext:value-type="float">
            <text:p>0,017448200654308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[.$F$4]/[.A923]" office:value-type="float" office:value="0.0174291938997821" calcext:value-type="float">
            <text:p>0,017429193899782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[.$F$4]/[.A924]" office:value-type="float" office:value="0.0174102285092492" calcext:value-type="float">
            <text:p>0,017410228509249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[.$F$4]/[.A925]" office:value-type="float" office:value="0.0173913043478261" calcext:value-type="float">
            <text:p>0,017391304347826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[.$F$4]/[.A926]" office:value-type="float" office:value="0.0173724212812161" calcext:value-type="float">
            <text:p>0,017372421281216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[.$F$4]/[.A927]" office:value-type="float" office:value="0.017353579175705" calcext:value-type="float">
            <text:p>0,017353579175705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[.$F$4]/[.A928]" office:value-type="float" office:value="0.0173347778981582" calcext:value-type="float">
            <text:p>0,017334777898158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[.$F$4]/[.A929]" office:value-type="float" office:value="0.0173160173160173" calcext:value-type="float">
            <text:p>0,017316017316017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[.$F$4]/[.A930]" office:value-type="float" office:value="0.0172972972972973" calcext:value-type="float">
            <text:p>0,017297297297297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[.$F$4]/[.A931]" office:value-type="float" office:value="0.0172786177105832" calcext:value-type="float">
            <text:p>0,017278617710583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[.$F$4]/[.A932]" office:value-type="float" office:value="0.017259978425027" calcext:value-type="float">
            <text:p>0,017259978425027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[.$F$4]/[.A933]" office:value-type="float" office:value="0.0172413793103448" calcext:value-type="float">
            <text:p>0,017241379310345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[.$F$4]/[.A934]" office:value-type="float" office:value="0.0172228202368138" calcext:value-type="float">
            <text:p>0,017222820236814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[.$F$4]/[.A935]" office:value-type="float" office:value="0.0172043010752688" calcext:value-type="float">
            <text:p>0,017204301075269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[.$F$4]/[.A936]" office:value-type="float" office:value="0.0171858216970999" calcext:value-type="float">
            <text:p>0,0171858216971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[.$F$4]/[.A937]" office:value-type="float" office:value="0.0171673819742489" calcext:value-type="float">
            <text:p>0,017167381974249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[.$F$4]/[.A938]" office:value-type="float" office:value="0.0171489817792069" calcext:value-type="float">
            <text:p>0,017148981779207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[.$F$4]/[.A939]" office:value-type="float" office:value="0.0171306209850107" calcext:value-type="float">
            <text:p>0,017130620985011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[.$F$4]/[.A940]" office:value-type="float" office:value="0.0171122994652406" calcext:value-type="float">
            <text:p>0,017112299465241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[.$F$4]/[.A941]" office:value-type="float" office:value="0.0170940170940171" calcext:value-type="float">
            <text:p>0,017094017094017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[.$F$4]/[.A942]" office:value-type="float" office:value="0.0170757737459979" calcext:value-type="float">
            <text:p>0,017075773745998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[.$F$4]/[.A943]" office:value-type="float" office:value="0.0170575692963753" calcext:value-type="float">
            <text:p>0,017057569296375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[.$F$4]/[.A944]" office:value-type="float" office:value="0.0170394036208733" calcext:value-type="float">
            <text:p>0,017039403620873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[.$F$4]/[.A945]" office:value-type="float" office:value="0.0170212765957447" calcext:value-type="float">
            <text:p>0,017021276595745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[.$F$4]/[.A946]" office:value-type="float" office:value="0.0170031880977683" calcext:value-type="float">
            <text:p>0,017003188097768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[.$F$4]/[.A947]" office:value-type="float" office:value="0.0169851380042463" calcext:value-type="float">
            <text:p>0,016985138004246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[.$F$4]/[.A948]" office:value-type="float" office:value="0.0169671261930011" calcext:value-type="float">
            <text:p>0,016967126193001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[.$F$4]/[.A949]" office:value-type="float" office:value="0.0169491525423729" calcext:value-type="float">
            <text:p>0,016949152542373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[.$F$4]/[.A950]" office:value-type="float" office:value="0.0169312169312169" calcext:value-type="float">
            <text:p>0,016931216931217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[.$F$4]/[.A951]" office:value-type="float" office:value="0.0169133192389006" calcext:value-type="float">
            <text:p>0,016913319238901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[.$F$4]/[.A952]" office:value-type="float" office:value="0.016895459345301" calcext:value-type="float">
            <text:p>0,016895459345301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[.$F$4]/[.A953]" office:value-type="float" office:value="0.0168776371308017" calcext:value-type="float">
            <text:p>0,016877637130802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[.$F$4]/[.A954]" office:value-type="float" office:value="0.0168598524762908" calcext:value-type="float">
            <text:p>0,016859852476291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[.$F$4]/[.A955]" office:value-type="float" office:value="0.0168421052631579" calcext:value-type="float">
            <text:p>0,016842105263158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[.$F$4]/[.A956]" office:value-type="float" office:value="0.0168243953732913" calcext:value-type="float">
            <text:p>0,016824395373291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[.$F$4]/[.A957]" office:value-type="float" office:value="0.0168067226890756" calcext:value-type="float">
            <text:p>0,016806722689076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[.$F$4]/[.A958]" office:value-type="float" office:value="0.0167890870933893" calcext:value-type="float">
            <text:p>0,016789087093389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[.$F$4]/[.A959]" office:value-type="float" office:value="0.0167714884696017" calcext:value-type="float">
            <text:p>0,016771488469602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[.$F$4]/[.A960]" office:value-type="float" office:value="0.0167539267015707" calcext:value-type="float">
            <text:p>0,016753926701571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[.$F$4]/[.A961]" office:value-type="float" office:value="0.0167364016736402" calcext:value-type="float">
            <text:p>0,01673640167364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[.$F$4]/[.A962]" office:value-type="float" office:value="0.0167189132706374" calcext:value-type="float">
            <text:p>0,016718913270637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[.$F$4]/[.A963]" office:value-type="float" office:value="0.0167014613778706" calcext:value-type="float">
            <text:p>0,016701461377871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[.$F$4]/[.A964]" office:value-type="float" office:value="0.0166840458811262" calcext:value-type="float">
            <text:p>0,016684045881126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[.$F$4]/[.A965]" office:value-type="float" office:value="0.0166666666666667" calcext:value-type="float">
            <text:p>0,016666666666667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[.$F$4]/[.A966]" office:value-type="float" office:value="0.0166493236212279" calcext:value-type="float">
            <text:p>0,016649323621228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[.$F$4]/[.A967]" office:value-type="float" office:value="0.0166320166320166" calcext:value-type="float">
            <text:p>0,016632016632017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[.$F$4]/[.A968]" office:value-type="float" office:value="0.0166147455867082" calcext:value-type="float">
            <text:p>0,016614745586708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[.$F$4]/[.A969]" office:value-type="float" office:value="0.016597510373444" calcext:value-type="float">
            <text:p>0,016597510373444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[.$F$4]/[.A970]" office:value-type="float" office:value="0.016580310880829" calcext:value-type="float">
            <text:p>0,016580310880829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[.$F$4]/[.A971]" office:value-type="float" office:value="0.0165631469979296" calcext:value-type="float">
            <text:p>0,01656314699793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[.$F$4]/[.A972]" office:value-type="float" office:value="0.0165460186142709" calcext:value-type="float">
            <text:p>0,016546018614271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[.$F$4]/[.A973]" office:value-type="float" office:value="0.0165289256198347" calcext:value-type="float">
            <text:p>0,016528925619835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[.$F$4]/[.A974]" office:value-type="float" office:value="0.0165118679050568" calcext:value-type="float">
            <text:p>0,016511867905057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[.$F$4]/[.A975]" office:value-type="float" office:value="0.0164948453608247" calcext:value-type="float">
            <text:p>0,016494845360825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[.$F$4]/[.A976]" office:value-type="float" office:value="0.0164778578784758" calcext:value-type="float">
            <text:p>0,016477857878476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[.$F$4]/[.A977]" office:value-type="float" office:value="0.0164609053497942" calcext:value-type="float">
            <text:p>0,016460905349794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[.$F$4]/[.A978]" office:value-type="float" office:value="0.0164439876670093" calcext:value-type="float">
            <text:p>0,016443987667009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[.$F$4]/[.A979]" office:value-type="float" office:value="0.0164271047227926" calcext:value-type="float">
            <text:p>0,016427104722793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[.$F$4]/[.A980]" office:value-type="float" office:value="0.0164102564102564" calcext:value-type="float">
            <text:p>0,016410256410256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[.$F$4]/[.A981]" office:value-type="float" office:value="0.0163934426229508" calcext:value-type="float">
            <text:p>0,016393442622951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[.$F$4]/[.A982]" office:value-type="float" office:value="0.0163766632548618" calcext:value-type="float">
            <text:p>0,016376663254862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[.$F$4]/[.A983]" office:value-type="float" office:value="0.016359918200409" calcext:value-type="float">
            <text:p>0,016359918200409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[.$F$4]/[.A984]" office:value-type="float" office:value="0.0163432073544433" calcext:value-type="float">
            <text:p>0,016343207354443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[.$F$4]/[.A985]" office:value-type="float" office:value="0.0163265306122449" calcext:value-type="float">
            <text:p>0,016326530612245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[.$F$4]/[.A986]" office:value-type="float" office:value="0.0163098878695209" calcext:value-type="float">
            <text:p>0,016309887869521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[.$F$4]/[.A987]" office:value-type="float" office:value="0.0162932790224033" calcext:value-type="float">
            <text:p>0,016293279022403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[.$F$4]/[.A988]" office:value-type="float" office:value="0.0162767039674466" calcext:value-type="float">
            <text:p>0,016276703967447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[.$F$4]/[.A989]" office:value-type="float" office:value="0.016260162601626" calcext:value-type="float">
            <text:p>0,016260162601626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[.$F$4]/[.A990]" office:value-type="float" office:value="0.016243654822335" calcext:value-type="float">
            <text:p>0,016243654822335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[.$F$4]/[.A991]" office:value-type="float" office:value="0.0162271805273834" calcext:value-type="float">
            <text:p>0,016227180527383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[.$F$4]/[.A992]" office:value-type="float" office:value="0.0162107396149949" calcext:value-type="float">
            <text:p>0,016210739614995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[.$F$4]/[.A993]" office:value-type="float" office:value="0.0161943319838057" calcext:value-type="float">
            <text:p>0,016194331983806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[.$F$4]/[.A994]" office:value-type="float" office:value="0.0161779575328615" calcext:value-type="float">
            <text:p>0,016177957532862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[.$F$4]/[.A995]" office:value-type="float" office:value="0.0161616161616162" calcext:value-type="float">
            <text:p>0,016161616161616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[.$F$4]/[.A996]" office:value-type="float" office:value="0.0161453077699294" calcext:value-type="float">
            <text:p>0,016145307769929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[.$F$4]/[.A997]" office:value-type="float" office:value="0.0161290322580645" calcext:value-type="float">
            <text:p>0,016129032258065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[.$F$4]/[.A998]" office:value-type="float" office:value="0.0161127895266868" calcext:value-type="float">
            <text:p>0,016112789526687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[.$F$4]/[.A999]" office:value-type="float" office:value="0.0160965794768612" calcext:value-type="float">
            <text:p>0,016096579476861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[.$F$4]/[.A1000]" office:value-type="float" office:value="0.0160804020100503" calcext:value-type="float">
            <text:p>0,01608040201005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[.$F$4]/[.A1001]" office:value-type="float" office:value="0.0160642570281124" calcext:value-type="float">
            <text:p>0,016064257028113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[.$F$4]/[.A1002]" office:value-type="float" office:value="0.0160481444332999" calcext:value-type="float">
            <text:p>0,0160481444333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[.$F$4]/[.A1003]" office:value-type="float" office:value="0.0160320641282565" calcext:value-type="float">
            <text:p>0,016032064128257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[.$F$4]/[.A1004]" office:value-type="float" office:value="0.016016016016016" calcext:value-type="float">
            <text:p>0,016016016016016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[.$F$4]/[.A1005]" office:value-type="float" office:value="0.016" calcext:value-type="float">
            <text:p>0,016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[.$F$4]/[.A1006]" office:value-type="float" office:value="0.015984015984016" calcext:value-type="float">
            <text:p>0,015984015984016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[.$F$4]/[.A1007]" office:value-type="float" office:value="0.0159680638722555" calcext:value-type="float">
            <text:p>0,015968063872256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[.$F$4]/[.A1008]" office:value-type="float" office:value="0.0159521435692921" calcext:value-type="float">
            <text:p>0,015952143569292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[.$F$4]/[.A1009]" office:value-type="float" office:value="0.0159362549800797" calcext:value-type="float">
            <text:p>0,01593625498008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[.$F$4]/[.A1010]" office:value-type="float" office:value="0.0159203980099502" calcext:value-type="float">
            <text:p>0,01592039800995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[.$F$4]/[.A1011]" office:value-type="float" office:value="0.0159045725646123" calcext:value-type="float">
            <text:p>0,015904572564612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[.$F$4]/[.A1012]" office:value-type="float" office:value="0.015888778550149" calcext:value-type="float">
            <text:p>0,015888778550149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[.$F$4]/[.A1013]" office:value-type="float" office:value="0.0158730158730159" calcext:value-type="float">
            <text:p>0,015873015873016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[.$F$4]/[.A1014]" office:value-type="float" office:value="0.0158572844400396" calcext:value-type="float">
            <text:p>0,01585728444004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[.$F$4]/[.A1015]" office:value-type="float" office:value="0.0158415841584158" calcext:value-type="float">
            <text:p>0,015841584158416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[.$F$4]/[.A1016]" office:value-type="float" office:value="0.0158259149357072" calcext:value-type="float">
            <text:p>0,015825914935707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[.$F$4]/[.A1017]" office:value-type="float" office:value="0.0158102766798419" calcext:value-type="float">
            <text:p>0,015810276679842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[.$F$4]/[.A1018]" office:value-type="float" office:value="0.0157946692991115" calcext:value-type="float">
            <text:p>0,015794669299112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[.$F$4]/[.A1019]" office:value-type="float" office:value="0.0157790927021696" calcext:value-type="float">
            <text:p>0,01577909270217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[.$F$4]/[.A1020]" office:value-type="float" office:value="0.0157635467980296" calcext:value-type="float">
            <text:p>0,01576354679803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[.$F$4]/[.A1021]" office:value-type="float" office:value="0.015748031496063" calcext:value-type="float">
            <text:p>0,015748031496063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[.$F$4]/[.A1022]" office:value-type="float" office:value="0.015732546705998" calcext:value-type="float">
            <text:p>0,015732546705998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[.$F$4]/[.A1023]" office:value-type="float" office:value="0.0157170923379175" calcext:value-type="float">
            <text:p>0,015717092337918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[.$F$4]/[.A1024]" office:value-type="float" office:value="0.0157016683022571" calcext:value-type="float">
            <text:p>0,015701668302257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[.$F$4]/[.A1025]" office:value-type="float" office:value="0.0156862745098039" calcext:value-type="float">
            <text:p>0,015686274509804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[.$F$4]/[.A1026]" office:value-type="float" office:value="0.0156709108716944" calcext:value-type="float">
            <text:p>0,015670910871695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[.$F$4]/[.A1027]" office:value-type="float" office:value="0.0156555772994129" calcext:value-type="float">
            <text:p>0,015655577299413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[.$F$4]/[.A1028]" office:value-type="float" office:value="0.0156402737047898" calcext:value-type="float">
            <text:p>0,01564027370479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[.$F$4]/[.A1029]" office:value-type="float" office:value="0.015625" calcext:value-type="float">
            <text:p>0,015625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[.$F$4]/[.A1030]" office:value-type="float" office:value="0.015609756097561" calcext:value-type="float">
            <text:p>0,015609756097561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[.$F$4]/[.A1031]" office:value-type="float" office:value="0.0155945419103314" calcext:value-type="float">
            <text:p>0,015594541910331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[.$F$4]/[.A1032]" office:value-type="float" office:value="0.0155793573515093" calcext:value-type="float">
            <text:p>0,015579357351509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[.$F$4]/[.A1033]" office:value-type="float" office:value="0.0155642023346304" calcext:value-type="float">
            <text:p>0,01556420233463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[.$F$4]/[.A1034]" office:value-type="float" office:value="0.0155490767735666" calcext:value-type="float">
            <text:p>0,015549076773567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[.$F$4]/[.A1035]" office:value-type="float" office:value="0.0155339805825243" calcext:value-type="float">
            <text:p>0,015533980582524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[.$F$4]/[.A1036]" office:value-type="float" office:value="0.0155189136760427" calcext:value-type="float">
            <text:p>0,015518913676043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[.$F$4]/[.A1037]" office:value-type="float" office:value="0.0155038759689922" calcext:value-type="float">
            <text:p>0,015503875968992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[.$F$4]/[.A1038]" office:value-type="float" office:value="0.0154888673765731" calcext:value-type="float">
            <text:p>0,015488867376573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[.$F$4]/[.A1039]" office:value-type="float" office:value="0.0154738878143133" calcext:value-type="float">
            <text:p>0,015473887814313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[.$F$4]/[.A1040]" office:value-type="float" office:value="0.0154589371980676" calcext:value-type="float">
            <text:p>0,015458937198068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[.$F$4]/[.A1041]" office:value-type="float" office:value="0.0154440154440154" calcext:value-type="float">
            <text:p>0,015444015444016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[.$F$4]/[.A1042]" office:value-type="float" office:value="0.0154291224686596" calcext:value-type="float">
            <text:p>0,01542912246866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[.$F$4]/[.A1043]" office:value-type="float" office:value="0.0154142581888247" calcext:value-type="float">
            <text:p>0,015414258188825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[.$F$4]/[.A1044]" office:value-type="float" office:value="0.0153994225216554" calcext:value-type="float">
            <text:p>0,015399422521656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[.$F$4]/[.A1045]" office:value-type="float" office:value="0.0153846153846154" calcext:value-type="float">
            <text:p>0,015384615384615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[.$F$4]/[.A1046]" office:value-type="float" office:value="0.0153698366954851" calcext:value-type="float">
            <text:p>0,015369836695485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[.$F$4]/[.A1047]" office:value-type="float" office:value="0.0153550863723608" calcext:value-type="float">
            <text:p>0,015355086372361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[.$F$4]/[.A1048]" office:value-type="float" office:value="0.0153403643336529" calcext:value-type="float">
            <text:p>0,015340364333653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[.$F$4]/[.A1049]" office:value-type="float" office:value="0.0153256704980843" calcext:value-type="float">
            <text:p>0,015325670498084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[.$F$4]/[.A1050]" office:value-type="float" office:value="0.015311004784689" calcext:value-type="float">
            <text:p>0,015311004784689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[.$F$4]/[.A1051]" office:value-type="float" office:value="0.0152963671128107" calcext:value-type="float">
            <text:p>0,015296367112811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[.$F$4]/[.A1052]" office:value-type="float" office:value="0.0152817574021012" calcext:value-type="float">
            <text:p>0,015281757402101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[.$F$4]/[.A1053]" office:value-type="float" office:value="0.0152671755725191" calcext:value-type="float">
            <text:p>0,015267175572519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[.$F$4]/[.A1054]" office:value-type="float" office:value="0.0152526215443279" calcext:value-type="float">
            <text:p>0,015252621544328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[.$F$4]/[.A1055]" office:value-type="float" office:value="0.0152380952380952" calcext:value-type="float">
            <text:p>0,015238095238095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[.$F$4]/[.A1056]" office:value-type="float" office:value="0.0152235965746908" calcext:value-type="float">
            <text:p>0,015223596574691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[.$F$4]/[.A1057]" office:value-type="float" office:value="0.0152091254752852" calcext:value-type="float">
            <text:p>0,015209125475285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[.$F$4]/[.A1058]" office:value-type="float" office:value="0.0151946818613485" calcext:value-type="float">
            <text:p>0,015194681861349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[.$F$4]/[.A1059]" office:value-type="float" office:value="0.015180265654649" calcext:value-type="float">
            <text:p>0,015180265654649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[.$F$4]/[.A1060]" office:value-type="float" office:value="0.0151658767772512" calcext:value-type="float">
            <text:p>0,015165876777251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[.$F$4]/[.A1061]" office:value-type="float" office:value="0.0151515151515152" calcext:value-type="float">
            <text:p>0,015151515151515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[.$F$4]/[.A1062]" office:value-type="float" office:value="0.0151371807000946" calcext:value-type="float">
            <text:p>0,015137180700095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[.$F$4]/[.A1063]" office:value-type="float" office:value="0.0151228733459357" calcext:value-type="float">
            <text:p>0,015122873345936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[.$F$4]/[.A1064]" office:value-type="float" office:value="0.0151085930122757" calcext:value-type="float">
            <text:p>0,015108593012276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[.$F$4]/[.A1065]" office:value-type="float" office:value="0.0150943396226415" calcext:value-type="float">
            <text:p>0,015094339622642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[.$F$4]/[.A1066]" office:value-type="float" office:value="0.0150801131008483" calcext:value-type="float">
            <text:p>0,015080113100848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[.$F$4]/[.A1067]" office:value-type="float" office:value="0.0150659133709981" calcext:value-type="float">
            <text:p>0,015065913370998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[.$F$4]/[.A1068]" office:value-type="float" office:value="0.0150517403574788" calcext:value-type="float">
            <text:p>0,015051740357479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[.$F$4]/[.A1069]" office:value-type="float" office:value="0.0150375939849624" calcext:value-type="float">
            <text:p>0,015037593984962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[.$F$4]/[.A1070]" office:value-type="float" office:value="0.0150234741784038" calcext:value-type="float">
            <text:p>0,015023474178404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[.$F$4]/[.A1071]" office:value-type="float" office:value="0.0150093808630394" calcext:value-type="float">
            <text:p>0,015009380863039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[.$F$4]/[.A1072]" office:value-type="float" office:value="0.0149953139643861" calcext:value-type="float">
            <text:p>0,014995313964386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[.$F$4]/[.A1073]" office:value-type="float" office:value="0.0149812734082397" calcext:value-type="float">
            <text:p>0,01498127340824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[.$F$4]/[.A1074]" office:value-type="float" office:value="0.0149672591206735" calcext:value-type="float">
            <text:p>0,014967259120674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[.$F$4]/[.A1075]" office:value-type="float" office:value="0.0149532710280374" calcext:value-type="float">
            <text:p>0,014953271028037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[.$F$4]/[.A1076]" office:value-type="float" office:value="0.0149393090569561" calcext:value-type="float">
            <text:p>0,014939309056956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[.$F$4]/[.A1077]" office:value-type="float" office:value="0.0149253731343284" calcext:value-type="float">
            <text:p>0,014925373134328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[.$F$4]/[.A1078]" office:value-type="float" office:value="0.0149114631873253" calcext:value-type="float">
            <text:p>0,014911463187325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[.$F$4]/[.A1079]" office:value-type="float" office:value="0.0148975791433892" calcext:value-type="float">
            <text:p>0,014897579143389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[.$F$4]/[.A1080]" office:value-type="float" office:value="0.0148837209302326" calcext:value-type="float">
            <text:p>0,014883720930233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[.$F$4]/[.A1081]" office:value-type="float" office:value="0.0148698884758364" calcext:value-type="float">
            <text:p>0,014869888475837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[.$F$4]/[.A1082]" office:value-type="float" office:value="0.0148560817084494" calcext:value-type="float">
            <text:p>0,014856081708449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[.$F$4]/[.A1083]" office:value-type="float" office:value="0.0148423005565863" calcext:value-type="float">
            <text:p>0,014842300556586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[.$F$4]/[.A1084]" office:value-type="float" office:value="0.0148285449490269" calcext:value-type="float">
            <text:p>0,014828544949027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[.$F$4]/[.A1085]" office:value-type="float" office:value="0.0148148148148148" calcext:value-type="float">
            <text:p>0,014814814814815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[.$F$4]/[.A1086]" office:value-type="float" office:value="0.0148011100832562" calcext:value-type="float">
            <text:p>0,014801110083256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[.$F$4]/[.A1087]" office:value-type="float" office:value="0.0147874306839187" calcext:value-type="float">
            <text:p>0,014787430683919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[.$F$4]/[.A1088]" office:value-type="float" office:value="0.0147737765466297" calcext:value-type="float">
            <text:p>0,01477377654663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[.$F$4]/[.A1089]" office:value-type="float" office:value="0.014760147601476" calcext:value-type="float">
            <text:p>0,014760147601476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[.$F$4]/[.A1090]" office:value-type="float" office:value="0.0147465437788018" calcext:value-type="float">
            <text:p>0,014746543778802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[.$F$4]/[.A1091]" office:value-type="float" office:value="0.0147329650092081" calcext:value-type="float">
            <text:p>0,014732965009208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[.$F$4]/[.A1092]" office:value-type="float" office:value="0.0147194112235511" calcext:value-type="float">
            <text:p>0,014719411223551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[.$F$4]/[.A1093]" office:value-type="float" office:value="0.0147058823529412" calcext:value-type="float">
            <text:p>0,014705882352941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[.$F$4]/[.A1094]" office:value-type="float" office:value="0.014692378328742" calcext:value-type="float">
            <text:p>0,014692378328742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[.$F$4]/[.A1095]" office:value-type="float" office:value="0.0146788990825688" calcext:value-type="float">
            <text:p>0,014678899082569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[.$F$4]/[.A1096]" office:value-type="float" office:value="0.0146654445462878" calcext:value-type="float">
            <text:p>0,014665444546288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[.$F$4]/[.A1097]" office:value-type="float" office:value="0.0146520146520147" calcext:value-type="float">
            <text:p>0,014652014652015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[.$F$4]/[.A1098]" office:value-type="float" office:value="0.0146386093321135" calcext:value-type="float">
            <text:p>0,014638609332114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[.$F$4]/[.A1099]" office:value-type="float" office:value="0.0146252285191956" calcext:value-type="float">
            <text:p>0,014625228519196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[.$F$4]/[.A1100]" office:value-type="float" office:value="0.0146118721461187" calcext:value-type="float">
            <text:p>0,014611872146119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[.$F$4]/[.A1101]" office:value-type="float" office:value="0.0145985401459854" calcext:value-type="float">
            <text:p>0,014598540145985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[.$F$4]/[.A1102]" office:value-type="float" office:value="0.0145852324521422" calcext:value-type="float">
            <text:p>0,014585232452142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[.$F$4]/[.A1103]" office:value-type="float" office:value="0.0145719489981785" calcext:value-type="float">
            <text:p>0,014571948998179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[.$F$4]/[.A1104]" office:value-type="float" office:value="0.0145586897179254" calcext:value-type="float">
            <text:p>0,014558689717925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[.$F$4]/[.A1105]" office:value-type="float" office:value="0.0145454545454545" calcext:value-type="float">
            <text:p>0,014545454545455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[.$F$4]/[.A1106]" office:value-type="float" office:value="0.0145322434150772" calcext:value-type="float">
            <text:p>0,014532243415077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[.$F$4]/[.A1107]" office:value-type="float" office:value="0.014519056261343" calcext:value-type="float">
            <text:p>0,014519056261343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[.$F$4]/[.A1108]" office:value-type="float" office:value="0.014505893019039" calcext:value-type="float">
            <text:p>0,014505893019039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[.$F$4]/[.A1109]" office:value-type="float" office:value="0.0144927536231884" calcext:value-type="float">
            <text:p>0,014492753623188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[.$F$4]/[.A1110]" office:value-type="float" office:value="0.0144796380090498" calcext:value-type="float">
            <text:p>0,01447963800905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[.$F$4]/[.A1111]" office:value-type="float" office:value="0.0144665461121157" calcext:value-type="float">
            <text:p>0,014466546112116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[.$F$4]/[.A1112]" office:value-type="float" office:value="0.014453477868112" calcext:value-type="float">
            <text:p>0,014453477868112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[.$F$4]/[.A1113]" office:value-type="float" office:value="0.0144404332129964" calcext:value-type="float">
            <text:p>0,014440433212996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[.$F$4]/[.A1114]" office:value-type="float" office:value="0.0144274120829576" calcext:value-type="float">
            <text:p>0,014427412082958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[.$F$4]/[.A1115]" office:value-type="float" office:value="0.0144144144144144" calcext:value-type="float">
            <text:p>0,014414414414415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[.$F$4]/[.A1116]" office:value-type="float" office:value="0.0144014401440144" calcext:value-type="float">
            <text:p>0,014401440144014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[.$F$4]/[.A1117]" office:value-type="float" office:value="0.0143884892086331" calcext:value-type="float">
            <text:p>0,014388489208633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[.$F$4]/[.A1118]" office:value-type="float" office:value="0.0143755615453729" calcext:value-type="float">
            <text:p>0,014375561545373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[.$F$4]/[.A1119]" office:value-type="float" office:value="0.0143626570915619" calcext:value-type="float">
            <text:p>0,014362657091562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[.$F$4]/[.A1120]" office:value-type="float" office:value="0.0143497757847534" calcext:value-type="float">
            <text:p>0,014349775784753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[.$F$4]/[.A1121]" office:value-type="float" office:value="0.014336917562724" calcext:value-type="float">
            <text:p>0,014336917562724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[.$F$4]/[.A1122]" office:value-type="float" office:value="0.0143240823634736" calcext:value-type="float">
            <text:p>0,014324082363474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[.$F$4]/[.A1123]" office:value-type="float" office:value="0.0143112701252236" calcext:value-type="float">
            <text:p>0,014311270125224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[.$F$4]/[.A1124]" office:value-type="float" office:value="0.0142984807864164" calcext:value-type="float">
            <text:p>0,014298480786417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[.$F$4]/[.A1125]" office:value-type="float" office:value="0.0142857142857143" calcext:value-type="float">
            <text:p>0,014285714285714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[.$F$4]/[.A1126]" office:value-type="float" office:value="0.0142729705619982" calcext:value-type="float">
            <text:p>0,014272970561998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[.$F$4]/[.A1127]" office:value-type="float" office:value="0.0142602495543672" calcext:value-type="float">
            <text:p>0,014260249554367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[.$F$4]/[.A1128]" office:value-type="float" office:value="0.0142475512021371" calcext:value-type="float">
            <text:p>0,014247551202137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[.$F$4]/[.A1129]" office:value-type="float" office:value="0.0142348754448399" calcext:value-type="float">
            <text:p>0,01423487544484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[.$F$4]/[.A1130]" office:value-type="float" office:value="0.0142222222222222" calcext:value-type="float">
            <text:p>0,014222222222222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[.$F$4]/[.A1131]" office:value-type="float" office:value="0.0142095914742451" calcext:value-type="float">
            <text:p>0,014209591474245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[.$F$4]/[.A1132]" office:value-type="float" office:value="0.0141969831410825" calcext:value-type="float">
            <text:p>0,014196983141083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[.$F$4]/[.A1133]" office:value-type="float" office:value="0.0141843971631206" calcext:value-type="float">
            <text:p>0,014184397163121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[.$F$4]/[.A1134]" office:value-type="float" office:value="0.0141718334809566" calcext:value-type="float">
            <text:p>0,014171833480957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[.$F$4]/[.A1135]" office:value-type="float" office:value="0.0141592920353982" calcext:value-type="float">
            <text:p>0,014159292035398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[.$F$4]/[.A1136]" office:value-type="float" office:value="0.0141467727674624" calcext:value-type="float">
            <text:p>0,014146772767463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[.$F$4]/[.A1137]" office:value-type="float" office:value="0.0141342756183746" calcext:value-type="float">
            <text:p>0,014134275618375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[.$F$4]/[.A1138]" office:value-type="float" office:value="0.0141218005295675" calcext:value-type="float">
            <text:p>0,014121800529568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[.$F$4]/[.A1139]" office:value-type="float" office:value="0.0141093474426808" calcext:value-type="float">
            <text:p>0,014109347442681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[.$F$4]/[.A1140]" office:value-type="float" office:value="0.0140969162995595" calcext:value-type="float">
            <text:p>0,01409691629956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[.$F$4]/[.A1141]" office:value-type="float" office:value="0.0140845070422535" calcext:value-type="float">
            <text:p>0,014084507042254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[.$F$4]/[.A1142]" office:value-type="float" office:value="0.0140721196130167" calcext:value-type="float">
            <text:p>0,014072119613017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[.$F$4]/[.A1143]" office:value-type="float" office:value="0.0140597539543058" calcext:value-type="float">
            <text:p>0,014059753954306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[.$F$4]/[.A1144]" office:value-type="float" office:value="0.0140474100087796" calcext:value-type="float">
            <text:p>0,01404741000878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[.$F$4]/[.A1145]" office:value-type="float" office:value="0.0140350877192982" calcext:value-type="float">
            <text:p>0,014035087719298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[.$F$4]/[.A1146]" office:value-type="float" office:value="0.014022787028922" calcext:value-type="float">
            <text:p>0,014022787028922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[.$F$4]/[.A1147]" office:value-type="float" office:value="0.0140105078809107" calcext:value-type="float">
            <text:p>0,014010507880911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[.$F$4]/[.A1148]" office:value-type="float" office:value="0.0139982502187227" calcext:value-type="float">
            <text:p>0,013998250218723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[.$F$4]/[.A1149]" office:value-type="float" office:value="0.013986013986014" calcext:value-type="float">
            <text:p>0,013986013986014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[.$F$4]/[.A1150]" office:value-type="float" office:value="0.0139737991266376" calcext:value-type="float">
            <text:p>0,013973799126638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[.$F$4]/[.A1151]" office:value-type="float" office:value="0.0139616055846422" calcext:value-type="float">
            <text:p>0,013961605584642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[.$F$4]/[.A1152]" office:value-type="float" office:value="0.013949433304272" calcext:value-type="float">
            <text:p>0,013949433304272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[.$F$4]/[.A1153]" office:value-type="float" office:value="0.0139372822299652" calcext:value-type="float">
            <text:p>0,013937282229965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[.$F$4]/[.A1154]" office:value-type="float" office:value="0.0139251523063534" calcext:value-type="float">
            <text:p>0,013925152306353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[.$F$4]/[.A1155]" office:value-type="float" office:value="0.0139130434782609" calcext:value-type="float">
            <text:p>0,013913043478261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[.$F$4]/[.A1156]" office:value-type="float" office:value="0.0139009556907037" calcext:value-type="float">
            <text:p>0,013900955690704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[.$F$4]/[.A1157]" office:value-type="float" office:value="0.0138888888888889" calcext:value-type="float">
            <text:p>0,013888888888889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[.$F$4]/[.A1158]" office:value-type="float" office:value="0.0138768430182134" calcext:value-type="float">
            <text:p>0,013876843018213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[.$F$4]/[.A1159]" office:value-type="float" office:value="0.0138648180242634" calcext:value-type="float">
            <text:p>0,013864818024264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[.$F$4]/[.A1160]" office:value-type="float" office:value="0.0138528138528139" calcext:value-type="float">
            <text:p>0,013852813852814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[.$F$4]/[.A1161]" office:value-type="float" office:value="0.013840830449827" calcext:value-type="float">
            <text:p>0,013840830449827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[.$F$4]/[.A1162]" office:value-type="float" office:value="0.013828867761452" calcext:value-type="float">
            <text:p>0,013828867761452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[.$F$4]/[.A1163]" office:value-type="float" office:value="0.0138169257340242" calcext:value-type="float">
            <text:p>0,013816925734024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[.$F$4]/[.A1164]" office:value-type="float" office:value="0.0138050043140639" calcext:value-type="float">
            <text:p>0,013805004314064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[.$F$4]/[.A1165]" office:value-type="float" office:value="0.0137931034482759" calcext:value-type="float">
            <text:p>0,013793103448276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[.$F$4]/[.A1166]" office:value-type="float" office:value="0.0137812230835487" calcext:value-type="float">
            <text:p>0,013781223083549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[.$F$4]/[.A1167]" office:value-type="float" office:value="0.0137693631669535" calcext:value-type="float">
            <text:p>0,013769363166954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[.$F$4]/[.A1168]" office:value-type="float" office:value="0.0137575236457438" calcext:value-type="float">
            <text:p>0,013757523645744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[.$F$4]/[.A1169]" office:value-type="float" office:value="0.013745704467354" calcext:value-type="float">
            <text:p>0,013745704467354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[.$F$4]/[.A1170]" office:value-type="float" office:value="0.0137339055793991" calcext:value-type="float">
            <text:p>0,013733905579399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[.$F$4]/[.A1171]" office:value-type="float" office:value="0.0137221269296741" calcext:value-type="float">
            <text:p>0,013722126929674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[.$F$4]/[.A1172]" office:value-type="float" office:value="0.0137103684661525" calcext:value-type="float">
            <text:p>0,013710368466153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[.$F$4]/[.A1173]" office:value-type="float" office:value="0.0136986301369863" calcext:value-type="float">
            <text:p>0,013698630136986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[.$F$4]/[.A1174]" office:value-type="float" office:value="0.0136869118905047" calcext:value-type="float">
            <text:p>0,013686911890505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[.$F$4]/[.A1175]" office:value-type="float" office:value="0.0136752136752137" calcext:value-type="float">
            <text:p>0,013675213675214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[.$F$4]/[.A1176]" office:value-type="float" office:value="0.013663535439795" calcext:value-type="float">
            <text:p>0,013663535439795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[.$F$4]/[.A1177]" office:value-type="float" office:value="0.0136518771331058" calcext:value-type="float">
            <text:p>0,013651877133106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[.$F$4]/[.A1178]" office:value-type="float" office:value="0.0136402387041773" calcext:value-type="float">
            <text:p>0,013640238704177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[.$F$4]/[.A1179]" office:value-type="float" office:value="0.0136286201022147" calcext:value-type="float">
            <text:p>0,013628620102215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[.$F$4]/[.A1180]" office:value-type="float" office:value="0.0136170212765957" calcext:value-type="float">
            <text:p>0,013617021276596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[.$F$4]/[.A1181]" office:value-type="float" office:value="0.0136054421768707" calcext:value-type="float">
            <text:p>0,013605442176871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[.$F$4]/[.A1182]" office:value-type="float" office:value="0.0135938827527613" calcext:value-type="float">
            <text:p>0,013593882752761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[.$F$4]/[.A1183]" office:value-type="float" office:value="0.0135823429541596" calcext:value-type="float">
            <text:p>0,01358234295416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[.$F$4]/[.A1184]" office:value-type="float" office:value="0.0135708227311281" calcext:value-type="float">
            <text:p>0,013570822731128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[.$F$4]/[.A1185]" office:value-type="float" office:value="0.0135593220338983" calcext:value-type="float">
            <text:p>0,013559322033898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[.$F$4]/[.A1186]" office:value-type="float" office:value="0.0135478408128704" calcext:value-type="float">
            <text:p>0,013547840812871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[.$F$4]/[.A1187]" office:value-type="float" office:value="0.0135363790186125" calcext:value-type="float">
            <text:p>0,013536379018613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[.$F$4]/[.A1188]" office:value-type="float" office:value="0.0135249366018597" calcext:value-type="float">
            <text:p>0,01352493660186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[.$F$4]/[.A1189]" office:value-type="float" office:value="0.0135135135135135" calcext:value-type="float">
            <text:p>0,013513513513514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[.$F$4]/[.A1190]" office:value-type="float" office:value="0.0135021097046414" calcext:value-type="float">
            <text:p>0,013502109704641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[.$F$4]/[.A1191]" office:value-type="float" office:value="0.0134907251264755" calcext:value-type="float">
            <text:p>0,013490725126476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[.$F$4]/[.A1192]" office:value-type="float" office:value="0.0134793597304128" calcext:value-type="float">
            <text:p>0,013479359730413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[.$F$4]/[.A1193]" office:value-type="float" office:value="0.0134680134680135" calcext:value-type="float">
            <text:p>0,013468013468014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[.$F$4]/[.A1194]" office:value-type="float" office:value="0.0134566862910008" calcext:value-type="float">
            <text:p>0,013456686291001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[.$F$4]/[.A1195]" office:value-type="float" office:value="0.0134453781512605" calcext:value-type="float">
            <text:p>0,013445378151261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[.$F$4]/[.A1196]" office:value-type="float" office:value="0.0134340890008396" calcext:value-type="float">
            <text:p>0,01343408900084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[.$F$4]/[.A1197]" office:value-type="float" office:value="0.0134228187919463" calcext:value-type="float">
            <text:p>0,013422818791946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[.$F$4]/[.A1198]" office:value-type="float" office:value="0.0134115674769489" calcext:value-type="float">
            <text:p>0,013411567476949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[.$F$4]/[.A1199]" office:value-type="float" office:value="0.0134003350083752" calcext:value-type="float">
            <text:p>0,013400335008375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[.$F$4]/[.A1200]" office:value-type="float" office:value="0.0133891213389121" calcext:value-type="float">
            <text:p>0,013389121338912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[.$F$4]/[.A1201]" office:value-type="float" office:value="0.0133779264214047" calcext:value-type="float">
            <text:p>0,013377926421405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[.$F$4]/[.A1202]" office:value-type="float" office:value="0.0133667502088555" calcext:value-type="float">
            <text:p>0,013366750208856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[.$F$4]/[.A1203]" office:value-type="float" office:value="0.013355592654424" calcext:value-type="float">
            <text:p>0,013355592654424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[.$F$4]/[.A1204]" office:value-type="float" office:value="0.0133444537114262" calcext:value-type="float">
            <text:p>0,013344453711426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[.$F$4]/[.A1205]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[.$F$4]/[.A1206]" office:value-type="float" office:value="0.0133222314737719" calcext:value-type="float">
            <text:p>0,013322231473772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[.$F$4]/[.A1207]" office:value-type="float" office:value="0.0133111480865225" calcext:value-type="float">
            <text:p>0,013311148086523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[.$F$4]/[.A1208]" office:value-type="float" office:value="0.0133000831255195" calcext:value-type="float">
            <text:p>0,01330008312552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[.$F$4]/[.A1209]" office:value-type="float" office:value="0.0132890365448505" calcext:value-type="float">
            <text:p>0,013289036544851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[.$F$4]/[.A1210]" office:value-type="float" office:value="0.0132780082987552" calcext:value-type="float">
            <text:p>0,013278008298755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[.$F$4]/[.A1211]" office:value-type="float" office:value="0.0132669983416252" calcext:value-type="float">
            <text:p>0,013266998341625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[.$F$4]/[.A1212]" office:value-type="float" office:value="0.0132560066280033" calcext:value-type="float">
            <text:p>0,013256006628003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[.$F$4]/[.A1213]" office:value-type="float" office:value="0.0132450331125828" calcext:value-type="float">
            <text:p>0,013245033112583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[.$F$4]/[.A1214]" office:value-type="float" office:value="0.0132340777502068" calcext:value-type="float">
            <text:p>0,013234077750207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[.$F$4]/[.A1215]" office:value-type="float" office:value="0.0132231404958678" calcext:value-type="float">
            <text:p>0,013223140495868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[.$F$4]/[.A1216]" office:value-type="float" office:value="0.0132122213047069" calcext:value-type="float">
            <text:p>0,013212221304707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[.$F$4]/[.A1217]" office:value-type="float" office:value="0.0132013201320132" calcext:value-type="float">
            <text:p>0,013201320132013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[.$F$4]/[.A1218]" office:value-type="float" office:value="0.0131904369332234" calcext:value-type="float">
            <text:p>0,013190436933224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[.$F$4]/[.A1219]" office:value-type="float" office:value="0.0131795716639209" calcext:value-type="float">
            <text:p>0,013179571663921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[.$F$4]/[.A1220]" office:value-type="float" office:value="0.0131687242798354" calcext:value-type="float">
            <text:p>0,013168724279835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[.$F$4]/[.A1221]" office:value-type="float" office:value="0.0131578947368421" calcext:value-type="float">
            <text:p>0,013157894736842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[.$F$4]/[.A1222]" office:value-type="float" office:value="0.0131470829909614" calcext:value-type="float">
            <text:p>0,013147082990961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[.$F$4]/[.A1223]" office:value-type="float" office:value="0.013136288998358" calcext:value-type="float">
            <text:p>0,013136288998358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[.$F$4]/[.A1224]" office:value-type="float" office:value="0.0131255127153404" calcext:value-type="float">
            <text:p>0,013125512715341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[.$F$4]/[.A1225]" office:value-type="float" office:value="0.0131147540983607" calcext:value-type="float">
            <text:p>0,013114754098361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[.$F$4]/[.A1226]" office:value-type="float" office:value="0.0131040131040131" calcext:value-type="float">
            <text:p>0,013104013104013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[.$F$4]/[.A1227]" office:value-type="float" office:value="0.0130932896890344" calcext:value-type="float">
            <text:p>0,013093289689034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[.$F$4]/[.A1228]" office:value-type="float" office:value="0.0130825838103025" calcext:value-type="float">
            <text:p>0,013082583810303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[.$F$4]/[.A1229]" office:value-type="float" office:value="0.0130718954248366" calcext:value-type="float">
            <text:p>0,013071895424837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[.$F$4]/[.A1230]" office:value-type="float" office:value="0.0130612244897959" calcext:value-type="float">
            <text:p>0,013061224489796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[.$F$4]/[.A1231]" office:value-type="float" office:value="0.0130505709624796" calcext:value-type="float">
            <text:p>0,01305057096248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[.$F$4]/[.A1232]" office:value-type="float" office:value="0.013039934800326" calcext:value-type="float">
            <text:p>0,013039934800326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[.$F$4]/[.A1233]" office:value-type="float" office:value="0.0130293159609121" calcext:value-type="float">
            <text:p>0,013029315960912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[.$F$4]/[.A1234]" office:value-type="float" office:value="0.0130187144019528" calcext:value-type="float">
            <text:p>0,013018714401953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[.$F$4]/[.A1235]" office:value-type="float" office:value="0.0130081300813008" calcext:value-type="float">
            <text:p>0,013008130081301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[.$F$4]/[.A1236]" office:value-type="float" office:value="0.0129975629569456" calcext:value-type="float">
            <text:p>0,012997562956946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[.$F$4]/[.A1237]" office:value-type="float" office:value="0.012987012987013" calcext:value-type="float">
            <text:p>0,012987012987013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[.$F$4]/[.A1238]" office:value-type="float" office:value="0.0129764801297648" calcext:value-type="float">
            <text:p>0,012976480129765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[.$F$4]/[.A1239]" office:value-type="float" office:value="0.0129659643435981" calcext:value-type="float">
            <text:p>0,012965964343598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[.$F$4]/[.A1240]" office:value-type="float" office:value="0.0129554655870445" calcext:value-type="float">
            <text:p>0,012955465587045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[.$F$4]/[.A1241]" office:value-type="float" office:value="0.0129449838187702" calcext:value-type="float">
            <text:p>0,01294498381877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[.$F$4]/[.A1242]" office:value-type="float" office:value="0.0129345189975748" calcext:value-type="float">
            <text:p>0,012934518997575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[.$F$4]/[.A1243]" office:value-type="float" office:value="0.012924071082391" calcext:value-type="float">
            <text:p>0,012924071082391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[.$F$4]/[.A1244]" office:value-type="float" office:value="0.0129136400322841" calcext:value-type="float">
            <text:p>0,012913640032284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[.$F$4]/[.A1245]" office:value-type="float" office:value="0.0129032258064516" calcext:value-type="float">
            <text:p>0,012903225806452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[.$F$4]/[.A1246]" office:value-type="float" office:value="0.0128928283642224" calcext:value-type="float">
            <text:p>0,012892828364222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[.$F$4]/[.A1247]" office:value-type="float" office:value="0.0128824476650564" calcext:value-type="float">
            <text:p>0,012882447665056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[.$F$4]/[.A1248]" office:value-type="float" office:value="0.0128720836685438" calcext:value-type="float">
            <text:p>0,012872083668544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[.$F$4]/[.A1249]" office:value-type="float" office:value="0.0128617363344051" calcext:value-type="float">
            <text:p>0,012861736334405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[.$F$4]/[.A1250]" office:value-type="float" office:value="0.01285140562249" calcext:value-type="float">
            <text:p>0,01285140562249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[.$F$4]/[.A1251]" office:value-type="float" office:value="0.0128410914927769" calcext:value-type="float">
            <text:p>0,012841091492777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[.$F$4]/[.A1252]" office:value-type="float" office:value="0.0128307939053729" calcext:value-type="float">
            <text:p>0,012830793905373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[.$F$4]/[.A1253]" office:value-type="float" office:value="0.0128205128205128" calcext:value-type="float">
            <text:p>0,012820512820513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[.$F$4]/[.A1254]" office:value-type="float" office:value="0.0128102481985588" calcext:value-type="float">
            <text:p>0,012810248198559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[.$F$4]/[.A1255]" office:value-type="float" office:value="0.0128" calcext:value-type="float">
            <text:p>0,0128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[.$F$4]/[.A1256]" office:value-type="float" office:value="0.0127897681854516" calcext:value-type="float">
            <text:p>0,012789768185452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[.$F$4]/[.A1257]" office:value-type="float" office:value="0.012779552715655" calcext:value-type="float">
            <text:p>0,012779552715655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[.$F$4]/[.A1258]" office:value-type="float" office:value="0.0127693535514765" calcext:value-type="float">
            <text:p>0,012769353551477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[.$F$4]/[.A1259]" office:value-type="float" office:value="0.0127591706539075" calcext:value-type="float">
            <text:p>0,012759170653908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[.$F$4]/[.A1260]" office:value-type="float" office:value="0.0127490039840637" calcext:value-type="float">
            <text:p>0,012749003984064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[.$F$4]/[.A1261]" office:value-type="float" office:value="0.0127388535031847" calcext:value-type="float">
            <text:p>0,012738853503185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[.$F$4]/[.A1262]" office:value-type="float" office:value="0.0127287191726333" calcext:value-type="float">
            <text:p>0,012728719172633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[.$F$4]/[.A1263]" office:value-type="float" office:value="0.0127186009538951" calcext:value-type="float">
            <text:p>0,012718600953895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[.$F$4]/[.A1264]" office:value-type="float" office:value="0.0127084988085782" calcext:value-type="float">
            <text:p>0,012708498808578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[.$F$4]/[.A1265]" office:value-type="float" office:value="0.0126984126984127" calcext:value-type="float">
            <text:p>0,012698412698413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[.$F$4]/[.A1266]" office:value-type="float" office:value="0.0126883425852498" calcext:value-type="float">
            <text:p>0,01268834258525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[.$F$4]/[.A1267]" office:value-type="float" office:value="0.0126782884310618" calcext:value-type="float">
            <text:p>0,012678288431062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[.$F$4]/[.A1268]" office:value-type="float" office:value="0.0126682501979414" calcext:value-type="float">
            <text:p>0,012668250197941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[.$F$4]/[.A1269]" office:value-type="float" office:value="0.0126582278481013" calcext:value-type="float">
            <text:p>0,012658227848101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[.$F$4]/[.A1270]" office:value-type="float" office:value="0.0126482213438735" calcext:value-type="float">
            <text:p>0,012648221343874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[.$F$4]/[.A1271]" office:value-type="float" office:value="0.0126382306477093" calcext:value-type="float">
            <text:p>0,012638230647709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[.$F$4]/[.A1272]" office:value-type="float" office:value="0.0126282557221784" calcext:value-type="float">
            <text:p>0,012628255722178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[.$F$4]/[.A1273]" office:value-type="float" office:value="0.0126182965299685" calcext:value-type="float">
            <text:p>0,012618296529969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[.$F$4]/[.A1274]" office:value-type="float" office:value="0.012608353033885" calcext:value-type="float">
            <text:p>0,012608353033885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[.$F$4]/[.A1275]" office:value-type="float" office:value="0.0125984251968504" calcext:value-type="float">
            <text:p>0,01259842519685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[.$F$4]/[.A1276]" office:value-type="float" office:value="0.012588512981904" calcext:value-type="float">
            <text:p>0,012588512981904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[.$F$4]/[.A1277]" office:value-type="float" office:value="0.0125786163522013" calcext:value-type="float">
            <text:p>0,012578616352201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[.$F$4]/[.A1278]" office:value-type="float" office:value="0.0125687352710134" calcext:value-type="float">
            <text:p>0,012568735271013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[.$F$4]/[.A1279]" office:value-type="float" office:value="0.0125588697017268" calcext:value-type="float">
            <text:p>0,012558869701727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[.$F$4]/[.A1280]" office:value-type="float" office:value="0.0125490196078431" calcext:value-type="float">
            <text:p>0,012549019607843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[.$F$4]/[.A1281]" office:value-type="float" office:value="0.0125391849529781" calcext:value-type="float">
            <text:p>0,012539184952978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[.$F$4]/[.A1282]" office:value-type="float" office:value="0.0125293657008614" calcext:value-type="float">
            <text:p>0,012529365700861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[.$F$4]/[.A1283]" office:value-type="float" office:value="0.0125195618153365" calcext:value-type="float">
            <text:p>0,012519561815337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[.$F$4]/[.A1284]" office:value-type="float" office:value="0.0125097732603597" calcext:value-type="float">
            <text:p>0,01250977326036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[.$F$4]/[.A1285]" office:value-type="float" office:value="0.0125" calcext:value-type="float">
            <text:p>0,0125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[.$F$4]/[.A1286]" office:value-type="float" office:value="0.0124902419984387" calcext:value-type="float">
            <text:p>0,012490241998439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[.$F$4]/[.A1287]" office:value-type="float" office:value="0.0124804992199688" calcext:value-type="float">
            <text:p>0,012480499219969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[.$F$4]/[.A1288]" office:value-type="float" office:value="0.0124707716289945" calcext:value-type="float">
            <text:p>0,012470771628995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[.$F$4]/[.A1289]" office:value-type="float" office:value="0.0124610591900312" calcext:value-type="float">
            <text:p>0,012461059190031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[.$F$4]/[.A1290]" office:value-type="float" office:value="0.0124513618677043" calcext:value-type="float">
            <text:p>0,012451361867704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[.$F$4]/[.A1291]" office:value-type="float" office:value="0.0124416796267496" calcext:value-type="float">
            <text:p>0,01244167962675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[.$F$4]/[.A1292]" office:value-type="float" office:value="0.0124320124320124" calcext:value-type="float">
            <text:p>0,012432012432013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[.$F$4]/[.A1293]" office:value-type="float" office:value="0.0124223602484472" calcext:value-type="float">
            <text:p>0,012422360248447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[.$F$4]/[.A1294]" office:value-type="float" office:value="0.0124127230411171" calcext:value-type="float">
            <text:p>0,012412723041117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[.$F$4]/[.A1295]" office:value-type="float" office:value="0.0124031007751938" calcext:value-type="float">
            <text:p>0,012403100775194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[.$F$4]/[.A1296]" office:value-type="float" office:value="0.0123934934159566" calcext:value-type="float">
            <text:p>0,012393493415957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[.$F$4]/[.A1297]" office:value-type="float" office:value="0.0123839009287926" calcext:value-type="float">
            <text:p>0,012383900928793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[.$F$4]/[.A1298]" office:value-type="float" office:value="0.0123743232791957" calcext:value-type="float">
            <text:p>0,012374323279196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[.$F$4]/[.A1299]" office:value-type="float" office:value="0.0123647604327666" calcext:value-type="float">
            <text:p>0,012364760432767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[.$F$4]/[.A1300]" office:value-type="float" office:value="0.0123552123552124" calcext:value-type="float">
            <text:p>0,012355212355212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[.$F$4]/[.A1301]" office:value-type="float" office:value="0.0123456790123457" calcext:value-type="float">
            <text:p>0,012345679012346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[.$F$4]/[.A1302]" office:value-type="float" office:value="0.0123361603700848" calcext:value-type="float">
            <text:p>0,012336160370085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[.$F$4]/[.A1303]" office:value-type="float" office:value="0.012326656394453" calcext:value-type="float">
            <text:p>0,012326656394453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[.$F$4]/[.A1304]" office:value-type="float" office:value="0.0123171670515781" calcext:value-type="float">
            <text:p>0,012317167051578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[.$F$4]/[.A1305]" office:value-type="float" office:value="0.0123076923076923" calcext:value-type="float">
            <text:p>0,012307692307692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[.$F$4]/[.A1306]" office:value-type="float" office:value="0.0122982321291314" calcext:value-type="float">
            <text:p>0,012298232129132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[.$F$4]/[.A1307]" office:value-type="float" office:value="0.0122887864823349" calcext:value-type="float">
            <text:p>0,012288786482335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[.$F$4]/[.A1308]" office:value-type="float" office:value="0.012279355333845" calcext:value-type="float">
            <text:p>0,012279355333845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[.$F$4]/[.A1309]" office:value-type="float" office:value="0.0122699386503067" calcext:value-type="float">
            <text:p>0,012269938650307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[.$F$4]/[.A1310]" office:value-type="float" office:value="0.0122605363984674" calcext:value-type="float">
            <text:p>0,012260536398468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[.$F$4]/[.A1311]" office:value-type="float" office:value="0.0122511485451761" calcext:value-type="float">
            <text:p>0,012251148545176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[.$F$4]/[.A1312]" office:value-type="float" office:value="0.0122417750573833" calcext:value-type="float">
            <text:p>0,012241775057383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[.$F$4]/[.A1313]" office:value-type="float" office:value="0.0122324159021407" calcext:value-type="float">
            <text:p>0,012232415902141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[.$F$4]/[.A1314]" office:value-type="float" office:value="0.0122230710466005" calcext:value-type="float">
            <text:p>0,012223071046601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[.$F$4]/[.A1315]" office:value-type="float" office:value="0.0122137404580153" calcext:value-type="float">
            <text:p>0,012213740458015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[.$F$4]/[.A1316]" office:value-type="float" office:value="0.0122044241037376" calcext:value-type="float">
            <text:p>0,012204424103738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[.$F$4]/[.A1317]" office:value-type="float" office:value="0.0121951219512195" calcext:value-type="float">
            <text:p>0,01219512195122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[.$F$4]/[.A1318]" office:value-type="float" office:value="0.0121858339680122" calcext:value-type="float">
            <text:p>0,012185833968012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[.$F$4]/[.A1319]" office:value-type="float" office:value="0.0121765601217656" calcext:value-type="float">
            <text:p>0,012176560121766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[.$F$4]/[.A1320]" office:value-type="float" office:value="0.0121673003802281" calcext:value-type="float">
            <text:p>0,012167300380228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[.$F$4]/[.A1321]" office:value-type="float" office:value="0.0121580547112462" calcext:value-type="float">
            <text:p>0,012158054711246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[.$F$4]/[.A1322]" office:value-type="float" office:value="0.0121488230827639" calcext:value-type="float">
            <text:p>0,012148823082764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[.$F$4]/[.A1323]" office:value-type="float" office:value="0.0121396054628225" calcext:value-type="float">
            <text:p>0,012139605462823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[.$F$4]/[.A1324]" office:value-type="float" office:value="0.0121304018195603" calcext:value-type="float">
            <text:p>0,01213040181956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[.$F$4]/[.A1325]" office:value-type="float" office:value="0.0121212121212121" calcext:value-type="float">
            <text:p>0,012121212121212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[.$F$4]/[.A1326]" office:value-type="float" office:value="0.012112036336109" calcext:value-type="float">
            <text:p>0,012112036336109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[.$F$4]/[.A1327]" office:value-type="float" office:value="0.0121028744326778" calcext:value-type="float">
            <text:p>0,012102874432678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[.$F$4]/[.A1328]" office:value-type="float" office:value="0.0120937263794407" calcext:value-type="float">
            <text:p>0,012093726379441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[.$F$4]/[.A1329]" office:value-type="float" office:value="0.0120845921450151" calcext:value-type="float">
            <text:p>0,012084592145015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[.$F$4]/[.A1330]" office:value-type="float" office:value="0.0120754716981132" calcext:value-type="float">
            <text:p>0,012075471698113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[.$F$4]/[.A1331]" office:value-type="float" office:value="0.0120663650075415" calcext:value-type="float">
            <text:p>0,012066365007542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[.$F$4]/[.A1332]" office:value-type="float" office:value="0.0120572720422005" calcext:value-type="float">
            <text:p>0,012057272042201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[.$F$4]/[.A1333]" office:value-type="float" office:value="0.0120481927710843" calcext:value-type="float">
            <text:p>0,012048192771084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[.$F$4]/[.A1334]" office:value-type="float" office:value="0.0120391271632807" calcext:value-type="float">
            <text:p>0,012039127163281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[.$F$4]/[.A1335]" office:value-type="float" office:value="0.0120300751879699" calcext:value-type="float">
            <text:p>0,01203007518797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[.$F$4]/[.A1336]" office:value-type="float" office:value="0.0120210368144252" calcext:value-type="float">
            <text:p>0,012021036814425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[.$F$4]/[.A1337]" office:value-type="float" office:value="0.012012012012012" calcext:value-type="float">
            <text:p>0,012012012012012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[.$F$4]/[.A1338]" office:value-type="float" office:value="0.0120030007501875" calcext:value-type="float">
            <text:p>0,012003000750188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[.$F$4]/[.A1339]" office:value-type="float" office:value="0.0119940029985007" calcext:value-type="float">
            <text:p>0,011994002998501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[.$F$4]/[.A1340]" office:value-type="float" office:value="0.0119850187265918" calcext:value-type="float">
            <text:p>0,011985018726592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[.$F$4]/[.A1341]" office:value-type="float" office:value="0.0119760479041916" calcext:value-type="float">
            <text:p>0,011976047904192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[.$F$4]/[.A1342]" office:value-type="float" office:value="0.0119670905011219" calcext:value-type="float">
            <text:p>0,011967090501122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[.$F$4]/[.A1343]" office:value-type="float" office:value="0.0119581464872945" calcext:value-type="float">
            <text:p>0,011958146487295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[.$F$4]/[.A1344]" office:value-type="float" office:value="0.011949215832711" calcext:value-type="float">
            <text:p>0,011949215832711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[.$F$4]/[.A1345]" office:value-type="float" office:value="0.0119402985074627" calcext:value-type="float">
            <text:p>0,011940298507463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[.$F$4]/[.A1346]" office:value-type="float" office:value="0.0119313944817301" calcext:value-type="float">
            <text:p>0,01193139448173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[.$F$4]/[.A1347]" office:value-type="float" office:value="0.0119225037257824" calcext:value-type="float">
            <text:p>0,011922503725783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[.$F$4]/[.A1348]" office:value-type="float" office:value="0.0119136262099777" calcext:value-type="float">
            <text:p>0,011913626209978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[.$F$4]/[.A1349]" office:value-type="float" office:value="0.0119047619047619" calcext:value-type="float">
            <text:p>0,011904761904762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[.$F$4]/[.A1350]" office:value-type="float" office:value="0.0118959107806691" calcext:value-type="float">
            <text:p>0,011895910780669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[.$F$4]/[.A1351]" office:value-type="float" office:value="0.011887072808321" calcext:value-type="float">
            <text:p>0,011887072808321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[.$F$4]/[.A1352]" office:value-type="float" office:value="0.0118782479584261" calcext:value-type="float">
            <text:p>0,011878247958426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[.$F$4]/[.A1353]" office:value-type="float" office:value="0.0118694362017804" calcext:value-type="float">
            <text:p>0,011869436201781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[.$F$4]/[.A1354]" office:value-type="float" office:value="0.0118606375092661" calcext:value-type="float">
            <text:p>0,011860637509266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[.$F$4]/[.A1355]" office:value-type="float" office:value="0.0118518518518519" calcext:value-type="float">
            <text:p>0,011851851851852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[.$F$4]/[.A1356]" office:value-type="float" office:value="0.0118430792005922" calcext:value-type="float">
            <text:p>0,011843079200592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[.$F$4]/[.A1357]" office:value-type="float" office:value="0.0118343195266272" calcext:value-type="float">
            <text:p>0,011834319526627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[.$F$4]/[.A1358]" office:value-type="float" office:value="0.0118255728011826" calcext:value-type="float">
            <text:p>0,011825572801183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[.$F$4]/[.A1359]" office:value-type="float" office:value="0.0118168389955687" calcext:value-type="float">
            <text:p>0,011816838995569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[.$F$4]/[.A1360]" office:value-type="float" office:value="0.0118081180811808" calcext:value-type="float">
            <text:p>0,011808118081181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[.$F$4]/[.A1361]" office:value-type="float" office:value="0.0117994100294985" calcext:value-type="float">
            <text:p>0,011799410029499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[.$F$4]/[.A1362]" office:value-type="float" office:value="0.0117907148120855" calcext:value-type="float">
            <text:p>0,011790714812086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[.$F$4]/[.A1363]" office:value-type="float" office:value="0.0117820324005891" calcext:value-type="float">
            <text:p>0,011782032400589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[.$F$4]/[.A1364]" office:value-type="float" office:value="0.0117733627667403" calcext:value-type="float">
            <text:p>0,01177336276674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[.$F$4]/[.A1365]" office:value-type="float" office:value="0.0117647058823529" calcext:value-type="float">
            <text:p>0,011764705882353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[.$F$4]/[.A1366]" office:value-type="float" office:value="0.011756061719324" calcext:value-type="float">
            <text:p>0,011756061719324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[.$F$4]/[.A1367]" office:value-type="float" office:value="0.0117474302496329" calcext:value-type="float">
            <text:p>0,011747430249633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[.$F$4]/[.A1368]" office:value-type="float" office:value="0.0117388114453412" calcext:value-type="float">
            <text:p>0,011738811445341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[.$F$4]/[.A1369]" office:value-type="float" office:value="0.0117302052785924" calcext:value-type="float">
            <text:p>0,011730205278592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[.$F$4]/[.A1370]" office:value-type="float" office:value="0.0117216117216117" calcext:value-type="float">
            <text:p>0,011721611721612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[.$F$4]/[.A1371]" office:value-type="float" office:value="0.0117130307467057" calcext:value-type="float">
            <text:p>0,011713030746706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[.$F$4]/[.A1372]" office:value-type="float" office:value="0.0117044623262619" calcext:value-type="float">
            <text:p>0,011704462326262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[.$F$4]/[.A1373]" office:value-type="float" office:value="0.0116959064327485" calcext:value-type="float">
            <text:p>0,011695906432749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[.$F$4]/[.A1374]" office:value-type="float" office:value="0.0116873630387144" calcext:value-type="float">
            <text:p>0,011687363038714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[.$F$4]/[.A1375]" office:value-type="float" office:value="0.0116788321167883" calcext:value-type="float">
            <text:p>0,011678832116788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[.$F$4]/[.A1376]" office:value-type="float" office:value="0.0116703136396791" calcext:value-type="float">
            <text:p>0,011670313639679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[.$F$4]/[.A1377]" office:value-type="float" office:value="0.0116618075801749" calcext:value-type="float">
            <text:p>0,011661807580175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[.$F$4]/[.A1378]" office:value-type="float" office:value="0.0116533139111435" calcext:value-type="float">
            <text:p>0,011653313911144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[.$F$4]/[.A1379]" office:value-type="float" office:value="0.0116448326055313" calcext:value-type="float">
            <text:p>0,011644832605531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[.$F$4]/[.A1380]" office:value-type="float" office:value="0.0116363636363636" calcext:value-type="float">
            <text:p>0,011636363636364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[.$F$4]/[.A1381]" office:value-type="float" office:value="0.0116279069767442" calcext:value-type="float">
            <text:p>0,011627906976744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[.$F$4]/[.A1382]" office:value-type="float" office:value="0.0116194625998548" calcext:value-type="float">
            <text:p>0,011619462599855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[.$F$4]/[.A1383]" office:value-type="float" office:value="0.011611030478955" calcext:value-type="float">
            <text:p>0,011611030478955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[.$F$4]/[.A1384]" office:value-type="float" office:value="0.0116026105873822" calcext:value-type="float">
            <text:p>0,011602610587382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[.$F$4]/[.A1385]" office:value-type="float" office:value="0.0115942028985507" calcext:value-type="float">
            <text:p>0,011594202898551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[.$F$4]/[.A1386]" office:value-type="float" office:value="0.0115858073859522" calcext:value-type="float">
            <text:p>0,011585807385952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[.$F$4]/[.A1387]" office:value-type="float" office:value="0.0115774240231548" calcext:value-type="float">
            <text:p>0,011577424023155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[.$F$4]/[.A1388]" office:value-type="float" office:value="0.0115690527838033" calcext:value-type="float">
            <text:p>0,011569052783803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[.$F$4]/[.A1389]" office:value-type="float" office:value="0.0115606936416185" calcext:value-type="float">
            <text:p>0,011560693641619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[.$F$4]/[.A1390]" office:value-type="float" office:value="0.0115523465703971" calcext:value-type="float">
            <text:p>0,011552346570397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[.$F$4]/[.A1391]" office:value-type="float" office:value="0.0115440115440115" calcext:value-type="float">
            <text:p>0,011544011544012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[.$F$4]/[.A1392]" office:value-type="float" office:value="0.0115356885364095" calcext:value-type="float">
            <text:p>0,01153568853641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[.$F$4]/[.A1393]" office:value-type="float" office:value="0.0115273775216138" calcext:value-type="float">
            <text:p>0,011527377521614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[.$F$4]/[.A1394]" office:value-type="float" office:value="0.0115190784737221" calcext:value-type="float">
            <text:p>0,011519078473722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[.$F$4]/[.A1395]" office:value-type="float" office:value="0.0115107913669065" calcext:value-type="float">
            <text:p>0,011510791366907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[.$F$4]/[.A1396]" office:value-type="float" office:value="0.0115025161754134" calcext:value-type="float">
            <text:p>0,011502516175413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[.$F$4]/[.A1397]" office:value-type="float" office:value="0.0114942528735632" calcext:value-type="float">
            <text:p>0,011494252873563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[.$F$4]/[.A1398]" office:value-type="float" office:value="0.0114860014357502" calcext:value-type="float">
            <text:p>0,01148600143575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[.$F$4]/[.A1399]" office:value-type="float" office:value="0.0114777618364419" calcext:value-type="float">
            <text:p>0,011477761836442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[.$F$4]/[.A1400]" office:value-type="float" office:value="0.0114695340501792" calcext:value-type="float">
            <text:p>0,011469534050179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[.$F$4]/[.A1401]" office:value-type="float" office:value="0.0114613180515759" calcext:value-type="float">
            <text:p>0,011461318051576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[.$F$4]/[.A1402]" office:value-type="float" office:value="0.0114531138153185" calcext:value-type="float">
            <text:p>0,011453113815319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[.$F$4]/[.A1403]" office:value-type="float" office:value="0.011444921316166" calcext:value-type="float">
            <text:p>0,011444921316166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[.$F$4]/[.A1404]" office:value-type="float" office:value="0.0114367405289493" calcext:value-type="float">
            <text:p>0,011436740528949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[.$F$4]/[.A1405]" office:value-type="float" office:value="0.0114285714285714" calcext:value-type="float">
            <text:p>0,011428571428572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[.$F$4]/[.A1406]" office:value-type="float" office:value="0.0114204139900071" calcext:value-type="float">
            <text:p>0,011420413990007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[.$F$4]/[.A1407]" office:value-type="float" office:value="0.0114122681883024" calcext:value-type="float">
            <text:p>0,011412268188303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[.$F$4]/[.A1408]" office:value-type="float" office:value="0.0114041339985745" calcext:value-type="float">
            <text:p>0,011404133998575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[.$F$4]/[.A1409]" office:value-type="float" office:value="0.0113960113960114" calcext:value-type="float">
            <text:p>0,011396011396011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[.$F$4]/[.A1410]" office:value-type="float" office:value="0.0113879003558719" calcext:value-type="float">
            <text:p>0,011387900355872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[.$F$4]/[.A1411]" office:value-type="float" office:value="0.0113798008534851" calcext:value-type="float">
            <text:p>0,011379800853485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[.$F$4]/[.A1412]" office:value-type="float" office:value="0.0113717128642502" calcext:value-type="float">
            <text:p>0,01137171286425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[.$F$4]/[.A1413]" office:value-type="float" office:value="0.0113636363636364" calcext:value-type="float">
            <text:p>0,011363636363636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[.$F$4]/[.A1414]" office:value-type="float" office:value="0.0113555713271824" calcext:value-type="float">
            <text:p>0,011355571327182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[.$F$4]/[.A1415]" office:value-type="float" office:value="0.0113475177304965" calcext:value-type="float">
            <text:p>0,011347517730497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[.$F$4]/[.A1416]" office:value-type="float" office:value="0.0113394755492558" calcext:value-type="float">
            <text:p>0,011339475549256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[.$F$4]/[.A1417]" office:value-type="float" office:value="0.0113314447592068" calcext:value-type="float">
            <text:p>0,011331444759207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[.$F$4]/[.A1418]" office:value-type="float" office:value="0.0113234253361642" calcext:value-type="float">
            <text:p>0,011323425336164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[.$F$4]/[.A1419]" office:value-type="float" office:value="0.0113154172560113" calcext:value-type="float">
            <text:p>0,011315417256011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[.$F$4]/[.A1420]" office:value-type="float" office:value="0.0113074204946996" calcext:value-type="float">
            <text:p>0,0113074204947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[.$F$4]/[.A1421]" office:value-type="float" office:value="0.0112994350282486" calcext:value-type="float">
            <text:p>0,011299435028249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[.$F$4]/[.A1422]" office:value-type="float" office:value="0.0112914608327452" calcext:value-type="float">
            <text:p>0,011291460832745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[.$F$4]/[.A1423]" office:value-type="float" office:value="0.0112834978843441" calcext:value-type="float">
            <text:p>0,011283497884344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[.$F$4]/[.A1424]" office:value-type="float" office:value="0.0112755461592671" calcext:value-type="float">
            <text:p>0,011275546159267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[.$F$4]/[.A1425]" office:value-type="float" office:value="0.0112676056338028" calcext:value-type="float">
            <text:p>0,011267605633803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[.$F$4]/[.A1426]" office:value-type="float" office:value="0.0112596762843068" calcext:value-type="float">
            <text:p>0,011259676284307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[.$F$4]/[.A1427]" office:value-type="float" office:value="0.0112517580872011" calcext:value-type="float">
            <text:p>0,011251758087201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[.$F$4]/[.A1428]" office:value-type="float" office:value="0.011243851018974" calcext:value-type="float">
            <text:p>0,011243851018974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[.$F$4]/[.A1429]" office:value-type="float" office:value="0.0112359550561798" calcext:value-type="float">
            <text:p>0,01123595505618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[.$F$4]/[.A1430]" office:value-type="float" office:value="0.0112280701754386" calcext:value-type="float">
            <text:p>0,011228070175439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[.$F$4]/[.A1431]" office:value-type="float" office:value="0.0112201963534362" calcext:value-type="float">
            <text:p>0,011220196353436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[.$F$4]/[.A1432]" office:value-type="float" office:value="0.0112123335669236" calcext:value-type="float">
            <text:p>0,011212333566924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[.$F$4]/[.A1433]" office:value-type="float" office:value="0.0112044817927171" calcext:value-type="float">
            <text:p>0,011204481792717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[.$F$4]/[.A1434]" office:value-type="float" office:value="0.0111966410076977" calcext:value-type="float">
            <text:p>0,011196641007698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[.$F$4]/[.A1435]" office:value-type="float" office:value="0.0111888111888112" calcext:value-type="float">
            <text:p>0,011188811188811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[.$F$4]/[.A1436]" office:value-type="float" office:value="0.0111809923130678" calcext:value-type="float">
            <text:p>0,011180992313068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[.$F$4]/[.A1437]" office:value-type="float" office:value="0.0111731843575419" calcext:value-type="float">
            <text:p>0,011173184357542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[.$F$4]/[.A1438]" office:value-type="float" office:value="0.0111653872993719" calcext:value-type="float">
            <text:p>0,011165387299372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[.$F$4]/[.A1439]" office:value-type="float" office:value="0.0111576011157601" calcext:value-type="float">
            <text:p>0,01115760111576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[.$F$4]/[.A1440]" office:value-type="float" office:value="0.0111498257839721" calcext:value-type="float">
            <text:p>0,011149825783972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[.$F$4]/[.A1441]" office:value-type="float" office:value="0.011142061281337" calcext:value-type="float">
            <text:p>0,011142061281337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[.$F$4]/[.A1442]" office:value-type="float" office:value="0.011134307585247" calcext:value-type="float">
            <text:p>0,011134307585247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[.$F$4]/[.A1443]" office:value-type="float" office:value="0.0111265646731572" calcext:value-type="float">
            <text:p>0,011126564673157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[.$F$4]/[.A1444]" office:value-type="float" office:value="0.0111188325225851" calcext:value-type="float">
            <text:p>0,011118832522585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[.$F$4]/[.A1445]" office:value-type="float" office:value="0.0111111111111111" calcext:value-type="float">
            <text:p>0,011111111111111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[.$F$4]/[.A1446]" office:value-type="float" office:value="0.0111034004163775" calcext:value-type="float">
            <text:p>0,011103400416378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[.$F$4]/[.A1447]" office:value-type="float" office:value="0.0110957004160888" calcext:value-type="float">
            <text:p>0,011095700416089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[.$F$4]/[.A1448]" office:value-type="float" office:value="0.0110880110880111" calcext:value-type="float">
            <text:p>0,011088011088011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[.$F$4]/[.A1449]" office:value-type="float" office:value="0.0110803324099723" calcext:value-type="float">
            <text:p>0,011080332409972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[.$F$4]/[.A1450]" office:value-type="float" office:value="0.0110726643598616" calcext:value-type="float">
            <text:p>0,011072664359862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[.$F$4]/[.A1451]" office:value-type="float" office:value="0.0110650069156293" calcext:value-type="float">
            <text:p>0,011065006915629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[.$F$4]/[.A1452]" office:value-type="float" office:value="0.0110573600552868" calcext:value-type="float">
            <text:p>0,011057360055287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[.$F$4]/[.A1453]" office:value-type="float" office:value="0.0110497237569061" calcext:value-type="float">
            <text:p>0,011049723756906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[.$F$4]/[.A1454]" office:value-type="float" office:value="0.0110420979986197" calcext:value-type="float">
            <text:p>0,01104209799862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[.$F$4]/[.A1455]" office:value-type="float" office:value="0.0110344827586207" calcext:value-type="float">
            <text:p>0,011034482758621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[.$F$4]/[.A1456]" office:value-type="float" office:value="0.011026878015162" calcext:value-type="float">
            <text:p>0,011026878015162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[.$F$4]/[.A1457]" office:value-type="float" office:value="0.0110192837465565" calcext:value-type="float">
            <text:p>0,011019283746557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[.$F$4]/[.A1458]" office:value-type="float" office:value="0.0110116999311769" calcext:value-type="float">
            <text:p>0,011011699931177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[.$F$4]/[.A1459]" office:value-type="float" office:value="0.0110041265474553" calcext:value-type="float">
            <text:p>0,011004126547455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[.$F$4]/[.A1460]" office:value-type="float" office:value="0.0109965635738832" calcext:value-type="float">
            <text:p>0,010996563573883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[.$F$4]/[.A1461]" office:value-type="float" office:value="0.010989010989011" calcext:value-type="float">
            <text:p>0,010989010989011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[.$F$4]/[.A1462]" office:value-type="float" office:value="0.0109814687714482" calcext:value-type="float">
            <text:p>0,010981468771448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[.$F$4]/[.A1463]" office:value-type="float" office:value="0.0109739368998628" calcext:value-type="float">
            <text:p>0,010973936899863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[.$F$4]/[.A1464]" office:value-type="float" office:value="0.0109664153529815" calcext:value-type="float">
            <text:p>0,010966415352982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[.$F$4]/[.A1465]" office:value-type="float" office:value="0.010958904109589" calcext:value-type="float">
            <text:p>0,010958904109589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[.$F$4]/[.A1466]" office:value-type="float" office:value="0.0109514031485284" calcext:value-type="float">
            <text:p>0,010951403148528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[.$F$4]/[.A1467]" office:value-type="float" office:value="0.0109439124487004" calcext:value-type="float">
            <text:p>0,0109439124487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[.$F$4]/[.A1468]" office:value-type="float" office:value="0.0109364319890636" calcext:value-type="float">
            <text:p>0,010936431989064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[.$F$4]/[.A1469]" office:value-type="float" office:value="0.0109289617486339" calcext:value-type="float">
            <text:p>0,010928961748634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[.$F$4]/[.A1470]" office:value-type="float" office:value="0.0109215017064846" calcext:value-type="float">
            <text:p>0,010921501706485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[.$F$4]/[.A1471]" office:value-type="float" office:value="0.0109140518417462" calcext:value-type="float">
            <text:p>0,010914051841746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[.$F$4]/[.A1472]" office:value-type="float" office:value="0.010906612133606" calcext:value-type="float">
            <text:p>0,010906612133606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[.$F$4]/[.A1473]" office:value-type="float" office:value="0.0108991825613079" calcext:value-type="float">
            <text:p>0,010899182561308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[.$F$4]/[.A1474]" office:value-type="float" office:value="0.0108917631041525" calcext:value-type="float">
            <text:p>0,010891763104153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[.$F$4]/[.A1475]" office:value-type="float" office:value="0.0108843537414966" calcext:value-type="float">
            <text:p>0,010884353741497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[.$F$4]/[.A1476]" office:value-type="float" office:value="0.0108769544527532" calcext:value-type="float">
            <text:p>0,010876954452753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[.$F$4]/[.A1477]" office:value-type="float" office:value="0.0108695652173913" calcext:value-type="float">
            <text:p>0,010869565217391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[.$F$4]/[.A1478]" office:value-type="float" office:value="0.0108621860149355" calcext:value-type="float">
            <text:p>0,010862186014936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[.$F$4]/[.A1479]" office:value-type="float" office:value="0.0108548168249661" calcext:value-type="float">
            <text:p>0,010854816824966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[.$F$4]/[.A1480]" office:value-type="float" office:value="0.0108474576271186" calcext:value-type="float">
            <text:p>0,010847457627119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[.$F$4]/[.A1481]" office:value-type="float" office:value="0.010840108401084" calcext:value-type="float">
            <text:p>0,010840108401084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[.$F$4]/[.A1482]" office:value-type="float" office:value="0.010832769126608" calcext:value-type="float">
            <text:p>0,010832769126608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[.$F$4]/[.A1483]" office:value-type="float" office:value="0.0108254397834912" calcext:value-type="float">
            <text:p>0,010825439783491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[.$F$4]/[.A1484]" office:value-type="float" office:value="0.0108181203515889" calcext:value-type="float">
            <text:p>0,010818120351589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[.$F$4]/[.A1485]" office:value-type="float" office:value="0.0108108108108108" calcext:value-type="float">
            <text:p>0,010810810810811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[.$F$4]/[.A1486]" office:value-type="float" office:value="0.0108035111411209" calcext:value-type="float">
            <text:p>0,010803511141121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[.$F$4]/[.A1487]" office:value-type="float" office:value="0.0107962213225371" calcext:value-type="float">
            <text:p>0,010796221322537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[.$F$4]/[.A1488]" office:value-type="float" office:value="0.0107889413351315" calcext:value-type="float">
            <text:p>0,010788941335132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[.$F$4]/[.A1489]" office:value-type="float" office:value="0.0107816711590297" calcext:value-type="float">
            <text:p>0,01078167115903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[.$F$4]/[.A1490]" office:value-type="float" office:value="0.0107744107744108" calcext:value-type="float">
            <text:p>0,010774410774411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[.$F$4]/[.A1491]" office:value-type="float" office:value="0.0107671601615074" calcext:value-type="float">
            <text:p>0,010767160161507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[.$F$4]/[.A1492]" office:value-type="float" office:value="0.0107599193006052" calcext:value-type="float">
            <text:p>0,010759919300605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[.$F$4]/[.A1493]" office:value-type="float" office:value="0.010752688172043" calcext:value-type="float">
            <text:p>0,010752688172043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[.$F$4]/[.A1494]" office:value-type="float" office:value="0.0107454667562122" calcext:value-type="float">
            <text:p>0,010745466756212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[.$F$4]/[.A1495]" office:value-type="float" office:value="0.010738255033557" calcext:value-type="float">
            <text:p>0,010738255033557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[.$F$4]/[.A1496]" office:value-type="float" office:value="0.0107310529845741" calcext:value-type="float">
            <text:p>0,010731052984574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[.$F$4]/[.A1497]" office:value-type="float" office:value="0.0107238605898123" calcext:value-type="float">
            <text:p>0,010723860589812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[.$F$4]/[.A1498]" office:value-type="float" office:value="0.0107166778298727" calcext:value-type="float">
            <text:p>0,010716677829873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[.$F$4]/[.A1499]" office:value-type="float" office:value="0.0107095046854083" calcext:value-type="float">
            <text:p>0,010709504685408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[.$F$4]/[.A1500]" office:value-type="float" office:value="0.0107023411371237" calcext:value-type="float">
            <text:p>0,010702341137124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[.$F$4]/[.A1501]" office:value-type="float" office:value="0.0106951871657754" calcext:value-type="float">
            <text:p>0,010695187165775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[.$F$4]/[.A1502]" office:value-type="float" office:value="0.010688042752171" calcext:value-type="float">
            <text:p>0,010688042752171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[.$F$4]/[.A1503]" office:value-type="float" office:value="0.0106809078771696" calcext:value-type="float">
            <text:p>0,01068090787717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[.$F$4]/[.A1504]" office:value-type="float" office:value="0.0106737825216811" calcext:value-type="float">
            <text:p>0,010673782521681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[.$F$4]/[.A1505]" office:value-type="float" office:value="0.0106666666666667" calcext:value-type="float">
            <text:p>0,010666666666667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[.$F$4]/[.A1506]" office:value-type="float" office:value="0.0106595602931379" calcext:value-type="float">
            <text:p>0,010659560293138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[.$F$4]/[.A1507]" office:value-type="float" office:value="0.0106524633821571" calcext:value-type="float">
            <text:p>0,010652463382157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[.$F$4]/[.A1508]" office:value-type="float" office:value="0.010645375914837" calcext:value-type="float">
            <text:p>0,010645375914837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[.$F$4]/[.A1509]" office:value-type="float" office:value="0.0106382978723404" calcext:value-type="float">
            <text:p>0,010638297872341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[.$F$4]/[.A1510]" office:value-type="float" office:value="0.0106312292358804" calcext:value-type="float">
            <text:p>0,01063122923588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[.$F$4]/[.A1511]" office:value-type="float" office:value="0.0106241699867198" calcext:value-type="float">
            <text:p>0,01062416998672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[.$F$4]/[.A1512]" office:value-type="float" office:value="0.0106171201061712" calcext:value-type="float">
            <text:p>0,010617120106171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[.$F$4]/[.A1513]" office:value-type="float" office:value="0.0106100795755968" calcext:value-type="float">
            <text:p>0,010610079575597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[.$F$4]/[.A1514]" office:value-type="float" office:value="0.0106030483764082" calcext:value-type="float">
            <text:p>0,010603048376408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[.$F$4]/[.A1515]" office:value-type="float" office:value="0.0105960264900662" calcext:value-type="float">
            <text:p>0,010596026490066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[.$F$4]/[.A1516]" office:value-type="float" office:value="0.0105890138980807" calcext:value-type="float">
            <text:p>0,010589013898081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[.$F$4]/[.A1517]" office:value-type="float" office:value="0.0105820105820106" calcext:value-type="float">
            <text:p>0,010582010582011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[.$F$4]/[.A1518]" office:value-type="float" office:value="0.0105750165234633" calcext:value-type="float">
            <text:p>0,010575016523463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[.$F$4]/[.A1519]" office:value-type="float" office:value="0.0105680317040951" calcext:value-type="float">
            <text:p>0,010568031704095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[.$F$4]/[.A1520]" office:value-type="float" office:value="0.0105610561056106" calcext:value-type="float">
            <text:p>0,010561056105611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[.$F$4]/[.A1521]" office:value-type="float" office:value="0.0105540897097625" calcext:value-type="float">
            <text:p>0,010554089709763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[.$F$4]/[.A1522]" office:value-type="float" office:value="0.010547132498352" calcext:value-type="float">
            <text:p>0,010547132498352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[.$F$4]/[.A1523]" office:value-type="float" office:value="0.0105401844532279" calcext:value-type="float">
            <text:p>0,010540184453228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[.$F$4]/[.A1524]" office:value-type="float" office:value="0.010533245556287" calcext:value-type="float">
            <text:p>0,010533245556287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[.$F$4]/[.A1525]" office:value-type="float" office:value="0.0105263157894737" calcext:value-type="float">
            <text:p>0,010526315789474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[.$F$4]/[.A1526]" office:value-type="float" office:value="0.0105193951347798" calcext:value-type="float">
            <text:p>0,01051939513478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[.$F$4]/[.A1527]" office:value-type="float" office:value="0.0105124835742444" calcext:value-type="float">
            <text:p>0,010512483574245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[.$F$4]/[.A1528]" office:value-type="float" office:value="0.010505581089954" calcext:value-type="float">
            <text:p>0,010505581089954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[.$F$4]/[.A1529]" office:value-type="float" office:value="0.010498687664042" calcext:value-type="float">
            <text:p>0,010498687664042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[.$F$4]/[.A1530]" office:value-type="float" office:value="0.0104918032786885" calcext:value-type="float">
            <text:p>0,010491803278689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[.$F$4]/[.A1531]" office:value-type="float" office:value="0.0104849279161206" calcext:value-type="float">
            <text:p>0,010484927916121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[.$F$4]/[.A1532]" office:value-type="float" office:value="0.0104780615586117" calcext:value-type="float">
            <text:p>0,010478061558612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[.$F$4]/[.A1533]" office:value-type="float" office:value="0.0104712041884817" calcext:value-type="float">
            <text:p>0,010471204188482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[.$F$4]/[.A1534]" office:value-type="float" office:value="0.0104643557880968" calcext:value-type="float">
            <text:p>0,010464355788097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[.$F$4]/[.A1535]" office:value-type="float" office:value="0.0104575163398693" calcext:value-type="float">
            <text:p>0,010457516339869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[.$F$4]/[.A1536]" office:value-type="float" office:value="0.0104506858262573" calcext:value-type="float">
            <text:p>0,010450685826257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[.$F$4]/[.A1537]" office:value-type="float" office:value="0.010443864229765" calcext:value-type="float">
            <text:p>0,010443864229765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[.$F$4]/[.A1538]" office:value-type="float" office:value="0.0104370515329419" calcext:value-type="float">
            <text:p>0,010437051532942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[.$F$4]/[.A1539]" office:value-type="float" office:value="0.0104302477183833" calcext:value-type="float">
            <text:p>0,010430247718383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[.$F$4]/[.A1540]" office:value-type="float" office:value="0.0104234527687296" calcext:value-type="float">
            <text:p>0,01042345276873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[.$F$4]/[.A1541]" office:value-type="float" office:value="0.0104166666666667" calcext:value-type="float">
            <text:p>0,010416666666667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[.$F$4]/[.A1542]" office:value-type="float" office:value="0.0104098893949252" calcext:value-type="float">
            <text:p>0,010409889394925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[.$F$4]/[.A1543]" office:value-type="float" office:value="0.0104031209362809" calcext:value-type="float">
            <text:p>0,010403120936281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[.$F$4]/[.A1544]" office:value-type="float" office:value="0.0103963612735543" calcext:value-type="float">
            <text:p>0,010396361273554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[.$F$4]/[.A1545]" office:value-type="float" office:value="0.0103896103896104" calcext:value-type="float">
            <text:p>0,01038961038961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[.$F$4]/[.A1546]" office:value-type="float" office:value="0.0103828682673589" calcext:value-type="float">
            <text:p>0,010382868267359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[.$F$4]/[.A1547]" office:value-type="float" office:value="0.0103761348897536" calcext:value-type="float">
            <text:p>0,010376134889754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[.$F$4]/[.A1548]" office:value-type="float" office:value="0.0103694102397926" calcext:value-type="float">
            <text:p>0,010369410239793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[.$F$4]/[.A1549]" office:value-type="float" office:value="0.0103626943005181" calcext:value-type="float">
            <text:p>0,010362694300518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[.$F$4]/[.A1550]" office:value-type="float" office:value="0.0103559870550162" calcext:value-type="float">
            <text:p>0,010355987055016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[.$F$4]/[.A1551]" office:value-type="float" office:value="0.0103492884864166" calcext:value-type="float">
            <text:p>0,010349288486417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[.$F$4]/[.A1552]" office:value-type="float" office:value="0.0103425985778927" calcext:value-type="float">
            <text:p>0,010342598577893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[.$F$4]/[.A1553]" office:value-type="float" office:value="0.0103359173126615" calcext:value-type="float">
            <text:p>0,010335917312662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[.$F$4]/[.A1554]" office:value-type="float" office:value="0.0103292446739832" calcext:value-type="float">
            <text:p>0,010329244673983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[.$F$4]/[.A1555]" office:value-type="float" office:value="0.0103225806451613" calcext:value-type="float">
            <text:p>0,010322580645161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[.$F$4]/[.A1556]" office:value-type="float" office:value="0.0103159252095422" calcext:value-type="float">
            <text:p>0,010315925209542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[.$F$4]/[.A1557]" office:value-type="float" office:value="0.0103092783505155" calcext:value-type="float">
            <text:p>0,010309278350516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[.$F$4]/[.A1558]" office:value-type="float" office:value="0.0103026400515132" calcext:value-type="float">
            <text:p>0,010302640051513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[.$F$4]/[.A1559]" office:value-type="float" office:value="0.0102960102960103" calcext:value-type="float">
            <text:p>0,01029601029601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[.$F$4]/[.A1560]" office:value-type="float" office:value="0.0102893890675241" calcext:value-type="float">
            <text:p>0,010289389067524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[.$F$4]/[.A1561]" office:value-type="float" office:value="0.0102827763496144" calcext:value-type="float">
            <text:p>0,010282776349614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[.$F$4]/[.A1562]" office:value-type="float" office:value="0.0102761721258831" calcext:value-type="float">
            <text:p>0,010276172125883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[.$F$4]/[.A1563]" office:value-type="float" office:value="0.0102695763799743" calcext:value-type="float">
            <text:p>0,010269576379974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[.$F$4]/[.A1564]" office:value-type="float" office:value="0.0102629890955741" calcext:value-type="float">
            <text:p>0,010262989095574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[.$F$4]/[.A1565]" office:value-type="float" office:value="0.0102564102564103" calcext:value-type="float">
            <text:p>0,01025641025641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[.$F$4]/[.A1566]" office:value-type="float" office:value="0.0102498398462524" calcext:value-type="float">
            <text:p>0,010249839846252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[.$F$4]/[.A1567]" office:value-type="float" office:value="0.0102432778489117" calcext:value-type="float">
            <text:p>0,010243277848912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[.$F$4]/[.A1568]" office:value-type="float" office:value="0.0102367242482406" calcext:value-type="float">
            <text:p>0,010236724248241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[.$F$4]/[.A1569]" office:value-type="float" office:value="0.010230179028133" calcext:value-type="float">
            <text:p>0,010230179028133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[.$F$4]/[.A1570]" office:value-type="float" office:value="0.010223642172524" calcext:value-type="float">
            <text:p>0,010223642172524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[.$F$4]/[.A1571]" office:value-type="float" office:value="0.0102171136653895" calcext:value-type="float">
            <text:p>0,01021711366539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[.$F$4]/[.A1572]" office:value-type="float" office:value="0.0102105934907467" calcext:value-type="float">
            <text:p>0,010210593490747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[.$F$4]/[.A1573]" office:value-type="float" office:value="0.0102040816326531" calcext:value-type="float">
            <text:p>0,010204081632653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[.$F$4]/[.A1574]" office:value-type="float" office:value="0.0101975780752071" calcext:value-type="float">
            <text:p>0,010197578075207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[.$F$4]/[.A1575]" office:value-type="float" office:value="0.0101910828025478" calcext:value-type="float">
            <text:p>0,010191082802548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[.$F$4]/[.A1576]" office:value-type="float" office:value="0.0101845957988542" calcext:value-type="float">
            <text:p>0,010184595798854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[.$F$4]/[.A1577]" office:value-type="float" office:value="0.0101781170483461" calcext:value-type="float">
            <text:p>0,010178117048346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[.$F$4]/[.A1578]" office:value-type="float" office:value="0.0101716465352829" calcext:value-type="float">
            <text:p>0,010171646535283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[.$F$4]/[.A1579]" office:value-type="float" office:value="0.0101651842439644" calcext:value-type="float">
            <text:p>0,010165184243965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[.$F$4]/[.A1580]" office:value-type="float" office:value="0.0101587301587302" calcext:value-type="float">
            <text:p>0,01015873015873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[.$F$4]/[.A1581]" office:value-type="float" office:value="0.0101522842639594" calcext:value-type="float">
            <text:p>0,010152284263959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[.$F$4]/[.A1582]" office:value-type="float" office:value="0.010145846544071" calcext:value-type="float">
            <text:p>0,010145846544071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[.$F$4]/[.A1583]" office:value-type="float" office:value="0.0101394169835234" calcext:value-type="float">
            <text:p>0,010139416983524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[.$F$4]/[.A1584]" office:value-type="float" office:value="0.0101329955668144" calcext:value-type="float">
            <text:p>0,010132995566815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[.$F$4]/[.A1585]" office:value-type="float" office:value="0.010126582278481" calcext:value-type="float">
            <text:p>0,010126582278481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[.$F$4]/[.A1586]" office:value-type="float" office:value="0.0101201771030993" calcext:value-type="float">
            <text:p>0,010120177103099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[.$F$4]/[.A1587]" office:value-type="float" office:value="0.0101137800252845" calcext:value-type="float">
            <text:p>0,010113780025285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[.$F$4]/[.A1588]" office:value-type="float" office:value="0.0101073910296905" calcext:value-type="float">
            <text:p>0,010107391029691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[.$F$4]/[.A1589]" office:value-type="float" office:value="0.0101010101010101" calcext:value-type="float">
            <text:p>0,01010101010101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[.$F$4]/[.A1590]" office:value-type="float" office:value="0.0100946372239748" calcext:value-type="float">
            <text:p>0,010094637223975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[.$F$4]/[.A1591]" office:value-type="float" office:value="0.0100882723833544" calcext:value-type="float">
            <text:p>0,010088272383354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[.$F$4]/[.A1592]" office:value-type="float" office:value="0.0100819155639572" calcext:value-type="float">
            <text:p>0,010081915563957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[.$F$4]/[.A1593]" office:value-type="float" office:value="0.0100755667506297" calcext:value-type="float">
            <text:p>0,01007556675063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[.$F$4]/[.A1594]" office:value-type="float" office:value="0.0100692259282568" calcext:value-type="float">
            <text:p>0,010069225928257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[.$F$4]/[.A1595]" office:value-type="float" office:value="0.010062893081761" calcext:value-type="float">
            <text:p>0,010062893081761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[.$F$4]/[.A1596]" office:value-type="float" office:value="0.0100565681961031" calcext:value-type="float">
            <text:p>0,010056568196103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[.$F$4]/[.A1597]" office:value-type="float" office:value="0.0100502512562814" calcext:value-type="float">
            <text:p>0,010050251256281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[.$F$4]/[.A1598]" office:value-type="float" office:value="0.0100439422473321" calcext:value-type="float">
            <text:p>0,010043942247332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[.$F$4]/[.A1599]" office:value-type="float" office:value="0.0100376411543287" calcext:value-type="float">
            <text:p>0,010037641154329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[.$F$4]/[.A1600]" office:value-type="float" office:value="0.0100313479623824" calcext:value-type="float">
            <text:p>0,010031347962383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[.$F$4]/[.A1601]" office:value-type="float" office:value="0.0100250626566416" calcext:value-type="float">
            <text:p>0,010025062656642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[.$F$4]/[.A1602]" office:value-type="float" office:value="0.0100187852222918" calcext:value-type="float">
            <text:p>0,010018785222292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[.$F$4]/[.A1603]" office:value-type="float" office:value="0.0100125156445557" calcext:value-type="float">
            <text:p>0,010012515644556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[.$F$4]/[.A1604]" office:value-type="float" office:value="0.0100062539086929" calcext:value-type="float">
            <text:p>0,010006253908693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[.$F$4]/[.A1605]" office:value-type="float" office:value="0.01" calcext:value-type="float">
            <text:p>0,01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[.$F$4]/[.A1606]" office:value-type="float" office:value="0.00999375390381012" calcext:value-type="float">
            <text:p>0,00999375390381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[.$F$4]/[.A1607]" office:value-type="float" office:value="0.00998751560549313" calcext:value-type="float">
            <text:p>0,009987515605493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[.$F$4]/[.A1608]" office:value-type="float" office:value="0.0099812850904554" calcext:value-type="float">
            <text:p>0,009981285090455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[.$F$4]/[.A1609]" office:value-type="float" office:value="0.00997506234413965" calcext:value-type="float">
            <text:p>0,00997506234414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[.$F$4]/[.A1610]" office:value-type="float" office:value="0.00996884735202492" calcext:value-type="float">
            <text:p>0,009968847352025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[.$F$4]/[.A1611]" office:value-type="float" office:value="0.0099626400996264" calcext:value-type="float">
            <text:p>0,009962640099626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[.$F$4]/[.A1612]" office:value-type="float" office:value="0.00995644057249533" calcext:value-type="float">
            <text:p>0,009956440572495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[.$F$4]/[.A1613]" office:value-type="float" office:value="0.0099502487562189" calcext:value-type="float">
            <text:p>0,009950248756219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[.$F$4]/[.A1614]" office:value-type="float" office:value="0.00994406463642014" calcext:value-type="float">
            <text:p>0,00994406463642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[.$F$4]/[.A1615]" office:value-type="float" office:value="0.00993788819875777" calcext:value-type="float">
            <text:p>0,009937888198758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[.$F$4]/[.A1616]" office:value-type="float" office:value="0.00993171942892613" calcext:value-type="float">
            <text:p>0,009931719428926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[.$F$4]/[.A1617]" office:value-type="float" office:value="0.00992555831265509" calcext:value-type="float">
            <text:p>0,009925558312655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[.$F$4]/[.A1618]" office:value-type="float" office:value="0.00991940483570986" calcext:value-type="float">
            <text:p>0,00991940483571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[.$F$4]/[.A1619]" office:value-type="float" office:value="0.00991325898389095" calcext:value-type="float">
            <text:p>0,009913258983891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[.$F$4]/[.A1620]" office:value-type="float" office:value="0.00990712074303406" calcext:value-type="float">
            <text:p>0,009907120743034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[.$F$4]/[.A1621]" office:value-type="float" office:value="0.0099009900990099" calcext:value-type="float">
            <text:p>0,00990099009901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[.$F$4]/[.A1622]" office:value-type="float" office:value="0.00989486703772418" calcext:value-type="float">
            <text:p>0,009894867037724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[.$F$4]/[.A1623]" office:value-type="float" office:value="0.00988875154511743" calcext:value-type="float">
            <text:p>0,009888751545117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[.$F$4]/[.A1624]" office:value-type="float" office:value="0.00988264360716492" calcext:value-type="float">
            <text:p>0,009882643607165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[.$F$4]/[.A1625]" office:value-type="float" office:value="0.00987654320987654" calcext:value-type="float">
            <text:p>0,009876543209877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[.$F$4]/[.A1626]" office:value-type="float" office:value="0.00987045033929673" calcext:value-type="float">
            <text:p>0,009870450339297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[.$F$4]/[.A1627]" office:value-type="float" office:value="0.00986436498150432" calcext:value-type="float">
            <text:p>0,009864364981504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[.$F$4]/[.A1628]" office:value-type="float" office:value="0.00985828712261245" calcext:value-type="float">
            <text:p>0,009858287122612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[.$F$4]/[.A1629]" office:value-type="float" office:value="0.00985221674876847" calcext:value-type="float">
            <text:p>0,009852216748768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[.$F$4]/[.A1630]" office:value-type="float" office:value="0.00984615384615385" calcext:value-type="float">
            <text:p>0,009846153846154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[.$F$4]/[.A1631]" office:value-type="float" office:value="0.00984009840098401" calcext:value-type="float">
            <text:p>0,009840098400984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[.$F$4]/[.A1632]" office:value-type="float" office:value="0.0098340503995083" calcext:value-type="float">
            <text:p>0,009834050399508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[.$F$4]/[.A1633]" office:value-type="float" office:value="0.00982800982800983" calcext:value-type="float">
            <text:p>0,00982800982801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[.$F$4]/[.A1634]" office:value-type="float" office:value="0.0098219766728054" calcext:value-type="float">
            <text:p>0,009821976672805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[.$F$4]/[.A1635]" office:value-type="float" office:value="0.0098159509202454" calcext:value-type="float">
            <text:p>0,009815950920245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[.$F$4]/[.A1636]" office:value-type="float" office:value="0.00980993255671367" calcext:value-type="float">
            <text:p>0,009809932556714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[.$F$4]/[.A1637]" office:value-type="float" office:value="0.00980392156862745" calcext:value-type="float">
            <text:p>0,009803921568627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[.$F$4]/[.A1638]" office:value-type="float" office:value="0.00979791794243723" calcext:value-type="float">
            <text:p>0,009797917942437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[.$F$4]/[.A1639]" office:value-type="float" office:value="0.00979192166462668" calcext:value-type="float">
            <text:p>0,009791921664627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[.$F$4]/[.A1640]" office:value-type="float" office:value="0.00978593272171254" calcext:value-type="float">
            <text:p>0,009785932721713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[.$F$4]/[.A1641]" office:value-type="float" office:value="0.0097799511002445" calcext:value-type="float">
            <text:p>0,009779951100245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[.$F$4]/[.A1642]" office:value-type="float" office:value="0.00977397678680513" calcext:value-type="float">
            <text:p>0,009773976786805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[.$F$4]/[.A1643]" office:value-type="float" office:value="0.00976800976800977" calcext:value-type="float">
            <text:p>0,00976800976801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[.$F$4]/[.A1644]" office:value-type="float" office:value="0.00976205003050641" calcext:value-type="float">
            <text:p>0,009762050030506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[.$F$4]/[.A1645]" office:value-type="float" office:value="0.00975609756097561" calcext:value-type="float">
            <text:p>0,009756097560976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[.$F$4]/[.A1646]" office:value-type="float" office:value="0.00975015234613041" calcext:value-type="float">
            <text:p>0,00975015234613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[.$F$4]/[.A1647]" office:value-type="float" office:value="0.0097442143727162" calcext:value-type="float">
            <text:p>0,009744214372716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[.$F$4]/[.A1648]" office:value-type="float" office:value="0.00973828362751065" calcext:value-type="float">
            <text:p>0,009738283627511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[.$F$4]/[.A1649]" office:value-type="float" office:value="0.0097323600973236" calcext:value-type="float">
            <text:p>0,009732360097324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[.$F$4]/[.A1650]" office:value-type="float" office:value="0.00972644376899696" calcext:value-type="float">
            <text:p>0,009726443768997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[.$F$4]/[.A1651]" office:value-type="float" office:value="0.00972053462940462" calcext:value-type="float">
            <text:p>0,009720534629405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[.$F$4]/[.A1652]" office:value-type="float" office:value="0.00971463266545234" calcext:value-type="float">
            <text:p>0,009714632665452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[.$F$4]/[.A1653]" office:value-type="float" office:value="0.00970873786407767" calcext:value-type="float">
            <text:p>0,009708737864078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[.$F$4]/[.A1654]" office:value-type="float" office:value="0.00970285021224985" calcext:value-type="float">
            <text:p>0,00970285021225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[.$F$4]/[.A1655]" office:value-type="float" office:value="0.0096969696969697" calcext:value-type="float">
            <text:p>0,00969696969697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[.$F$4]/[.A1656]" office:value-type="float" office:value="0.00969109630526953" calcext:value-type="float">
            <text:p>0,00969109630527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[.$F$4]/[.A1657]" office:value-type="float" office:value="0.00968523002421308" calcext:value-type="float">
            <text:p>0,009685230024213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[.$F$4]/[.A1658]" office:value-type="float" office:value="0.00967937084089534" calcext:value-type="float">
            <text:p>0,009679370840895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[.$F$4]/[.A1659]" office:value-type="float" office:value="0.00967351874244256" calcext:value-type="float">
            <text:p>0,009673518742443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[.$F$4]/[.A1660]" office:value-type="float" office:value="0.00966767371601208" calcext:value-type="float">
            <text:p>0,009667673716012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[.$F$4]/[.A1661]" office:value-type="float" office:value="0.00966183574879227" calcext:value-type="float">
            <text:p>0,009661835748792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[.$F$4]/[.A1662]" office:value-type="float" office:value="0.00965600482800241" calcext:value-type="float">
            <text:p>0,009656004828002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[.$F$4]/[.A1663]" office:value-type="float" office:value="0.00965018094089264" calcext:value-type="float">
            <text:p>0,009650180940893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[.$F$4]/[.A1664]" office:value-type="float" office:value="0.00964436407474382" calcext:value-type="float">
            <text:p>0,009644364074744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[.$F$4]/[.A1665]" office:value-type="float" office:value="0.00963855421686747" calcext:value-type="float">
            <text:p>0,009638554216867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[.$F$4]/[.A1666]" office:value-type="float" office:value="0.00963275135460566" calcext:value-type="float">
            <text:p>0,009632751354606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[.$F$4]/[.A1667]" office:value-type="float" office:value="0.00962695547533093" calcext:value-type="float">
            <text:p>0,009626955475331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[.$F$4]/[.A1668]" office:value-type="float" office:value="0.00962116656644618" calcext:value-type="float">
            <text:p>0,009621166566446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[.$F$4]/[.A1669]" office:value-type="float" office:value="0.00961538461538462" calcext:value-type="float">
            <text:p>0,009615384615385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[.$F$4]/[.A1670]" office:value-type="float" office:value="0.00960960960960961" calcext:value-type="float">
            <text:p>0,00960960960961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[.$F$4]/[.A1671]" office:value-type="float" office:value="0.00960384153661465" calcext:value-type="float">
            <text:p>0,009603841536615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[.$F$4]/[.A1672]" office:value-type="float" office:value="0.00959808038392321" calcext:value-type="float">
            <text:p>0,009598080383923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[.$F$4]/[.A1673]" office:value-type="float" office:value="0.00959232613908873" calcext:value-type="float">
            <text:p>0,009592326139089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[.$F$4]/[.A1674]" office:value-type="float" office:value="0.00958657878969443" calcext:value-type="float">
            <text:p>0,009586578789694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[.$F$4]/[.A1675]" office:value-type="float" office:value="0.00958083832335329" calcext:value-type="float">
            <text:p>0,009580838323353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[.$F$4]/[.A1676]" office:value-type="float" office:value="0.00957510472770796" calcext:value-type="float">
            <text:p>0,009575104727708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[.$F$4]/[.A1677]" office:value-type="float" office:value="0.00956937799043062" calcext:value-type="float">
            <text:p>0,009569377990431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[.$F$4]/[.A1678]" office:value-type="float" office:value="0.00956365809922295" calcext:value-type="float">
            <text:p>0,009563658099223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[.$F$4]/[.A1679]" office:value-type="float" office:value="0.00955794504181601" calcext:value-type="float">
            <text:p>0,009557945041816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[.$F$4]/[.A1680]" office:value-type="float" office:value="0.00955223880597015" calcext:value-type="float">
            <text:p>0,00955223880597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[.$F$4]/[.A1681]" office:value-type="float" office:value="0.00954653937947494" calcext:value-type="float">
            <text:p>0,009546539379475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[.$F$4]/[.A1682]" office:value-type="float" office:value="0.00954084675014908" calcext:value-type="float">
            <text:p>0,009540846750149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[.$F$4]/[.A1683]" office:value-type="float" office:value="0.00953516090584029" calcext:value-type="float">
            <text:p>0,00953516090584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[.$F$4]/[.A1684]" office:value-type="float" office:value="0.00952948183442525" calcext:value-type="float">
            <text:p>0,009529481834425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[.$F$4]/[.A1685]" office:value-type="float" office:value="0.00952380952380952" calcext:value-type="float">
            <text:p>0,00952380952381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[.$F$4]/[.A1686]" office:value-type="float" office:value="0.00951814396192743" calcext:value-type="float">
            <text:p>0,009518143961927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[.$F$4]/[.A1687]" office:value-type="float" office:value="0.00951248513674197" calcext:value-type="float">
            <text:p>0,009512485136742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[.$F$4]/[.A1688]" office:value-type="float" office:value="0.0095068330362448" calcext:value-type="float">
            <text:p>0,009506833036245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[.$F$4]/[.A1689]" office:value-type="float" office:value="0.00950118764845606" calcext:value-type="float">
            <text:p>0,009501187648456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[.$F$4]/[.A1690]" office:value-type="float" office:value="0.00949554896142433" calcext:value-type="float">
            <text:p>0,009495548961424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[.$F$4]/[.A1691]" office:value-type="float" office:value="0.00948991696322657" calcext:value-type="float">
            <text:p>0,009489916963227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[.$F$4]/[.A1692]" office:value-type="float" office:value="0.00948429164196799" calcext:value-type="float">
            <text:p>0,009484291641968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[.$F$4]/[.A1693]" office:value-type="float" office:value="0.00947867298578199" calcext:value-type="float">
            <text:p>0,009478672985782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[.$F$4]/[.A1694]" office:value-type="float" office:value="0.00947306098283008" calcext:value-type="float">
            <text:p>0,00947306098283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[.$F$4]/[.A1695]" office:value-type="float" office:value="0.00946745562130178" calcext:value-type="float">
            <text:p>0,009467455621302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[.$F$4]/[.A1696]" office:value-type="float" office:value="0.00946185688941455" calcext:value-type="float">
            <text:p>0,009461856889415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[.$F$4]/[.A1697]" office:value-type="float" office:value="0.00945626477541371" calcext:value-type="float">
            <text:p>0,009456264775414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[.$F$4]/[.A1698]" office:value-type="float" office:value="0.00945067926757236" calcext:value-type="float">
            <text:p>0,009450679267572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[.$F$4]/[.A1699]" office:value-type="float" office:value="0.00944510035419126" calcext:value-type="float">
            <text:p>0,009445100354191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[.$F$4]/[.A1700]" office:value-type="float" office:value="0.00943952802359882" calcext:value-type="float">
            <text:p>0,009439528023599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[.$F$4]/[.A1701]" office:value-type="float" office:value="0.00943396226415094" calcext:value-type="float">
            <text:p>0,009433962264151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[.$F$4]/[.A1702]" office:value-type="float" office:value="0.009428403064231" calcext:value-type="float">
            <text:p>0,009428403064231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[.$F$4]/[.A1703]" office:value-type="float" office:value="0.00942285041224971" calcext:value-type="float">
            <text:p>0,00942285041225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[.$F$4]/[.A1704]" office:value-type="float" office:value="0.00941730429664509" calcext:value-type="float">
            <text:p>0,009417304296645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[.$F$4]/[.A1705]" office:value-type="float" office:value="0.00941176470588235" calcext:value-type="float">
            <text:p>0,009411764705882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[.$F$4]/[.A1706]" office:value-type="float" office:value="0.00940623162845385" calcext:value-type="float">
            <text:p>0,009406231628454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[.$F$4]/[.A1707]" office:value-type="float" office:value="0.00940070505287897" calcext:value-type="float">
            <text:p>0,009400705052879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[.$F$4]/[.A1708]" office:value-type="float" office:value="0.00939518496770405" calcext:value-type="float">
            <text:p>0,009395184967704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[.$F$4]/[.A1709]" office:value-type="float" office:value="0.00938967136150235" calcext:value-type="float">
            <text:p>0,009389671361502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[.$F$4]/[.A1710]" office:value-type="float" office:value="0.0093841642228739" calcext:value-type="float">
            <text:p>0,009384164222874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[.$F$4]/[.A1711]" office:value-type="float" office:value="0.00937866354044549" calcext:value-type="float">
            <text:p>0,009378663540445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[.$F$4]/[.A1712]" office:value-type="float" office:value="0.00937316930287053" calcext:value-type="float">
            <text:p>0,009373169302871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[.$F$4]/[.A1713]" office:value-type="float" office:value="0.00936768149882904" calcext:value-type="float">
            <text:p>0,009367681498829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[.$F$4]/[.A1714]" office:value-type="float" office:value="0.0093622001170275" calcext:value-type="float">
            <text:p>0,009362200117028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[.$F$4]/[.A1715]" office:value-type="float" office:value="0.00935672514619883" calcext:value-type="float">
            <text:p>0,009356725146199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[.$F$4]/[.A1716]" office:value-type="float" office:value="0.00935125657510228" calcext:value-type="float">
            <text:p>0,009351256575102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[.$F$4]/[.A1717]" office:value-type="float" office:value="0.00934579439252336" calcext:value-type="float">
            <text:p>0,009345794392523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[.$F$4]/[.A1718]" office:value-type="float" office:value="0.00934033858727379" calcext:value-type="float">
            <text:p>0,009340338587274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[.$F$4]/[.A1719]" office:value-type="float" office:value="0.00933488914819136" calcext:value-type="float">
            <text:p>0,009334889148191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[.$F$4]/[.A1720]" office:value-type="float" office:value="0.00932944606413994" calcext:value-type="float">
            <text:p>0,00932944606414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[.$F$4]/[.A1721]" office:value-type="float" office:value="0.00932400932400932" calcext:value-type="float">
            <text:p>0,009324009324009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[.$F$4]/[.A1722]" office:value-type="float" office:value="0.0093185789167152" calcext:value-type="float">
            <text:p>0,009318578916715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[.$F$4]/[.A1723]" office:value-type="float" office:value="0.00931315483119907" calcext:value-type="float">
            <text:p>0,009313154831199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[.$F$4]/[.A1724]" office:value-type="float" office:value="0.00930773705642816" calcext:value-type="float">
            <text:p>0,009307737056428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[.$F$4]/[.A1725]" office:value-type="float" office:value="0.00930232558139535" calcext:value-type="float">
            <text:p>0,009302325581395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[.$F$4]/[.A1726]" office:value-type="float" office:value="0.00929692039511912" calcext:value-type="float">
            <text:p>0,009296920395119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[.$F$4]/[.A1727]" office:value-type="float" office:value="0.00929152148664344" calcext:value-type="float">
            <text:p>0,009291521486643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[.$F$4]/[.A1728]" office:value-type="float" office:value="0.00928612884503773" calcext:value-type="float">
            <text:p>0,009286128845038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[.$F$4]/[.A1729]" office:value-type="float" office:value="0.00928074245939675" calcext:value-type="float">
            <text:p>0,009280742459397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[.$F$4]/[.A1730]" office:value-type="float" office:value="0.00927536231884058" calcext:value-type="float">
            <text:p>0,009275362318841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[.$F$4]/[.A1731]" office:value-type="float" office:value="0.00926998841251448" calcext:value-type="float">
            <text:p>0,009269988412514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[.$F$4]/[.A1732]" office:value-type="float" office:value="0.00926462072958888" calcext:value-type="float">
            <text:p>0,009264620729589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[.$F$4]/[.A1733]" office:value-type="float" office:value="0.00925925925925926" calcext:value-type="float">
            <text:p>0,009259259259259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[.$F$4]/[.A1734]" office:value-type="float" office:value="0.0092539039907461" calcext:value-type="float">
            <text:p>0,009253903990746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[.$F$4]/[.A1735]" office:value-type="float" office:value="0.0092485549132948" calcext:value-type="float">
            <text:p>0,009248554913295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[.$F$4]/[.A1736]" office:value-type="float" office:value="0.00924321201617562" calcext:value-type="float">
            <text:p>0,009243212016176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[.$F$4]/[.A1737]" office:value-type="float" office:value="0.0092378752886836" calcext:value-type="float">
            <text:p>0,009237875288684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[.$F$4]/[.A1738]" office:value-type="float" office:value="0.00923254472013849" calcext:value-type="float">
            <text:p>0,009232544720138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[.$F$4]/[.A1739]" office:value-type="float" office:value="0.00922722029988466" calcext:value-type="float">
            <text:p>0,009227220299885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[.$F$4]/[.A1740]" office:value-type="float" office:value="0.00922190201729107" calcext:value-type="float">
            <text:p>0,009221902017291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[.$F$4]/[.A1741]" office:value-type="float" office:value="0.00921658986175115" calcext:value-type="float">
            <text:p>0,009216589861751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[.$F$4]/[.A1742]" office:value-type="float" office:value="0.00921128382268279" calcext:value-type="float">
            <text:p>0,009211283822683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[.$F$4]/[.A1743]" office:value-type="float" office:value="0.00920598388952819" calcext:value-type="float">
            <text:p>0,009205983889528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[.$F$4]/[.A1744]" office:value-type="float" office:value="0.00920069005175388" calcext:value-type="float">
            <text:p>0,009200690051754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[.$F$4]/[.A1745]" office:value-type="float" office:value="0.00919540229885057" calcext:value-type="float">
            <text:p>0,009195402298851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[.$F$4]/[.A1746]" office:value-type="float" office:value="0.00919012062033314" calcext:value-type="float">
            <text:p>0,009190120620333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[.$F$4]/[.A1747]" office:value-type="float" office:value="0.00918484500574053" calcext:value-type="float">
            <text:p>0,009184845005741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[.$F$4]/[.A1748]" office:value-type="float" office:value="0.00917957544463568" calcext:value-type="float">
            <text:p>0,009179575444636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[.$F$4]/[.A1749]" office:value-type="float" office:value="0.0091743119266055" calcext:value-type="float">
            <text:p>0,009174311926606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[.$F$4]/[.A1750]" office:value-type="float" office:value="0.00916905444126074" calcext:value-type="float">
            <text:p>0,009169054441261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[.$F$4]/[.A1751]" office:value-type="float" office:value="0.00916380297823597" calcext:value-type="float">
            <text:p>0,009163802978236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[.$F$4]/[.A1752]" office:value-type="float" office:value="0.00915855752718947" calcext:value-type="float">
            <text:p>0,009158557527189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[.$F$4]/[.A1753]" office:value-type="float" office:value="0.0091533180778032" calcext:value-type="float">
            <text:p>0,009153318077803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[.$F$4]/[.A1754]" office:value-type="float" office:value="0.00914808461978273" calcext:value-type="float">
            <text:p>0,009148084619783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[.$F$4]/[.A1755]" office:value-type="float" office:value="0.00914285714285714" calcext:value-type="float">
            <text:p>0,009142857142857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[.$F$4]/[.A1756]" office:value-type="float" office:value="0.00913763563677898" calcext:value-type="float">
            <text:p>0,009137635636779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[.$F$4]/[.A1757]" office:value-type="float" office:value="0.0091324200913242" calcext:value-type="float">
            <text:p>0,009132420091324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[.$F$4]/[.A1758]" office:value-type="float" office:value="0.00912721049629207" calcext:value-type="float">
            <text:p>0,009127210496292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[.$F$4]/[.A1759]" office:value-type="float" office:value="0.00912200684150513" calcext:value-type="float">
            <text:p>0,009122006841505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[.$F$4]/[.A1760]" office:value-type="float" office:value="0.00911680911680912" calcext:value-type="float">
            <text:p>0,009116809116809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[.$F$4]/[.A1761]" office:value-type="float" office:value="0.00911161731207289" calcext:value-type="float">
            <text:p>0,009111617312073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[.$F$4]/[.A1762]" office:value-type="float" office:value="0.00910643141718839" calcext:value-type="float">
            <text:p>0,009106431417188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[.$F$4]/[.A1763]" office:value-type="float" office:value="0.00910125142207053" calcext:value-type="float">
            <text:p>0,009101251422071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[.$F$4]/[.A1764]" office:value-type="float" office:value="0.00909607731665719" calcext:value-type="float">
            <text:p>0,009096077316657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[.$F$4]/[.A1765]" office:value-type="float" office:value="0.00909090909090909" calcext:value-type="float">
            <text:p>0,009090909090909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[.$F$4]/[.A1766]" office:value-type="float" office:value="0.00908574673480977" calcext:value-type="float">
            <text:p>0,00908574673481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[.$F$4]/[.A1767]" office:value-type="float" office:value="0.00908059023836549" calcext:value-type="float">
            <text:p>0,009080590238366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[.$F$4]/[.A1768]" office:value-type="float" office:value="0.00907543959160522" calcext:value-type="float">
            <text:p>0,009075439591605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[.$F$4]/[.A1769]" office:value-type="float" office:value="0.0090702947845805" calcext:value-type="float">
            <text:p>0,009070294784581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[.$F$4]/[.A1770]" office:value-type="float" office:value="0.00906515580736544" calcext:value-type="float">
            <text:p>0,009065155807365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[.$F$4]/[.A1771]" office:value-type="float" office:value="0.00906002265005663" calcext:value-type="float">
            <text:p>0,009060022650057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[.$F$4]/[.A1772]" office:value-type="float" office:value="0.00905489530277306" calcext:value-type="float">
            <text:p>0,009054895302773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[.$F$4]/[.A1773]" office:value-type="float" office:value="0.00904977375565611" calcext:value-type="float">
            <text:p>0,009049773755656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[.$F$4]/[.A1774]" office:value-type="float" office:value="0.00904465799886942" calcext:value-type="float">
            <text:p>0,009044657998869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[.$F$4]/[.A1775]" office:value-type="float" office:value="0.00903954802259887" calcext:value-type="float">
            <text:p>0,009039548022599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[.$F$4]/[.A1776]" office:value-type="float" office:value="0.00903444381705251" calcext:value-type="float">
            <text:p>0,009034443817053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[.$F$4]/[.A1777]" office:value-type="float" office:value="0.0090293453724605" calcext:value-type="float">
            <text:p>0,009029345372461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[.$F$4]/[.A1778]" office:value-type="float" office:value="0.00902425267907502" calcext:value-type="float">
            <text:p>0,009024252679075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[.$F$4]/[.A1779]" office:value-type="float" office:value="0.00901916572717024" calcext:value-type="float">
            <text:p>0,00901916572717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[.$F$4]/[.A1780]" office:value-type="float" office:value="0.00901408450704225" calcext:value-type="float">
            <text:p>0,009014084507042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[.$F$4]/[.A1781]" office:value-type="float" office:value="0.00900900900900901" calcext:value-type="float">
            <text:p>0,009009009009009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[.$F$4]/[.A1782]" office:value-type="float" office:value="0.00900393922341024" calcext:value-type="float">
            <text:p>0,00900393922341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[.$F$4]/[.A1783]" office:value-type="float" office:value="0.00899887514060742" calcext:value-type="float">
            <text:p>0,008998875140607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[.$F$4]/[.A1784]" office:value-type="float" office:value="0.0089938167509837" calcext:value-type="float">
            <text:p>0,008993816750984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[.$F$4]/[.A1785]" office:value-type="float" office:value="0.00898876404494382" calcext:value-type="float">
            <text:p>0,008988764044944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[.$F$4]/[.A1786]" office:value-type="float" office:value="0.00898371701291409" calcext:value-type="float">
            <text:p>0,008983717012914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[.$F$4]/[.A1787]" office:value-type="float" office:value="0.00897867564534231" calcext:value-type="float">
            <text:p>0,008978675645342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[.$F$4]/[.A1788]" office:value-type="float" office:value="0.0089736399326977" calcext:value-type="float">
            <text:p>0,008973639932698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[.$F$4]/[.A1789]" office:value-type="float" office:value="0.00896860986547085" calcext:value-type="float">
            <text:p>0,008968609865471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[.$F$4]/[.A1790]" office:value-type="float" office:value="0.00896358543417367" calcext:value-type="float">
            <text:p>0,008963585434174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[.$F$4]/[.A1791]" office:value-type="float" office:value="0.00895856662933931" calcext:value-type="float">
            <text:p>0,008958566629339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[.$F$4]/[.A1792]" office:value-type="float" office:value="0.00895355344152211" calcext:value-type="float">
            <text:p>0,008953553441522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[.$F$4]/[.A1793]" office:value-type="float" office:value="0.00894854586129754" calcext:value-type="float">
            <text:p>0,008948545861298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[.$F$4]/[.A1794]" office:value-type="float" office:value="0.00894354387926216" calcext:value-type="float">
            <text:p>0,008943543879262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[.$F$4]/[.A1795]" office:value-type="float" office:value="0.00893854748603352" calcext:value-type="float">
            <text:p>0,008938547486034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[.$F$4]/[.A1796]" office:value-type="float" office:value="0.00893355667225014" calcext:value-type="float">
            <text:p>0,00893355667225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[.$F$4]/[.A1797]" office:value-type="float" office:value="0.00892857142857143" calcext:value-type="float">
            <text:p>0,008928571428571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[.$F$4]/[.A1798]" office:value-type="float" office:value="0.00892359174567764" calcext:value-type="float">
            <text:p>0,008923591745678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[.$F$4]/[.A1799]" office:value-type="float" office:value="0.00891861761426979" calcext:value-type="float">
            <text:p>0,00891861761427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[.$F$4]/[.A1800]" office:value-type="float" office:value="0.00891364902506964" calcext:value-type="float">
            <text:p>0,00891364902507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[.$F$4]/[.A1801]" office:value-type="float" office:value="0.0089086859688196" calcext:value-type="float">
            <text:p>0,00890868596882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[.$F$4]/[.A1802]" office:value-type="float" office:value="0.00890372843628269" calcext:value-type="float">
            <text:p>0,008903728436283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[.$F$4]/[.A1803]" office:value-type="float" office:value="0.00889877641824249" calcext:value-type="float">
            <text:p>0,008898776418242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[.$F$4]/[.A1804]" office:value-type="float" office:value="0.00889382990550306" calcext:value-type="float">
            <text:p>0,008893829905503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[.$F$4]/[.A1805]" office:value-type="float" office:value="0.00888888888888889" calcext:value-type="float">
            <text:p>0,008888888888889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[.$F$4]/[.A1806]" office:value-type="float" office:value="0.00888395335924487" calcext:value-type="float">
            <text:p>0,008883953359245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[.$F$4]/[.A1807]" office:value-type="float" office:value="0.00887902330743618" calcext:value-type="float">
            <text:p>0,008879023307436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[.$F$4]/[.A1808]" office:value-type="float" office:value="0.00887409872434831" calcext:value-type="float">
            <text:p>0,008874098724348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[.$F$4]/[.A1809]" office:value-type="float" office:value="0.00886917960088692" calcext:value-type="float">
            <text:p>0,008869179600887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[.$F$4]/[.A1810]" office:value-type="float" office:value="0.00886426592797784" calcext:value-type="float">
            <text:p>0,008864265927978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[.$F$4]/[.A1811]" office:value-type="float" office:value="0.008859357696567" calcext:value-type="float">
            <text:p>0,008859357696567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[.$F$4]/[.A1812]" office:value-type="float" office:value="0.00885445489762036" calcext:value-type="float">
            <text:p>0,00885445489762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[.$F$4]/[.A1813]" office:value-type="float" office:value="0.00884955752212389" calcext:value-type="float">
            <text:p>0,008849557522124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[.$F$4]/[.A1814]" office:value-type="float" office:value="0.00884466556108347" calcext:value-type="float">
            <text:p>0,008844665561083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[.$F$4]/[.A1815]" office:value-type="float" office:value="0.00883977900552486" calcext:value-type="float">
            <text:p>0,008839779005525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[.$F$4]/[.A1816]" office:value-type="float" office:value="0.00883489784649365" calcext:value-type="float">
            <text:p>0,008834897846494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[.$F$4]/[.A1817]" office:value-type="float" office:value="0.00883002207505519" calcext:value-type="float">
            <text:p>0,008830022075055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[.$F$4]/[.A1818]" office:value-type="float" office:value="0.00882515168229454" calcext:value-type="float">
            <text:p>0,008825151682295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[.$F$4]/[.A1819]" office:value-type="float" office:value="0.00882028665931643" calcext:value-type="float">
            <text:p>0,008820286659316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[.$F$4]/[.A1820]" office:value-type="float" office:value="0.00881542699724518" calcext:value-type="float">
            <text:p>0,008815426997245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[.$F$4]/[.A1821]" office:value-type="float" office:value="0.00881057268722467" calcext:value-type="float">
            <text:p>0,008810572687225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[.$F$4]/[.A1822]" office:value-type="float" office:value="0.00880572372041827" calcext:value-type="float">
            <text:p>0,008805723720418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[.$F$4]/[.A1823]" office:value-type="float" office:value="0.0088008800880088" calcext:value-type="float">
            <text:p>0,008800880088009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[.$F$4]/[.A1824]" office:value-type="float" office:value="0.00879604178119846" calcext:value-type="float">
            <text:p>0,008796041781198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[.$F$4]/[.A1825]" office:value-type="float" office:value="0.00879120879120879" calcext:value-type="float">
            <text:p>0,008791208791209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[.$F$4]/[.A1826]" office:value-type="float" office:value="0.00878638110928062" calcext:value-type="float">
            <text:p>0,008786381109281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[.$F$4]/[.A1827]" office:value-type="float" office:value="0.00878155872667399" calcext:value-type="float">
            <text:p>0,008781558726674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[.$F$4]/[.A1828]" office:value-type="float" office:value="0.00877674163466813" calcext:value-type="float">
            <text:p>0,008776741634668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[.$F$4]/[.A1829]" office:value-type="float" office:value="0.0087719298245614" calcext:value-type="float">
            <text:p>0,008771929824561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[.$F$4]/[.A1830]" office:value-type="float" office:value="0.00876712328767123" calcext:value-type="float">
            <text:p>0,008767123287671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[.$F$4]/[.A1831]" office:value-type="float" office:value="0.00876232201533406" calcext:value-type="float">
            <text:p>0,008762322015334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[.$F$4]/[.A1832]" office:value-type="float" office:value="0.00875752599890531" calcext:value-type="float">
            <text:p>0,008757525998905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[.$F$4]/[.A1833]" office:value-type="float" office:value="0.0087527352297593" calcext:value-type="float">
            <text:p>0,008752735229759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[.$F$4]/[.A1834]" office:value-type="float" office:value="0.00874794969928923" calcext:value-type="float">
            <text:p>0,008747949699289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[.$F$4]/[.A1835]" office:value-type="float" office:value="0.0087431693989071" calcext:value-type="float">
            <text:p>0,008743169398907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[.$F$4]/[.A1836]" office:value-type="float" office:value="0.00873839432004369" calcext:value-type="float">
            <text:p>0,008738394320044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[.$F$4]/[.A1837]" office:value-type="float" office:value="0.00873362445414847" calcext:value-type="float">
            <text:p>0,008733624454148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[.$F$4]/[.A1838]" office:value-type="float" office:value="0.00872885979268958" calcext:value-type="float">
            <text:p>0,00872885979269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[.$F$4]/[.A1839]" office:value-type="float" office:value="0.00872410032715376" calcext:value-type="float">
            <text:p>0,008724100327154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[.$F$4]/[.A1840]" office:value-type="float" office:value="0.00871934604904632" calcext:value-type="float">
            <text:p>0,008719346049046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[.$F$4]/[.A1841]" office:value-type="float" office:value="0.00871459694989107" calcext:value-type="float">
            <text:p>0,008714596949891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[.$F$4]/[.A1842]" office:value-type="float" office:value="0.00870985302123027" calcext:value-type="float">
            <text:p>0,00870985302123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[.$F$4]/[.A1843]" office:value-type="float" office:value="0.00870511425462459" calcext:value-type="float">
            <text:p>0,008705114254625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[.$F$4]/[.A1844]" office:value-type="float" office:value="0.00870038064165307" calcext:value-type="float">
            <text:p>0,008700380641653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[.$F$4]/[.A1845]" office:value-type="float" office:value="0.00869565217391304" calcext:value-type="float">
            <text:p>0,008695652173913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[.$F$4]/[.A1846]" office:value-type="float" office:value="0.0086909288430201" calcext:value-type="float">
            <text:p>0,00869092884302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[.$F$4]/[.A1847]" office:value-type="float" office:value="0.00868621064060804" calcext:value-type="float">
            <text:p>0,008686210640608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[.$F$4]/[.A1848]" office:value-type="float" office:value="0.00868149755832881" calcext:value-type="float">
            <text:p>0,008681497558329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[.$F$4]/[.A1849]" office:value-type="float" office:value="0.0086767895878525" calcext:value-type="float">
            <text:p>0,008676789587853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[.$F$4]/[.A1850]" office:value-type="float" office:value="0.00867208672086721" calcext:value-type="float">
            <text:p>0,008672086720867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[.$F$4]/[.A1851]" office:value-type="float" office:value="0.00866738894907909" calcext:value-type="float">
            <text:p>0,008667388949079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[.$F$4]/[.A1852]" office:value-type="float" office:value="0.00866269626421224" calcext:value-type="float">
            <text:p>0,008662696264212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[.$F$4]/[.A1853]" office:value-type="float" office:value="0.00865800865800866" calcext:value-type="float">
            <text:p>0,008658008658009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[.$F$4]/[.A1854]" office:value-type="float" office:value="0.00865332612222823" calcext:value-type="float">
            <text:p>0,008653326122228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[.$F$4]/[.A1855]" office:value-type="float" office:value="0.00864864864864865" calcext:value-type="float">
            <text:p>0,008648648648649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[.$F$4]/[.A1856]" office:value-type="float" office:value="0.00864397622906537" calcext:value-type="float">
            <text:p>0,008643976229065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[.$F$4]/[.A1857]" office:value-type="float" office:value="0.00863930885529158" calcext:value-type="float">
            <text:p>0,008639308855292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[.$F$4]/[.A1858]" office:value-type="float" office:value="0.00863464651915812" calcext:value-type="float">
            <text:p>0,008634646519158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[.$F$4]/[.A1859]" office:value-type="float" office:value="0.00862998921251348" calcext:value-type="float">
            <text:p>0,008629989212513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[.$F$4]/[.A1860]" office:value-type="float" office:value="0.00862533692722372" calcext:value-type="float">
            <text:p>0,008625336927224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[.$F$4]/[.A1861]" office:value-type="float" office:value="0.00862068965517241" calcext:value-type="float">
            <text:p>0,008620689655172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[.$F$4]/[.A1862]" office:value-type="float" office:value="0.00861604738826064" calcext:value-type="float">
            <text:p>0,008616047388261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[.$F$4]/[.A1863]" office:value-type="float" office:value="0.00861141011840689" calcext:value-type="float">
            <text:p>0,008611410118407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[.$F$4]/[.A1864]" office:value-type="float" office:value="0.00860677783754707" calcext:value-type="float">
            <text:p>0,008606777837547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[.$F$4]/[.A1865]" office:value-type="float" office:value="0.00860215053763441" calcext:value-type="float">
            <text:p>0,008602150537634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[.$F$4]/[.A1866]" office:value-type="float" office:value="0.00859752821063944" calcext:value-type="float">
            <text:p>0,008597528210639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[.$F$4]/[.A1867]" office:value-type="float" office:value="0.00859291084854995" calcext:value-type="float">
            <text:p>0,00859291084855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[.$F$4]/[.A1868]" office:value-type="float" office:value="0.00858829844337091" calcext:value-type="float">
            <text:p>0,008588298443371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[.$F$4]/[.A1869]" office:value-type="float" office:value="0.00858369098712446" calcext:value-type="float">
            <text:p>0,008583690987124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[.$F$4]/[.A1870]" office:value-type="float" office:value="0.00857908847184987" calcext:value-type="float">
            <text:p>0,00857908847185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[.$F$4]/[.A1871]" office:value-type="float" office:value="0.00857449088960343" calcext:value-type="float">
            <text:p>0,008574490889603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[.$F$4]/[.A1872]" office:value-type="float" office:value="0.00856989823245849" calcext:value-type="float">
            <text:p>0,008569898232458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[.$F$4]/[.A1873]" office:value-type="float" office:value="0.00856531049250535" calcext:value-type="float">
            <text:p>0,008565310492505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[.$F$4]/[.A1874]" office:value-type="float" office:value="0.00856072766185126" calcext:value-type="float">
            <text:p>0,008560727661851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[.$F$4]/[.A1875]" office:value-type="float" office:value="0.00855614973262032" calcext:value-type="float">
            <text:p>0,00855614973262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[.$F$4]/[.A1876]" office:value-type="float" office:value="0.0085515766969535" calcext:value-type="float">
            <text:p>0,008551576696954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[.$F$4]/[.A1877]" office:value-type="float" office:value="0.00854700854700855" calcext:value-type="float">
            <text:p>0,008547008547009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[.$F$4]/[.A1878]" office:value-type="float" office:value="0.00854244527495996" calcext:value-type="float">
            <text:p>0,00854244527496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[.$F$4]/[.A1879]" office:value-type="float" office:value="0.00853788687299893" calcext:value-type="float">
            <text:p>0,008537886872999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[.$F$4]/[.A1880]" office:value-type="float" office:value="0.00853333333333333" calcext:value-type="float">
            <text:p>0,008533333333333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[.$F$4]/[.A1881]" office:value-type="float" office:value="0.00852878464818763" calcext:value-type="float">
            <text:p>0,008528784648188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[.$F$4]/[.A1882]" office:value-type="float" office:value="0.00852424080980288" calcext:value-type="float">
            <text:p>0,008524240809803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[.$F$4]/[.A1883]" office:value-type="float" office:value="0.00851970181043663" calcext:value-type="float">
            <text:p>0,008519701810437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[.$F$4]/[.A1884]" office:value-type="float" office:value="0.00851516764236296" calcext:value-type="float">
            <text:p>0,008515167642363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[.$F$4]/[.A1885]" office:value-type="float" office:value="0.00851063829787234" calcext:value-type="float">
            <text:p>0,008510638297872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[.$F$4]/[.A1886]" office:value-type="float" office:value="0.00850611376927166" calcext:value-type="float">
            <text:p>0,008506113769272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[.$F$4]/[.A1887]" office:value-type="float" office:value="0.00850159404888417" calcext:value-type="float">
            <text:p>0,008501594048884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[.$F$4]/[.A1888]" office:value-type="float" office:value="0.00849707912904939" calcext:value-type="float">
            <text:p>0,008497079129049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[.$F$4]/[.A1889]" office:value-type="float" office:value="0.00849256900212314" calcext:value-type="float">
            <text:p>0,008492569002123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[.$F$4]/[.A1890]" office:value-type="float" office:value="0.00848806366047745" calcext:value-type="float">
            <text:p>0,008488063660477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[.$F$4]/[.A1891]" office:value-type="float" office:value="0.00848356309650053" calcext:value-type="float">
            <text:p>0,008483563096501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[.$F$4]/[.A1892]" office:value-type="float" office:value="0.00847906730259671" calcext:value-type="float">
            <text:p>0,008479067302597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[.$F$4]/[.A1893]" office:value-type="float" office:value="0.00847457627118644" calcext:value-type="float">
            <text:p>0,008474576271186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[.$F$4]/[.A1894]" office:value-type="float" office:value="0.00847008999470619" calcext:value-type="float">
            <text:p>0,008470089994706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[.$F$4]/[.A1895]" office:value-type="float" office:value="0.00846560846560847" calcext:value-type="float">
            <text:p>0,008465608465608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[.$F$4]/[.A1896]" office:value-type="float" office:value="0.00846113167636171" calcext:value-type="float">
            <text:p>0,008461131676362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[.$F$4]/[.A1897]" office:value-type="float" office:value="0.00845665961945032" calcext:value-type="float">
            <text:p>0,00845665961945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[.$F$4]/[.A1898]" office:value-type="float" office:value="0.00845219228737454" calcext:value-type="float">
            <text:p>0,008452192287375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[.$F$4]/[.A1899]" office:value-type="float" office:value="0.00844772967265048" calcext:value-type="float">
            <text:p>0,00844772967265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[.$F$4]/[.A1900]" office:value-type="float" office:value="0.00844327176781003" calcext:value-type="float">
            <text:p>0,00844327176781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[.$F$4]/[.A1901]" office:value-type="float" office:value="0.00843881856540084" calcext:value-type="float">
            <text:p>0,008438818565401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[.$F$4]/[.A1902]" office:value-type="float" office:value="0.00843437005798629" calcext:value-type="float">
            <text:p>0,008434370057986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[.$F$4]/[.A1903]" office:value-type="float" office:value="0.00842992623814542" calcext:value-type="float">
            <text:p>0,008429926238145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[.$F$4]/[.A1904]" office:value-type="float" office:value="0.00842548709847288" calcext:value-type="float">
            <text:p>0,008425487098473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[.$F$4]/[.A1905]" office:value-type="float" office:value="0.00842105263157895" calcext:value-type="float">
            <text:p>0,008421052631579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[.$F$4]/[.A1906]" office:value-type="float" office:value="0.00841662283008943" calcext:value-type="float">
            <text:p>0,008416622830089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[.$F$4]/[.A1907]" office:value-type="float" office:value="0.00841219768664564" calcext:value-type="float">
            <text:p>0,008412197686646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[.$F$4]/[.A1908]" office:value-type="float" office:value="0.00840777719390436" calcext:value-type="float">
            <text:p>0,008407777193904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[.$F$4]/[.A1909]" office:value-type="float" office:value="0.00840336134453782" calcext:value-type="float">
            <text:p>0,008403361344538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[.$F$4]/[.A1910]" office:value-type="float" office:value="0.0083989501312336" calcext:value-type="float">
            <text:p>0,008398950131234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[.$F$4]/[.A1911]" office:value-type="float" office:value="0.00839454354669465" calcext:value-type="float">
            <text:p>0,008394543546695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[.$F$4]/[.A1912]" office:value-type="float" office:value="0.00839014158363922" calcext:value-type="float">
            <text:p>0,008390141583639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[.$F$4]/[.A1913]" office:value-type="float" office:value="0.00838574423480084" calcext:value-type="float">
            <text:p>0,008385744234801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[.$F$4]/[.A1914]" office:value-type="float" office:value="0.00838135149292824" calcext:value-type="float">
            <text:p>0,008381351492928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[.$F$4]/[.A1915]" office:value-type="float" office:value="0.00837696335078534" calcext:value-type="float">
            <text:p>0,008376963350785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[.$F$4]/[.A1916]" office:value-type="float" office:value="0.00837257980115123" calcext:value-type="float">
            <text:p>0,008372579801151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[.$F$4]/[.A1917]" office:value-type="float" office:value="0.00836820083682008" calcext:value-type="float">
            <text:p>0,00836820083682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[.$F$4]/[.A1918]" office:value-type="float" office:value="0.00836382645060115" calcext:value-type="float">
            <text:p>0,008363826450601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[.$F$4]/[.A1919]" office:value-type="float" office:value="0.0083594566353187" calcext:value-type="float">
            <text:p>0,008359456635319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[.$F$4]/[.A1920]" office:value-type="float" office:value="0.00835509138381201" calcext:value-type="float">
            <text:p>0,008355091383812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[.$F$4]/[.A1921]" office:value-type="float" office:value="0.00835073068893528" calcext:value-type="float">
            <text:p>0,008350730688935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[.$F$4]/[.A1922]" office:value-type="float" office:value="0.00834637454355764" calcext:value-type="float">
            <text:p>0,008346374543558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[.$F$4]/[.A1923]" office:value-type="float" office:value="0.00834202294056309" calcext:value-type="float">
            <text:p>0,008342022940563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[.$F$4]/[.A1924]" office:value-type="float" office:value="0.00833767587285044" calcext:value-type="float">
            <text:p>0,00833767587285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[.$F$4]/[.A1925]" office:value-type="float" office:value="0.00833333333333333" calcext:value-type="float">
            <text:p>0,008333333333333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[.$F$4]/[.A1926]" office:value-type="float" office:value="0.00832899531494014" calcext:value-type="float">
            <text:p>0,00832899531494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[.$F$4]/[.A1927]" office:value-type="float" office:value="0.00832466181061395" calcext:value-type="float">
            <text:p>0,008324661810614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[.$F$4]/[.A1928]" office:value-type="float" office:value="0.00832033281331253" calcext:value-type="float">
            <text:p>0,008320332813313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[.$F$4]/[.A1929]" office:value-type="float" office:value="0.00831600831600832" calcext:value-type="float">
            <text:p>0,008316008316008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[.$F$4]/[.A1930]" office:value-type="float" office:value="0.00831168831168831" calcext:value-type="float">
            <text:p>0,008311688311688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[.$F$4]/[.A1931]" office:value-type="float" office:value="0.0083073727933541" calcext:value-type="float">
            <text:p>0,008307372793354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[.$F$4]/[.A1932]" office:value-type="float" office:value="0.0083030617540218" calcext:value-type="float">
            <text:p>0,008303061754022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[.$F$4]/[.A1933]" office:value-type="float" office:value="0.00829875518672199" calcext:value-type="float">
            <text:p>0,008298755186722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[.$F$4]/[.A1934]" office:value-type="float" office:value="0.00829445308449974" calcext:value-type="float">
            <text:p>0,0082944530845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[.$F$4]/[.A1935]" office:value-type="float" office:value="0.00829015544041451" calcext:value-type="float">
            <text:p>0,008290155440415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[.$F$4]/[.A1936]" office:value-type="float" office:value="0.00828586224754013" calcext:value-type="float">
            <text:p>0,00828586224754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[.$F$4]/[.A1937]" office:value-type="float" office:value="0.0082815734989648" calcext:value-type="float">
            <text:p>0,008281573498965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[.$F$4]/[.A1938]" office:value-type="float" office:value="0.008277289187791" calcext:value-type="float">
            <text:p>0,008277289187791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[.$F$4]/[.A1939]" office:value-type="float" office:value="0.00827300930713547" calcext:value-type="float">
            <text:p>0,008273009307135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[.$F$4]/[.A1940]" office:value-type="float" office:value="0.0082687338501292" calcext:value-type="float">
            <text:p>0,008268733850129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[.$F$4]/[.A1941]" office:value-type="float" office:value="0.00826446280991736" calcext:value-type="float">
            <text:p>0,008264462809917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[.$F$4]/[.A1942]" office:value-type="float" office:value="0.00826019617965927" calcext:value-type="float">
            <text:p>0,008260196179659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[.$F$4]/[.A1943]" office:value-type="float" office:value="0.00825593395252838" calcext:value-type="float">
            <text:p>0,008255933952528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[.$F$4]/[.A1944]" office:value-type="float" office:value="0.00825167612171222" calcext:value-type="float">
            <text:p>0,008251676121712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[.$F$4]/[.A1945]" office:value-type="float" office:value="0.00824742268041237" calcext:value-type="float">
            <text:p>0,008247422680412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[.$F$4]/[.A1946]" office:value-type="float" office:value="0.00824317362184441" calcext:value-type="float">
            <text:p>0,008243173621844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[.$F$4]/[.A1947]" office:value-type="float" office:value="0.0082389289392379" calcext:value-type="float">
            <text:p>0,008238928939238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[.$F$4]/[.A1948]" office:value-type="float" office:value="0.00823468862583634" calcext:value-type="float">
            <text:p>0,008234688625836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[.$F$4]/[.A1949]" office:value-type="float" office:value="0.00823045267489712" calcext:value-type="float">
            <text:p>0,008230452674897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[.$F$4]/[.A1950]" office:value-type="float" office:value="0.00822622107969152" calcext:value-type="float">
            <text:p>0,008226221079692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[.$F$4]/[.A1951]" office:value-type="float" office:value="0.00822199383350463" calcext:value-type="float">
            <text:p>0,008221993833505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[.$F$4]/[.A1952]" office:value-type="float" office:value="0.00821777092963534" calcext:value-type="float">
            <text:p>0,008217770929635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[.$F$4]/[.A1953]" office:value-type="float" office:value="0.00821355236139631" calcext:value-type="float">
            <text:p>0,008213552361396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[.$F$4]/[.A1954]" office:value-type="float" office:value="0.0082093381221139" calcext:value-type="float">
            <text:p>0,008209338122114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[.$F$4]/[.A1955]" office:value-type="float" office:value="0.0082051282051282" calcext:value-type="float">
            <text:p>0,008205128205128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[.$F$4]/[.A1956]" office:value-type="float" office:value="0.00820092260379293" calcext:value-type="float">
            <text:p>0,008200922603793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[.$F$4]/[.A1957]" office:value-type="float" office:value="0.00819672131147541" calcext:value-type="float">
            <text:p>0,008196721311475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[.$F$4]/[.A1958]" office:value-type="float" office:value="0.00819252432155658" calcext:value-type="float">
            <text:p>0,008192524321557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[.$F$4]/[.A1959]" office:value-type="float" office:value="0.00818833162743091" calcext:value-type="float">
            <text:p>0,008188331627431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[.$F$4]/[.A1960]" office:value-type="float" office:value="0.00818414322250639" calcext:value-type="float">
            <text:p>0,008184143222506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[.$F$4]/[.A1961]" office:value-type="float" office:value="0.0081799591002045" calcext:value-type="float">
            <text:p>0,008179959100205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[.$F$4]/[.A1962]" office:value-type="float" office:value="0.00817577925396014" calcext:value-type="float">
            <text:p>0,00817577925396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[.$F$4]/[.A1963]" office:value-type="float" office:value="0.00817160367722165" calcext:value-type="float">
            <text:p>0,008171603677222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[.$F$4]/[.A1964]" office:value-type="float" office:value="0.00816743236345074" calcext:value-type="float">
            <text:p>0,008167432363451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[.$F$4]/[.A1965]" office:value-type="float" office:value="0.00816326530612245" calcext:value-type="float">
            <text:p>0,008163265306122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[.$F$4]/[.A1966]" office:value-type="float" office:value="0.00815910249872514" calcext:value-type="float">
            <text:p>0,008159102498725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[.$F$4]/[.A1967]" office:value-type="float" office:value="0.00815494393476045" calcext:value-type="float">
            <text:p>0,00815494393476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[.$F$4]/[.A1968]" office:value-type="float" office:value="0.00815078960774325" calcext:value-type="float">
            <text:p>0,008150789607743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[.$F$4]/[.A1969]" office:value-type="float" office:value="0.00814663951120163" calcext:value-type="float">
            <text:p>0,008146639511202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[.$F$4]/[.A1970]" office:value-type="float" office:value="0.00814249363867685" calcext:value-type="float">
            <text:p>0,008142493638677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[.$F$4]/[.A1971]" office:value-type="float" office:value="0.0081383519837233" calcext:value-type="float">
            <text:p>0,008138351983723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[.$F$4]/[.A1972]" office:value-type="float" office:value="0.00813421453990849" calcext:value-type="float">
            <text:p>0,008134214539908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[.$F$4]/[.A1973]" office:value-type="float" office:value="0.00813008130081301" calcext:value-type="float">
            <text:p>0,008130081300813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[.$F$4]/[.A1974]" office:value-type="float" office:value="0.00812595226003047" calcext:value-type="float">
            <text:p>0,00812595226003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[.$F$4]/[.A1975]" office:value-type="float" office:value="0.00812182741116751" calcext:value-type="float">
            <text:p>0,008121827411168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[.$F$4]/[.A1976]" office:value-type="float" office:value="0.00811770674784373" calcext:value-type="float">
            <text:p>0,008117706747844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[.$F$4]/[.A1977]" office:value-type="float" office:value="0.00811359026369168" calcext:value-type="float">
            <text:p>0,008113590263692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[.$F$4]/[.A1978]" office:value-type="float" office:value="0.00810947795235682" calcext:value-type="float">
            <text:p>0,008109477952357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[.$F$4]/[.A1979]" office:value-type="float" office:value="0.00810536980749747" calcext:value-type="float">
            <text:p>0,008105369807497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[.$F$4]/[.A1980]" office:value-type="float" office:value="0.00810126582278481" calcext:value-type="float">
            <text:p>0,008101265822785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[.$F$4]/[.A1981]" office:value-type="float" office:value="0.00809716599190283" calcext:value-type="float">
            <text:p>0,008097165991903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[.$F$4]/[.A1982]" office:value-type="float" office:value="0.00809307030854831" calcext:value-type="float">
            <text:p>0,008093070308548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[.$F$4]/[.A1983]" office:value-type="float" office:value="0.00808897876643074" calcext:value-type="float">
            <text:p>0,008088978766431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[.$F$4]/[.A1984]" office:value-type="float" office:value="0.00808489135927236" calcext:value-type="float">
            <text:p>0,008084891359272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[.$F$4]/[.A1985]" office:value-type="float" office:value="0.00808080808080808" calcext:value-type="float">
            <text:p>0,008080808080808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[.$F$4]/[.A1986]" office:value-type="float" office:value="0.00807672892478546" calcext:value-type="float">
            <text:p>0,008076728924785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[.$F$4]/[.A1987]" office:value-type="float" office:value="0.00807265388496468" calcext:value-type="float">
            <text:p>0,008072653884965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[.$F$4]/[.A1988]" office:value-type="float" office:value="0.00806858295511851" calcext:value-type="float">
            <text:p>0,008068582955119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[.$F$4]/[.A1989]" office:value-type="float" office:value="0.00806451612903226" calcext:value-type="float">
            <text:p>0,008064516129032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[.$F$4]/[.A1990]" office:value-type="float" office:value="0.00806045340050378" calcext:value-type="float">
            <text:p>0,008060453400504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[.$F$4]/[.A1991]" office:value-type="float" office:value="0.0080563947633434" calcext:value-type="float">
            <text:p>0,008056394763343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[.$F$4]/[.A1992]" office:value-type="float" office:value="0.00805234021137393" calcext:value-type="float">
            <text:p>0,008052340211374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[.$F$4]/[.A1993]" office:value-type="float" office:value="0.00804828973843059" calcext:value-type="float">
            <text:p>0,008048289738431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[.$F$4]/[.A1994]" office:value-type="float" office:value="0.00804424333836099" calcext:value-type="float">
            <text:p>0,008044243338361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[.$F$4]/[.A1995]" office:value-type="float" office:value="0.00804020100502513" calcext:value-type="float">
            <text:p>0,008040201005025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[.$F$4]/[.A1996]" office:value-type="float" office:value="0.00803616273229533" calcext:value-type="float">
            <text:p>0,008036162732295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[.$F$4]/[.A1997]" office:value-type="float" office:value="0.00803212851405622" calcext:value-type="float">
            <text:p>0,008032128514056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[.$F$4]/[.A1998]" office:value-type="float" office:value="0.00802809834420472" calcext:value-type="float">
            <text:p>0,008028098344205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[.$F$4]/[.A1999]" office:value-type="float" office:value="0.00802407221664995" calcext:value-type="float">
            <text:p>0,00802407221665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[.$F$4]/[.A2000]" office:value-type="float" office:value="0.00802005012531328" calcext:value-type="float">
            <text:p>0,008020050125313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[.$F$4]/[.A2001]" office:value-type="float" office:value="0.00801603206412826" calcext:value-type="float">
            <text:p>0,008016032064128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[.$F$4]/[.A2002]" office:value-type="float" office:value="0.00801201802704056" calcext:value-type="float">
            <text:p>0,008012018027041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[.$F$4]/[.A2003]" office:value-type="float" office:value="0.00800800800800801" calcext:value-type="float">
            <text:p>0,008008008008008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[.$F$4]/[.A2004]" office:value-type="float" office:value="0.0080040020010005" calcext:value-type="float">
            <text:p>0,008004002001001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[.$F$4]/[.A2005]" office:value-type="float" office:value="0.008" calcext:value-type="float">
            <text:p>0,008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[.$F$4]/[.A2006]" office:value-type="float" office:value="0.0079960019990005" calcext:value-type="float">
            <text:p>0,007996001999001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[.$F$4]/[.A2007]" office:value-type="float" office:value="0.00799200799200799" calcext:value-type="float">
            <text:p>0,007992007992008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[.$F$4]/[.A2008]" office:value-type="float" office:value="0.00798801797304044" calcext:value-type="float">
            <text:p>0,00798801797304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[.$F$4]/[.A2009]" office:value-type="float" office:value="0.00798403193612774" calcext:value-type="float">
            <text:p>0,007984031936128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[.$F$4]/[.A2010]" office:value-type="float" office:value="0.00798004987531172" calcext:value-type="float">
            <text:p>0,007980049875312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[.$F$4]/[.A2011]" office:value-type="float" office:value="0.00797607178464606" calcext:value-type="float">
            <text:p>0,007976071784646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[.$F$4]/[.A2012]" office:value-type="float" office:value="0.00797209765819631" calcext:value-type="float">
            <text:p>0,007972097658196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[.$F$4]/[.A2013]" office:value-type="float" office:value="0.00796812749003984" calcext:value-type="float">
            <text:p>0,00796812749004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[.$F$4]/[.A2014]" office:value-type="float" office:value="0.0079641612742658" calcext:value-type="float">
            <text:p>0,007964161274266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[.$F$4]/[.A2015]" office:value-type="float" office:value="0.00796019900497512" calcext:value-type="float">
            <text:p>0,007960199004975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[.$F$4]/[.A2016]" office:value-type="float" office:value="0.00795624067628046" calcext:value-type="float">
            <text:p>0,00795624067628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[.$F$4]/[.A2017]" office:value-type="float" office:value="0.00795228628230616" calcext:value-type="float">
            <text:p>0,007952286282306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[.$F$4]/[.A2018]" office:value-type="float" office:value="0.00794833581718828" calcext:value-type="float">
            <text:p>0,007948335817188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[.$F$4]/[.A2019]" office:value-type="float" office:value="0.00794438927507448" calcext:value-type="float">
            <text:p>0,007944389275074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[.$F$4]/[.A2020]" office:value-type="float" office:value="0.00794044665012407" calcext:value-type="float">
            <text:p>0,007940446650124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[.$F$4]/[.A2021]" office:value-type="float" office:value="0.00793650793650794" calcext:value-type="float">
            <text:p>0,007936507936508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[.$F$4]/[.A2022]" office:value-type="float" office:value="0.00793257312840853" calcext:value-type="float">
            <text:p>0,007932573128409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[.$F$4]/[.A2023]" office:value-type="float" office:value="0.00792864222001982" calcext:value-type="float">
            <text:p>0,00792864222002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[.$F$4]/[.A2024]" office:value-type="float" office:value="0.0079247152055473" calcext:value-type="float">
            <text:p>0,007924715205547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[.$F$4]/[.A2025]" office:value-type="float" office:value="0.00792079207920792" calcext:value-type="float">
            <text:p>0,007920792079208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[.$F$4]/[.A2026]" office:value-type="float" office:value="0.00791687283523009" calcext:value-type="float">
            <text:p>0,00791687283523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[.$F$4]/[.A2027]" office:value-type="float" office:value="0.00791295746785361" calcext:value-type="float">
            <text:p>0,007912957467854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[.$F$4]/[.A2028]" office:value-type="float" office:value="0.00790904597132971" calcext:value-type="float">
            <text:p>0,00790904597133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[.$F$4]/[.A2029]" office:value-type="float" office:value="0.00790513833992095" calcext:value-type="float">
            <text:p>0,007905138339921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[.$F$4]/[.A2030]" office:value-type="float" office:value="0.00790123456790124" calcext:value-type="float">
            <text:p>0,007901234567901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[.$F$4]/[.A2031]" office:value-type="float" office:value="0.00789733464955577" calcext:value-type="float">
            <text:p>0,007897334649556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[.$F$4]/[.A2032]" office:value-type="float" office:value="0.00789343857918106" calcext:value-type="float">
            <text:p>0,007893438579181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[.$F$4]/[.A2033]" office:value-type="float" office:value="0.00788954635108481" calcext:value-type="float">
            <text:p>0,007889546351085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[.$F$4]/[.A2034]" office:value-type="float" office:value="0.007885657959586" calcext:value-type="float">
            <text:p>0,007885657959586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[.$F$4]/[.A2035]" office:value-type="float" office:value="0.00788177339901478" calcext:value-type="float">
            <text:p>0,007881773399015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[.$F$4]/[.A2036]" office:value-type="float" office:value="0.00787789266371246" calcext:value-type="float">
            <text:p>0,007877892663712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[.$F$4]/[.A2037]" office:value-type="float" office:value="0.0078740157480315" calcext:value-type="float">
            <text:p>0,007874015748032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[.$F$4]/[.A2038]" office:value-type="float" office:value="0.00787014264633547" calcext:value-type="float">
            <text:p>0,007870142646335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[.$F$4]/[.A2039]" office:value-type="float" office:value="0.00786627335299902" calcext:value-type="float">
            <text:p>0,007866273352999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[.$F$4]/[.A2040]" office:value-type="float" office:value="0.00786240786240786" calcext:value-type="float">
            <text:p>0,007862407862408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[.$F$4]/[.A2041]" office:value-type="float" office:value="0.00785854616895874" calcext:value-type="float">
            <text:p>0,007858546168959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[.$F$4]/[.A2042]" office:value-type="float" office:value="0.0078546882670594" calcext:value-type="float">
            <text:p>0,007854688267059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[.$F$4]/[.A2043]" office:value-type="float" office:value="0.00785083415112856" calcext:value-type="float">
            <text:p>0,007850834151129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[.$F$4]/[.A2044]" office:value-type="float" office:value="0.00784698381559588" calcext:value-type="float">
            <text:p>0,007846983815596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[.$F$4]/[.A2045]" office:value-type="float" office:value="0.00784313725490196" calcext:value-type="float">
            <text:p>0,007843137254902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[.$F$4]/[.A2046]" office:value-type="float" office:value="0.00783929446349829" calcext:value-type="float">
            <text:p>0,007839294463498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[.$F$4]/[.A2047]" office:value-type="float" office:value="0.00783545543584721" calcext:value-type="float">
            <text:p>0,007835455435847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[.$F$4]/[.A2048]" office:value-type="float" office:value="0.00783162016642193" calcext:value-type="float">
            <text:p>0,007831620166422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[.$F$4]/[.A2049]" office:value-type="float" office:value="0.00782778864970646" calcext:value-type="float">
            <text:p>0,007827788649706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[.$F$4]/[.A2050]" office:value-type="float" office:value="0.0078239608801956" calcext:value-type="float">
            <text:p>0,007823960880196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0:59:39.30381522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11:15:16.494568943</dc:date>
    <meta:generator>LibreOffice/6.0.2.1$Linux_X86_64 LibreOffice_project/00m0$Build-1</meta:generator>
    <meta:editing-duration>PT6M17S</meta:editing-duration>
    <meta:editing-cycles>2</meta:editing-cycles>
    <meta:document-statistic meta:table-count="3" meta:cell-count="8050" meta:object-count="0"/>
  </office:meta>
</office:document-meta>
</file>